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2" table:default-cell-style-name="ce1"/>
        <table:table-column table:style-name="co1" table:default-cell-style-name="Default"/>
        <table:table-row table:style-name="ro1">
          <table:table-cell table:style-name="ce2" office:value-type="string" calcext:value-type="string">
            <text:p>Player</text:p>
          </table:table-cell>
          <table:table-cell table:style-name="ce4"/>
          <table:table-cell table:style-name="ce2" office:value-type="string" calcext:value-type="string">
            <text:p>Apps</text:p>
          </table:table-cell>
          <table:table-cell table:style-name="ce2" office:value-type="string" calcext:value-type="string">
            <text:p>Mins</text:p>
          </table:table-cell>
          <table:table-cell table:style-name="ce2" office:value-type="string" calcext:value-type="string">
            <text:p>Assists</text:p>
          </table:table-cell>
          <table:table-cell table:style-name="ce2" office:value-type="string" calcext:value-type="string">
            <text:p>KeyP</text:p>
          </table:table-cell>
          <table:table-cell table:style-name="ce2" office:value-type="string" calcext:value-type="string">
            <text:p>AvgP</text:p>
          </table:table-cell>
          <table:table-cell table:style-name="ce2" office:value-type="string" calcext:value-type="string">
            <text:p>PS%</text:p>
          </table:table-cell>
          <table:table-cell table:style-name="ce2" office:value-type="string" calcext:value-type="string">
            <text:p>Crosses</text:p>
          </table:table-cell>
          <table:table-cell table:style-name="ce2" office:value-type="string" calcext:value-type="string">
            <text:p>LongB</text:p>
          </table:table-cell>
          <table:table-cell table:style-name="ce2" office:value-type="string" calcext:value-type="string">
            <text:p>ThrB</text:p>
          </table:table-cell>
          <table:table-cell table:style-name="ce2" office:value-type="string" calcext:value-type="string">
            <text:p>Rating</text:p>
          </table:table-cell>
          <table:table-cell office:value-type="string" calcext:value-type="string">
            <text:p>Jogador</text:p>
          </table:table-cell>
        </table:table-row>
        <table:table-row table:style-name="ro2">
          <table:table-cell office:value-type="string" calcext:value-type="string">
            <text:p><text:a xlink:href="https://1xbet.whoscored.com/Players/74447/Show/Marcos-Rocha" xlink:type="simple">1Marcos Rocha</text:a><text:a xlink:href="https://1xbet.whoscored.com/Teams/1234/Show/Brazil-Palmeiras" xlink:type="simple">Palmeiras, </text:a>33, D(R),M(R)</text:p>
          </table:table-cell>
          <table:table-cell office:value-type="string" calcext:value-type="string">
            <text:p><text:a xlink:href="https://1xbet.whoscored.com/Players/74447/Show/Marcos-Rocha" xlink:type="simple"> </text:a><text:a xlink:href="https://1xbet.whoscored.com/Teams/1234/Show/Brazil-Palmeiras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30" calcext:value-type="float">
            <text:p>6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7.4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38</text:p>
          </table:table-cell>
          <table:table-cell table:formula="of:=RIGHT([.A2];LEN([.A2])-1)" office:value-type="string" office:string-value="Marcos RochaPalmeiras, 33, D(R),M(R)" calcext:value-type="string">
            <text:p>Marcos RochaPalmeiras, 33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44651/Show/Romarinho" xlink:type="simple">2Romarinho</text:a><text:a xlink:href="https://1xbet.whoscored.com/Teams/2065/Show/Brazil-Fortaleza" xlink:type="simple">Fortaleza, </text:a>28, AM(CLR),FW</text:p>
          </table:table-cell>
          <table:table-cell office:value-type="string" calcext:value-type="string">
            <text:p><text:a xlink:href="https://1xbet.whoscored.com/Players/344651/Show/Romarinho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7.27</text:p>
          </table:table-cell>
          <table:table-cell table:formula="of:=RIGHT([.A3];LEN([.A3])-1)" office:value-type="string" office:string-value="RomarinhoFortaleza, 28, AM(CLR),FW" calcext:value-type="string">
            <text:p>RomarinhoFortaleza, 28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279539/Show/Steven-Mendoza" xlink:type="simple">3Steven Mendoza</text:a><text:a xlink:href="https://1xbet.whoscored.com/Teams/7334/Show/Brazil-Ceara" xlink:type="simple">Ceara, </text:a>30, AM(CLR)</text:p>
          </table:table-cell>
          <table:table-cell office:value-type="string" calcext:value-type="string">
            <text:p><text:a xlink:href="https://1xbet.whoscored.com/Players/279539/Show/Steven-Mendoza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79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25</text:p>
          </table:table-cell>
          <table:table-cell table:formula="of:=RIGHT([.A4];LEN([.A4])-1)" office:value-type="string" office:string-value="Steven MendozaCeara, 30, AM(CLR)" calcext:value-type="string">
            <text:p>Steven MendozaCeara, 30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39173/Show/Murilo" xlink:type="simple">4Murilo</text:a><text:a xlink:href="https://1xbet.whoscored.com/Teams/1234/Show/Brazil-Palmeiras" xlink:type="simple">Palmeiras, </text:a>25, D(C),DMC</text:p>
          </table:table-cell>
          <table:table-cell office:value-type="string" calcext:value-type="string">
            <text:p><text:a xlink:href="https://1xbet.whoscored.com/Players/339173/Show/Murilo" xlink:type="simple"> </text:a><text:a xlink:href="https://1xbet.whoscored.com/Teams/1234/Show/Brazil-Palmeira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50.8</text:p>
          </table:table-cell>
          <table:table-cell office:value-type="string" calcext:value-type="string">
            <text:p>9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25</text:p>
          </table:table-cell>
          <table:table-cell table:formula="of:=RIGHT([.A5];LEN([.A5])-1)" office:value-type="string" office:string-value="MuriloPalmeiras, 25, D(C),DMC" calcext:value-type="string">
            <text:p>MuriloPalmeiras, 25, D(C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64161/Show/Luan-Cândido" xlink:type="simple">5Luan Cândido</text:a><text:a xlink:href="https://1xbet.whoscored.com/Teams/5438/Show/Brazil-Red-Bull-Bragantino" xlink:type="simple">Red Bull Bragantino, </text:a>21, D(L)</text:p>
          </table:table-cell>
          <table:table-cell office:value-type="string" calcext:value-type="string">
            <text:p><text:a xlink:href="https://1xbet.whoscored.com/Players/364161/Show/Luan-Cândid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645" calcext:value-type="float">
            <text:p>6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6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23</text:p>
          </table:table-cell>
          <table:table-cell table:formula="of:=RIGHT([.A6];LEN([.A6])-1)" office:value-type="string" office:string-value="Luan CândidoRed Bull Bragantino, 21, D(L)" calcext:value-type="string">
            <text:p>Luan CândidoRed Bull Bragantino, 21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128627/Show/Giorgian-de-Arrascaeta" xlink:type="simple">6Giorgian de Arrascaeta</text:a><text:a xlink:href="https://1xbet.whoscored.com/Teams/1239/Show/Brazil-Flamengo" xlink:type="simple">Flamengo, </text:a>28, AM(CLR),FW</text:p>
          </table:table-cell>
          <table:table-cell office:value-type="string" calcext:value-type="string">
            <text:p><text:a xlink:href="https://1xbet.whoscored.com/Players/128627/Show/Giorgian-de-Arrascaeta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52" calcext:value-type="float">
            <text:p>5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77.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8</text:p>
          </table:table-cell>
          <table:table-cell table:formula="of:=RIGHT([.A7];LEN([.A7])-1)" office:value-type="string" office:string-value="Giorgian de ArrascaetaFlamengo, 28, AM(CLR),FW" calcext:value-type="string">
            <text:p>Giorgian de ArrascaetaFlamengo, 28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29463/Show/Willian" xlink:type="simple">7Willian</text:a><text:a xlink:href="https://1xbet.whoscored.com/Teams/1237/Show/Brazil-Corinthians" xlink:type="simple">Corinthians, </text:a>34, AM(CLR)</text:p>
          </table:table-cell>
          <table:table-cell office:value-type="string" calcext:value-type="string">
            <text:p><text:a xlink:href="https://1xbet.whoscored.com/Players/29463/Show/Willia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370" calcext:value-type="float">
            <text:p>3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8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7.17</text:p>
          </table:table-cell>
          <table:table-cell table:formula="of:=RIGHT([.A8];LEN([.A8])-1)" office:value-type="string" office:string-value="WillianCorinthians, 34, AM(CLR)" calcext:value-type="string">
            <text:p>WillianCorinthians, 34, AM(CLR)</text:p>
          </table:table-cell>
        </table:table-row>
        <table:table-row table:style-name="ro3">
          <table:table-cell office:value-type="string" calcext:value-type="string">
            <text:p><text:a xlink:href="https://1xbet.whoscored.com/Players/398132/Show/Pedro-Raúl" xlink:type="simple">8Pedro Raúl</text:a><text:a xlink:href="https://1xbet.whoscored.com/Teams/1218/Show/Brazil-Goias" xlink:type="simple">Goias, </text:a>25, FW</text:p>
          </table:table-cell>
          <table:table-cell office:value-type="string" calcext:value-type="string">
            <text:p><text:a xlink:href="https://1xbet.whoscored.com/Players/398132/Show/Pedro-Raúl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6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3</text:p>
          </table:table-cell>
          <table:table-cell table:formula="of:=RIGHT([.A9];LEN([.A9])-1)" office:value-type="string" office:string-value="Pedro RaúlGoias, 25, FW" calcext:value-type="string">
            <text:p>Pedro RaúlGoias, 25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149738/Show/Gustavo-Scarpa" xlink:type="simple">9Gustavo Scarpa</text:a><text:a xlink:href="https://1xbet.whoscored.com/Teams/1234/Show/Brazil-Palmeiras" xlink:type="simple">Palmeiras, </text:a>28, D(L),M(CLR)</text:p>
          </table:table-cell>
          <table:table-cell office:value-type="string" calcext:value-type="string">
            <text:p><text:a xlink:href="https://1xbet.whoscored.com/Players/149738/Show/Gustavo-Scarpa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721" calcext:value-type="float">
            <text:p>7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82.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13</text:p>
          </table:table-cell>
          <table:table-cell table:formula="of:=RIGHT([.A10];LEN([.A10])-1)" office:value-type="string" office:string-value="Gustavo ScarpaPalmeiras, 28, D(L),M(CLR)" calcext:value-type="string">
            <text:p>Gustavo ScarpaPalmeiras, 28, D(L),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125957/Show/Víctor-Cuesta" xlink:type="simple">10Víctor Cuesta</text:a><text:a xlink:href="https://1xbet.whoscored.com/Teams/1227/Show/Brazil-Botafogo-RJ" xlink:type="simple">Botafogo RJ, </text:a>33, D(C)</text:p>
          </table:table-cell>
          <table:table-cell office:value-type="string" calcext:value-type="string">
            <text:p><text:a xlink:href="https://1xbet.whoscored.com/Players/125957/Show/Víctor-Cuesta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52.9</text:p>
          </table:table-cell>
          <table:table-cell office:value-type="string" calcext:value-type="string">
            <text:p>85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2</text:p>
          </table:table-cell>
          <table:table-cell table:formula="of:=RIGHT([.A11];LEN([.A11])-2)" office:value-type="string" office:string-value="Víctor CuestaBotafogo RJ, 33, D(C)" calcext:value-type="string">
            <text:p>Víctor CuestaBotafogo RJ, 33, D(C)</text:p>
          </table:table-cell>
        </table:table-row>
        <table:table-row table:style-name="ro1">
          <table:table-cell table:style-name="Default" table:number-columns-repeated="12"/>
          <table:table-cell table:formula="of:=RIGHT([.A12];LEN([.A12])-2)" office:value-type="string" office:string-value="" calcext:value-type="error">
            <text:p>Erro:502</text:p>
          </table:table-cell>
        </table:table-row>
        <table:table-row table:style-name="ro1">
          <table:table-cell table:style-name="Default" table:number-columns-repeated="12"/>
          <table:table-cell table:formula="of:=RIGHT([.A13];LEN([.A13])-2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103383/Show/Gustavo-Gómez" xlink:type="simple">11Gustavo Gómez</text:a><text:a xlink:href="https://1xbet.whoscored.com/Teams/1234/Show/Brazil-Palmeiras" xlink:type="simple">Palmeiras, </text:a>29, D(C)</text:p>
          </table:table-cell>
          <table:table-cell office:value-type="string" calcext:value-type="string">
            <text:p><text:a xlink:href="https://1xbet.whoscored.com/Players/103383/Show/Gustavo-Gómez" xlink:type="simple"> </text:a><text:a xlink:href="https://1xbet.whoscored.com/Teams/1234/Show/Brazil-Palmeiras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47.9</text:p>
          </table:table-cell>
          <table:table-cell office:value-type="string" calcext:value-type="string">
            <text:p>82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10</text:p>
          </table:table-cell>
          <table:table-cell table:formula="of:=RIGHT([.A14];LEN([.A14])-2)" office:value-type="string" office:string-value="Gustavo GómezPalmeiras, 29, D(C)" calcext:value-type="string">
            <text:p>Gustavo GómezPalmeiras, 29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49561/Show/Pedro-Henrique" xlink:type="simple">12Pedro Henrique</text:a><text:a xlink:href="https://1xbet.whoscored.com/Teams/1243/Show/Brazil-Athletico-Paranaense" xlink:type="simple">Athletico Paranaense, </text:a>26, D(C)</text:p>
          </table:table-cell>
          <table:table-cell office:value-type="string" calcext:value-type="string">
            <text:p><text:a xlink:href="https://1xbet.whoscored.com/Players/149561/Show/Pedro-Henrique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36.9</text:p>
          </table:table-cell>
          <table:table-cell office:value-type="string" calcext:value-type="string">
            <text:p>78.3</text:p>
          </table:table-cell>
          <table:table-cell office:value-type="string" calcext:value-type="string">
            <text:p>0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5</text:p>
          </table:table-cell>
          <table:table-cell table:formula="of:=RIGHT([.A15];LEN([.A15])-2)" office:value-type="string" office:string-value="Pedro HenriqueAthletico Paranaense, 26, D(C)" calcext:value-type="string">
            <text:p>Pedro HenriqueAthletico Paranaense, 26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80443/Show/Eduardo-Bauermann" xlink:type="simple">13Eduardo Bauermann</text:a><text:a xlink:href="https://1xbet.whoscored.com/Teams/1241/Show/Brazil-Santos-FC" xlink:type="simple">Santos FC, </text:a>26, D(C)</text:p>
          </table:table-cell>
          <table:table-cell office:value-type="string" calcext:value-type="string">
            <text:p><text:a xlink:href="https://1xbet.whoscored.com/Players/280443/Show/Eduardo-Bauermann" xlink:type="simple"> </text:a><text:a xlink:href="https://1xbet.whoscored.com/Teams/1241/Show/Brazil-Santos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9.7</text:p>
          </table:table-cell>
          <table:table-cell office:value-type="string" calcext:value-type="string">
            <text:p>82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5</text:p>
          </table:table-cell>
          <table:table-cell table:formula="of:=RIGHT([.A16];LEN([.A16])-2)" office:value-type="string" office:string-value="Eduardo BauermannSantos FC, 26, D(C)" calcext:value-type="string">
            <text:p>Eduardo BauermannSantos FC, 26, D(C)</text:p>
          </table:table-cell>
        </table:table-row>
        <table:table-row table:style-name="ro3">
          <table:table-cell office:value-type="string" calcext:value-type="string">
            <text:p><text:a xlink:href="https://1xbet.whoscored.com/Players/309573/Show/Tadeu" xlink:type="simple">14Tadeu</text:a><text:a xlink:href="https://1xbet.whoscored.com/Teams/1218/Show/Brazil-Goias" xlink:type="simple">Goias, </text:a>30, GK</text:p>
          </table:table-cell>
          <table:table-cell office:value-type="string" calcext:value-type="string">
            <text:p><text:a xlink:href="https://1xbet.whoscored.com/Players/309573/Show/Tadeu" xlink:type="simple"> </text:a><text:a xlink:href="https://1xbet.whoscored.com/Teams/1218/Show/Brazil-Goias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63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4</text:p>
          </table:table-cell>
          <table:table-cell table:formula="of:=RIGHT([.A17];LEN([.A17])-2)" office:value-type="string" office:string-value="TadeuGoias, 30, GK" calcext:value-type="string">
            <text:p>TadeuGoias, 30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40237/Show/Ganso" xlink:type="simple">15Ganso</text:a><text:a xlink:href="https://1xbet.whoscored.com/Teams/1232/Show/Brazil-Fluminense" xlink:type="simple">Fluminense, </text:a>32, AM(C)</text:p>
          </table:table-cell>
          <table:table-cell office:value-type="string" calcext:value-type="string">
            <text:p><text:a xlink:href="https://1xbet.whoscored.com/Players/40237/Show/Ganso" xlink:type="simple"> </text:a><text:a xlink:href="https://1xbet.whoscored.com/Teams/1232/Show/Brazil-Flumin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782" calcext:value-type="float">
            <text:p>7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89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7.04</text:p>
          </table:table-cell>
          <table:table-cell table:formula="of:=RIGHT([.A18];LEN([.A18])-2)" office:value-type="string" office:string-value="GansoFluminense, 32, AM(C)" calcext:value-type="string">
            <text:p>GansoFluminense, 32, A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37896/Show/Éder-Ferreira" xlink:type="simple">16Éder Ferreira</text:a><text:a xlink:href="https://1xbet.whoscored.com/Teams/1228/Show/Brazil-America-MG" xlink:type="simple">America MG, </text:a>27, D(C)</text:p>
          </table:table-cell>
          <table:table-cell office:value-type="string" calcext:value-type="string">
            <text:p><text:a xlink:href="https://1xbet.whoscored.com/Players/337896/Show/Éder-Ferreira" xlink:type="simple"> </text:a><text:a xlink:href="https://1xbet.whoscored.com/Teams/1228/Show/Brazil-America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4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7.03</text:p>
          </table:table-cell>
          <table:table-cell table:formula="of:=RIGHT([.A19];LEN([.A19])-2)" office:value-type="string" office:string-value="Éder FerreiraAmerica MG, 27, D(C)" calcext:value-type="string">
            <text:p>Éder FerreiraAmerica MG, 27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62/Show/Diego" xlink:type="simple">17Diego</text:a><text:a xlink:href="https://1xbet.whoscored.com/Teams/1218/Show/Brazil-Goias" xlink:type="simple">Goias, </text:a>26, D(R),M(R)</text:p>
          </table:table-cell>
          <table:table-cell office:value-type="string" calcext:value-type="string">
            <text:p><text:a xlink:href="https://1xbet.whoscored.com/Players/436562/Show/Diego" xlink:type="simple"> </text:a><text:a xlink:href="https://1xbet.whoscored.com/Teams/1218/Show/Brazil-Goia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86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2</text:p>
          </table:table-cell>
          <table:table-cell table:formula="of:=RIGHT([.A20];LEN([.A20])-2)" office:value-type="string" office:string-value="DiegoGoias, 26, D(R),M(R)" calcext:value-type="string">
            <text:p>DiegoGoias, 26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81541/Show/Victor-Sá" xlink:type="simple">18Victor Sá</text:a><text:a xlink:href="https://1xbet.whoscored.com/Teams/1227/Show/Brazil-Botafogo-RJ" xlink:type="simple">Botafogo RJ, </text:a>28, AM(CLR)</text:p>
          </table:table-cell>
          <table:table-cell office:value-type="string" calcext:value-type="string">
            <text:p><text:a xlink:href="https://1xbet.whoscored.com/Players/381541/Show/Victor-Sá" xlink:type="simple"> </text:a><text:a xlink:href="https://1xbet.whoscored.com/Teams/1227/Show/Brazil-Botafogo-RJ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2</text:p>
          </table:table-cell>
          <table:table-cell office:value-type="float" office:value="29" calcext:value-type="float">
            <text:p>2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7.01</text:p>
          </table:table-cell>
          <table:table-cell table:formula="of:=RIGHT([.A21];LEN([.A21])-2)" office:value-type="string" office:string-value="Victor SáBotafogo RJ, 28, AM(CLR)" calcext:value-type="string">
            <text:p>Victor SáBotafogo RJ, 28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32151/Show/Matías-Zaracho" xlink:type="simple">19Matías Zaracho</text:a><text:a xlink:href="https://1xbet.whoscored.com/Teams/1235/Show/Brazil-Atletico-MG" xlink:type="simple">Atletico MG, </text:a>24, M(CR)</text:p>
          </table:table-cell>
          <table:table-cell office:value-type="string" calcext:value-type="string">
            <text:p><text:a xlink:href="https://1xbet.whoscored.com/Players/332151/Show/Matías-Zaracho" xlink:type="simple"> </text:a><text:a xlink:href="https://1xbet.whoscored.com/Teams/1235/Show/Brazil-Atletico-MG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45.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7.01</text:p>
          </table:table-cell>
          <table:table-cell table:formula="of:=RIGHT([.A22];LEN([.A22])-2)" office:value-type="string" office:string-value="Matías ZarachoAtletico MG, 24, M(CR)" calcext:value-type="string">
            <text:p>Matías ZarachoAtletico MG, 24, 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102023/Show/Weverton" xlink:type="simple">20Weverton</text:a><text:a xlink:href="https://1xbet.whoscored.com/Teams/1234/Show/Brazil-Palmeiras" xlink:type="simple">Palmeiras, </text:a>34, GK</text:p>
          </table:table-cell>
          <table:table-cell office:value-type="string" calcext:value-type="string">
            <text:p><text:a xlink:href="https://1xbet.whoscored.com/Players/102023/Show/Weverton" xlink:type="simple"> </text:a><text:a xlink:href="https://1xbet.whoscored.com/Teams/1234/Show/Brazil-Palmeir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8.4</text:p>
          </table:table-cell>
          <table:table-cell office:value-type="string" calcext:value-type="string">
            <text:p>7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0</text:p>
          </table:table-cell>
          <table:table-cell table:formula="of:=RIGHT([.A23];LEN([.A23])-2)" office:value-type="string" office:string-value="WevertonPalmeiras, 34, GK" calcext:value-type="string">
            <text:p>WevertonPalmeiras, 34, GK</text:p>
          </table:table-cell>
        </table:table-row>
        <table:table-row table:style-name="ro1">
          <table:table-cell table:style-name="Default" table:number-columns-repeated="12"/>
          <table:table-cell table:formula="of:=RIGHT([.A24];LEN([.A24])-2)" office:value-type="string" office:string-value="" calcext:value-type="error">
            <text:p>Erro:502</text:p>
          </table:table-cell>
        </table:table-row>
        <table:table-row table:style-name="ro1">
          <table:table-cell table:style-name="Default" table:number-columns-repeated="12"/>
          <table:table-cell table:formula="of:=RIGHT([.A25];LEN([.A25])-2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114105/Show/Renê" xlink:type="simple">21Renê</text:a><text:a xlink:href="https://1xbet.whoscored.com/Teams/1219/Show/Brazil-Internacional" xlink:type="simple">Internacional, </text:a>29, D(L)</text:p>
          </table:table-cell>
          <table:table-cell office:value-type="string" calcext:value-type="string">
            <text:p><text:a xlink:href="https://1xbet.whoscored.com/Players/114105/Show/Renê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48.4</text:p>
          </table:table-cell>
          <table:table-cell office:value-type="string" calcext:value-type="string">
            <text:p>8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0</text:p>
          </table:table-cell>
          <table:table-cell table:formula="of:=RIGHT([.A26];LEN([.A26])-2)" office:value-type="string" office:string-value="RenêInternacional, 29, D(L)" calcext:value-type="string">
            <text:p>RenêInternacional, 29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53/Show/Igor-Paixão" xlink:type="simple">22Igor Paixão</text:a><text:a xlink:href="https://1xbet.whoscored.com/Teams/1236/Show/Brazil-Coritiba" xlink:type="simple">Coritiba, </text:a>22, AM(L)</text:p>
          </table:table-cell>
          <table:table-cell office:value-type="string" calcext:value-type="string">
            <text:p><text:a xlink:href="https://1xbet.whoscored.com/Players/436553/Show/Igor-Paixã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80.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0</text:p>
          </table:table-cell>
          <table:table-cell table:formula="of:=RIGHT([.A27];LEN([.A27])-2)" office:value-type="string" office:string-value="Igor PaixãoCoritiba, 22, AM(L)" calcext:value-type="string">
            <text:p>Igor PaixãoCoritiba, 22, A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122266/Show/Roberto-Fernández" xlink:type="simple">23Roberto Fernández</text:a><text:a xlink:href="https://1xbet.whoscored.com/Teams/1227/Show/Brazil-Botafogo-RJ" xlink:type="simple">Botafogo RJ, </text:a>34, GK</text:p>
          </table:table-cell>
          <table:table-cell office:value-type="string" calcext:value-type="string">
            <text:p><text:a xlink:href="https://1xbet.whoscored.com/Players/122266/Show/Roberto-Fernández" xlink:type="simple"> </text:a><text:a xlink:href="https://1xbet.whoscored.com/Teams/1227/Show/Brazil-Botafogo-RJ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6.7</text:p>
          </table:table-cell>
          <table:table-cell office:value-type="string" calcext:value-type="string">
            <text:p>65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00</text:p>
          </table:table-cell>
          <table:table-cell table:formula="of:=RIGHT([.A28];LEN([.A28])-2)" office:value-type="string" office:string-value="Roberto FernándezBotafogo RJ, 34, GK" calcext:value-type="string">
            <text:p>Roberto FernándezBotafogo RJ, 34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146665/Show/Jorginho" xlink:type="simple">24Jorginho</text:a><text:a xlink:href="https://1xbet.whoscored.com/Teams/6368/Show/Brazil-Atletico-GO" xlink:type="simple">Atletico GO, </text:a>31, AM(CL)</text:p>
          </table:table-cell>
          <table:table-cell office:value-type="string" calcext:value-type="string">
            <text:p><text:a xlink:href="https://1xbet.whoscored.com/Players/146665/Show/Jorginho" xlink:type="simple"> </text:a><text:a xlink:href="https://1xbet.whoscored.com/Teams/6368/Show/Brazil-Atletico-G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38.7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0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99</text:p>
          </table:table-cell>
          <table:table-cell table:formula="of:=RIGHT([.A29];LEN([.A29])-2)" office:value-type="string" office:string-value="JorginhoAtletico GO, 31, AM(CL)" calcext:value-type="string">
            <text:p>JorginhoAtletico GO, 31, A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23/Show/Nino" xlink:type="simple">25Nino</text:a><text:a xlink:href="https://1xbet.whoscored.com/Teams/1232/Show/Brazil-Fluminense" xlink:type="simple">Fluminense, </text:a>25, D(C)</text:p>
          </table:table-cell>
          <table:table-cell office:value-type="string" calcext:value-type="string">
            <text:p><text:a xlink:href="https://1xbet.whoscored.com/Players/373523/Show/Nino" xlink:type="simple"> </text:a><text:a xlink:href="https://1xbet.whoscored.com/Teams/1232/Show/Brazil-Fluminense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56.2</text:p>
          </table:table-cell>
          <table:table-cell office:value-type="string" calcext:value-type="string">
            <text:p>89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8</text:p>
          </table:table-cell>
          <table:table-cell table:formula="of:=RIGHT([.A30];LEN([.A30])-2)" office:value-type="string" office:string-value="NinoFluminense, 25, D(C)" calcext:value-type="string">
            <text:p>NinoFluminense, 25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18302/Show/Artur" xlink:type="simple">26Artur</text:a><text:a xlink:href="https://1xbet.whoscored.com/Teams/5438/Show/Brazil-Red-Bull-Bragantino" xlink:type="simple">Red Bull Bragantino, </text:a>24, AM(LR)</text:p>
          </table:table-cell>
          <table:table-cell office:value-type="string" calcext:value-type="string">
            <text:p><text:a xlink:href="https://1xbet.whoscored.com/Players/318302/Show/Artur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726" calcext:value-type="float">
            <text:p>7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7</text:p>
          </table:table-cell>
          <table:table-cell table:formula="of:=RIGHT([.A31];LEN([.A31])-2)" office:value-type="string" office:string-value="ArturRed Bull Bragantino, 24, AM(LR)" calcext:value-type="string">
            <text:p>ArturRed Bull Bragantino, 24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24039/Show/Jhon-Arias" xlink:type="simple">27Jhon Arias</text:a><text:a xlink:href="https://1xbet.whoscored.com/Teams/1232/Show/Brazil-Fluminense" xlink:type="simple">Fluminense, </text:a>24, AM(CL)</text:p>
          </table:table-cell>
          <table:table-cell office:value-type="string" calcext:value-type="string">
            <text:p><text:a xlink:href="https://1xbet.whoscored.com/Players/424039/Show/Jhon-Arias" xlink:type="simple"> </text:a><text:a xlink:href="https://1xbet.whoscored.com/Teams/1232/Show/Brazil-Flumin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89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7</text:p>
          </table:table-cell>
          <table:table-cell table:formula="of:=RIGHT([.A32];LEN([.A32])-2)" office:value-type="string" office:string-value="Jhon AriasFluminense, 24, AM(CL)" calcext:value-type="string">
            <text:p>Jhon AriasFluminense, 24, A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17476/Show/Zé-Rafael" xlink:type="simple">28Zé Rafael</text:a><text:a xlink:href="https://1xbet.whoscored.com/Teams/1234/Show/Brazil-Palmeiras" xlink:type="simple">Palmeiras, </text:a>29, M(CLR)</text:p>
          </table:table-cell>
          <table:table-cell office:value-type="string" calcext:value-type="string">
            <text:p><text:a xlink:href="https://1xbet.whoscored.com/Players/17476/Show/Zé-Rafael" xlink:type="simple"> </text:a><text:a xlink:href="https://1xbet.whoscored.com/Teams/1234/Show/Brazil-Palmeiras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39.4</text:p>
          </table:table-cell>
          <table:table-cell office:value-type="string" calcext:value-type="string">
            <text:p>87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7</text:p>
          </table:table-cell>
          <table:table-cell table:formula="of:=RIGHT([.A33];LEN([.A33])-2)" office:value-type="string" office:string-value="Zé RafaelPalmeiras, 29, M(CLR)" calcext:value-type="string">
            <text:p>Zé RafaelPalmeiras, 29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37900/Show/Juninho-Capixaba" xlink:type="simple">29Juninho Capixaba</text:a><text:a xlink:href="https://1xbet.whoscored.com/Teams/2065/Show/Brazil-Fortaleza" xlink:type="simple">Fortaleza, </text:a>25, D(L),M(L)</text:p>
          </table:table-cell>
          <table:table-cell office:value-type="string" calcext:value-type="string">
            <text:p><text:a xlink:href="https://1xbet.whoscored.com/Players/337900/Show/Juninho-Capixaba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10(1)</text:p>
          </table:table-cell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73.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7</text:p>
          </table:table-cell>
          <table:table-cell table:formula="of:=RIGHT([.A34];LEN([.A34])-2)" office:value-type="string" office:string-value="Juninho CapixabaFortaleza, 25, D(L),M(L)" calcext:value-type="string">
            <text:p>Juninho CapixabaFortaleza, 25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130462/Show/Walter" xlink:type="simple">30Walter</text:a><text:a xlink:href="https://1xbet.whoscored.com/Teams/8938/Show/Brazil-Cuiaba" xlink:type="simple">Cuiaba, </text:a>34, GK</text:p>
          </table:table-cell>
          <table:table-cell office:value-type="string" calcext:value-type="string">
            <text:p><text:a xlink:href="https://1xbet.whoscored.com/Players/130462/Show/Walter" xlink:type="simple"> </text:a><text:a xlink:href="https://1xbet.whoscored.com/Teams/8938/Show/Brazil-Cuia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4.9</text:p>
          </table:table-cell>
          <table:table-cell office:value-type="string" calcext:value-type="string">
            <text:p>67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6</text:p>
          </table:table-cell>
          <table:table-cell table:formula="of:=RIGHT([.A35];LEN([.A35])-2)" office:value-type="string" office:string-value="WalterCuiaba, 34, GK" calcext:value-type="string">
            <text:p>WalterCuiaba, 34, GK</text:p>
          </table:table-cell>
        </table:table-row>
        <table:table-row table:style-name="ro1">
          <table:table-cell table:style-name="Default" table:number-columns-repeated="12"/>
          <table:table-cell table:formula="of:=RIGHT([.A36];LEN([.A36])-2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75752/Show/Dudu" xlink:type="simple">31Dudu</text:a><text:a xlink:href="https://1xbet.whoscored.com/Teams/1234/Show/Brazil-Palmeiras" xlink:type="simple">Palmeiras, </text:a>30, AM(CLR),FW</text:p>
          </table:table-cell>
          <table:table-cell office:value-type="string" calcext:value-type="string">
            <text:p><text:a xlink:href="https://1xbet.whoscored.com/Players/75752/Show/Dudu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10(1)</text:p>
          </table:table-cell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81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6</text:p>
          </table:table-cell>
          <table:table-cell table:formula="of:=RIGHT([.A37];LEN([.A37])-2)" office:value-type="string" office:string-value="DuduPalmeiras, 30, AM(CLR),FW" calcext:value-type="string">
            <text:p>DuduPalmeiras, 30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7157/Show/Vitor-Roque" xlink:type="simple">32Vitor Roque</text:a><text:a xlink:href="https://1xbet.whoscored.com/Teams/1243/Show/Brazil-Athletico-Paranaense" xlink:type="simple">Athletico Paranaense, </text:a>17, FW</text:p>
          </table:table-cell>
          <table:table-cell office:value-type="string" calcext:value-type="string">
            <text:p><text:a xlink:href="https://1xbet.whoscored.com/Players/437157/Show/Vitor-Roque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63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5</text:p>
          </table:table-cell>
          <table:table-cell table:formula="of:=RIGHT([.A38];LEN([.A38])-2)" office:value-type="string" office:string-value="Vitor RoqueAthletico Paranaense, 17, FW" calcext:value-type="string">
            <text:p>Vitor RoqueAthletico Paranaense, 17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337888/Show/Marllon" xlink:type="simple">33Marllon</text:a><text:a xlink:href="https://1xbet.whoscored.com/Teams/8938/Show/Brazil-Cuiaba" xlink:type="simple">Cuiaba, </text:a>30, D(C)</text:p>
          </table:table-cell>
          <table:table-cell office:value-type="string" calcext:value-type="string">
            <text:p><text:a xlink:href="https://1xbet.whoscored.com/Players/337888/Show/Marllon" xlink:type="simple"> </text:a><text:a xlink:href="https://1xbet.whoscored.com/Teams/8938/Show/Brazil-Cuiaba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85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5</text:p>
          </table:table-cell>
          <table:table-cell table:formula="of:=RIGHT([.A39];LEN([.A39])-2)" office:value-type="string" office:string-value="MarllonCuiaba, 30, D(C)" calcext:value-type="string">
            <text:p>MarllonCuiaba, 30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766/Show/Vitão" xlink:type="simple">34Vitão</text:a><text:a xlink:href="https://1xbet.whoscored.com/Teams/1219/Show/Brazil-Internacional" xlink:type="simple">Internacional, </text:a>22, D(C)</text:p>
          </table:table-cell>
          <table:table-cell office:value-type="string" calcext:value-type="string">
            <text:p><text:a xlink:href="https://1xbet.whoscored.com/Players/397766/Show/Vitão" xlink:type="simple"> </text:a><text:a xlink:href="https://1xbet.whoscored.com/Teams/1219/Show/Brazil-Internacional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4</text:p>
          </table:table-cell>
          <table:table-cell table:formula="of:=RIGHT([.A40];LEN([.A40])-2)" office:value-type="string" office:string-value="VitãoInternacional, 22, D(C)" calcext:value-type="string">
            <text:p>VitãoInternacional, 22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96379/Show/Carlos-de-Pena" xlink:type="simple">35Carlos de Pena</text:a><text:a xlink:href="https://1xbet.whoscored.com/Teams/1219/Show/Brazil-Internacional" xlink:type="simple">Internacional, </text:a>30, AM(CL)</text:p>
          </table:table-cell>
          <table:table-cell office:value-type="string" calcext:value-type="string">
            <text:p><text:a xlink:href="https://1xbet.whoscored.com/Players/296379/Show/Carlos-de-Pena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6(3)</text:p>
          </table:table-cell>
          <table:table-cell office:value-type="float" office:value="620" calcext:value-type="float">
            <text:p>6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36.6</text:p>
          </table:table-cell>
          <table:table-cell office:value-type="string" calcext:value-type="string">
            <text:p>7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3</text:p>
          </table:table-cell>
          <table:table-cell table:formula="of:=RIGHT([.A41];LEN([.A41])-2)" office:value-type="string" office:string-value="Carlos de PenaInternacional, 30, AM(CL)" calcext:value-type="string">
            <text:p>Carlos de PenaInternacional, 30, A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319407/Show/Messias" xlink:type="simple">36Messias</text:a><text:a xlink:href="https://1xbet.whoscored.com/Teams/7334/Show/Brazil-Ceara" xlink:type="simple">Ceara, </text:a>27, D(C)</text:p>
          </table:table-cell>
          <table:table-cell office:value-type="string" calcext:value-type="string">
            <text:p><text:a xlink:href="https://1xbet.whoscored.com/Players/319407/Show/Messias" xlink:type="simple"> </text:a><text:a xlink:href="https://1xbet.whoscored.com/Teams/7334/Show/Brazil-Cear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6.7</text:p>
          </table:table-cell>
          <table:table-cell office:value-type="string" calcext:value-type="string">
            <text:p>78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3</text:p>
          </table:table-cell>
          <table:table-cell table:formula="of:=RIGHT([.A42];LEN([.A42])-2)" office:value-type="string" office:string-value="MessiasCeara, 27, D(C)" calcext:value-type="string">
            <text:p>MessiasCeara, 27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26506/Show/Robson" xlink:type="simple">37Robson</text:a><text:a xlink:href="https://1xbet.whoscored.com/Teams/2065/Show/Brazil-Fortaleza" xlink:type="simple">Fortaleza, </text:a>31, AM(LR),FW</text:p>
          </table:table-cell>
          <table:table-cell office:value-type="string" calcext:value-type="string">
            <text:p><text:a xlink:href="https://1xbet.whoscored.com/Players/326506/Show/Robson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5(3)</text:p>
          </table:table-cell>
          <table:table-cell office:value-type="float" office:value="456" calcext:value-type="float">
            <text:p>4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64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2</text:p>
          </table:table-cell>
          <table:table-cell table:formula="of:=RIGHT([.A43];LEN([.A43])-2)" office:value-type="string" office:string-value="RobsonFortaleza, 31, AM(LR),FW" calcext:value-type="string">
            <text:p>RobsonFortaleza, 31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24/Show/Erison" xlink:type="simple">38Erison</text:a><text:a xlink:href="https://1xbet.whoscored.com/Teams/1227/Show/Brazil-Botafogo-RJ" xlink:type="simple">Botafogo RJ, </text:a>23, FW</text:p>
          </table:table-cell>
          <table:table-cell office:value-type="string" calcext:value-type="string">
            <text:p><text:a xlink:href="https://1xbet.whoscored.com/Players/436624/Show/Erison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7.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92</text:p>
          </table:table-cell>
          <table:table-cell table:formula="of:=RIGHT([.A44];LEN([.A44])-2)" office:value-type="string" office:string-value="ErisonBotafogo RJ, 23, FW" calcext:value-type="string">
            <text:p>ErisonBotafogo RJ, 23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397585/Show/André" xlink:type="simple">39André</text:a><text:a xlink:href="https://1xbet.whoscored.com/Teams/1232/Show/Brazil-Fluminense" xlink:type="simple">Fluminense, </text:a>21, DMC</text:p>
          </table:table-cell>
          <table:table-cell office:value-type="string" calcext:value-type="string">
            <text:p><text:a xlink:href="https://1xbet.whoscored.com/Players/397585/Show/André" xlink:type="simple"> </text:a><text:a xlink:href="https://1xbet.whoscored.com/Teams/1232/Show/Brazil-Fluminens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9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91</text:p>
          </table:table-cell>
          <table:table-cell table:formula="of:=RIGHT([.A45];LEN([.A45])-2)" office:value-type="string" office:string-value="AndréFluminense, 21, DMC" calcext:value-type="string">
            <text:p>AndréFluminense, 21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3931/Show/Maicon" xlink:type="simple">40Maicon</text:a><text:a xlink:href="https://1xbet.whoscored.com/Teams/1241/Show/Brazil-Santos-FC" xlink:type="simple">Santos FC, </text:a>33, D(C)</text:p>
          </table:table-cell>
          <table:table-cell office:value-type="string" calcext:value-type="string">
            <text:p><text:a xlink:href="https://1xbet.whoscored.com/Players/43931/Show/Maicon" xlink:type="simple"> </text:a><text:a xlink:href="https://1xbet.whoscored.com/Teams/1241/Show/Brazil-Santos-FC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86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1</text:p>
          </table:table-cell>
          <table:table-cell table:formula="of:=RIGHT([.A46];LEN([.A46])-2)" office:value-type="string" office:string-value="MaiconSantos FC, 33, D(C)" calcext:value-type="string">
            <text:p>MaiconSantos FC, 33, D(C)</text:p>
          </table:table-cell>
        </table:table-row>
        <table:table-row table:style-name="ro1">
          <table:table-cell table:style-name="Default" table:number-columns-repeated="12"/>
          <table:table-cell table:formula="of:=RIGHT([.A47];LEN([.A47])-2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358143/Show/Felipe-Jonatan" xlink:type="simple">41Felipe Jonatan</text:a><text:a xlink:href="https://1xbet.whoscored.com/Teams/1241/Show/Brazil-Santos-FC" xlink:type="simple">Santos FC, </text:a>24, D(L),M(CL)</text:p>
          </table:table-cell>
          <table:table-cell office:value-type="string" calcext:value-type="string">
            <text:p><text:a xlink:href="https://1xbet.whoscored.com/Players/358143/Show/Felipe-Jonatan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.6</text:p>
          </table:table-cell>
          <table:table-cell office:value-type="string" calcext:value-type="string">
            <text:p>83.7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90</text:p>
          </table:table-cell>
          <table:table-cell table:formula="of:=RIGHT([.A48];LEN([.A48])-2)" office:value-type="string" office:string-value="Felipe JonatanSantos FC, 24, D(L),M(CL)" calcext:value-type="string">
            <text:p>Felipe JonatanSantos FC, 24, D(L),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355714/Show/Alerrandro" xlink:type="simple">42Alerrandro</text:a><text:a xlink:href="https://1xbet.whoscored.com/Teams/5438/Show/Brazil-Red-Bull-Bragantino" xlink:type="simple">Red Bull Bragantino, </text:a>22, FW</text:p>
          </table:table-cell>
          <table:table-cell office:value-type="string" calcext:value-type="string">
            <text:p><text:a xlink:href="https://1xbet.whoscored.com/Players/355714/Show/Alerrandr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3.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90</text:p>
          </table:table-cell>
          <table:table-cell table:formula="of:=RIGHT([.A49];LEN([.A49])-2)" office:value-type="string" office:string-value="AlerrandroRed Bull Bragantino, 22, FW" calcext:value-type="string">
            <text:p>AlerrandroRed Bull Bragantino, 22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121009/Show/Luciano" xlink:type="simple">43Luciano</text:a><text:a xlink:href="https://1xbet.whoscored.com/Teams/1224/Show/Brazil-Sao-Paulo" xlink:type="simple">Sao Paulo, </text:a>29, AM(CR),FW</text:p>
          </table:table-cell>
          <table:table-cell office:value-type="string" calcext:value-type="string">
            <text:p><text:a xlink:href="https://1xbet.whoscored.com/Players/121009/Show/Luciano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2.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9</text:p>
          </table:table-cell>
          <table:table-cell table:formula="of:=RIGHT([.A50];LEN([.A50])-2)" office:value-type="string" office:string-value="LucianoSao Paulo, 29, AM(CR),FW" calcext:value-type="string">
            <text:p>LucianoSao Paulo, 29, AM(C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114201/Show/Vina" xlink:type="simple">44Vina</text:a><text:a xlink:href="https://1xbet.whoscored.com/Teams/7334/Show/Brazil-Ceara" xlink:type="simple">Ceara, </text:a>31, M(CR),FW</text:p>
          </table:table-cell>
          <table:table-cell office:value-type="string" calcext:value-type="string">
            <text:p><text:a xlink:href="https://1xbet.whoscored.com/Players/114201/Show/Vina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733" calcext:value-type="float">
            <text:p>7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37.6</text:p>
          </table:table-cell>
          <table:table-cell office:value-type="string" calcext:value-type="string">
            <text:p>83.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89</text:p>
          </table:table-cell>
          <table:table-cell table:formula="of:=RIGHT([.A51];LEN([.A51])-2)" office:value-type="string" office:string-value="VinaCeara, 31, M(CR),FW" calcext:value-type="string">
            <text:p>VinaCeara, 31, M(C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18866/Show/Marcelo-Benevenuto" xlink:type="simple">45Marcelo Benevenuto</text:a><text:a xlink:href="https://1xbet.whoscored.com/Teams/2065/Show/Brazil-Fortaleza" xlink:type="simple">Fortaleza, </text:a>26, D(C)</text:p>
          </table:table-cell>
          <table:table-cell office:value-type="string" calcext:value-type="string">
            <text:p><text:a xlink:href="https://1xbet.whoscored.com/Players/318866/Show/Marcelo-Benevenuto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10(1)</text:p>
          </table:table-cell>
          <table:table-cell office:value-type="float" office:value="906" calcext:value-type="float">
            <text:p>9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84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89</text:p>
          </table:table-cell>
          <table:table-cell table:formula="of:=RIGHT([.A52];LEN([.A52])-2)" office:value-type="string" office:string-value="Marcelo BenevenutoFortaleza, 26, D(C)" calcext:value-type="string">
            <text:p>Marcelo BenevenutoFortaleza, 26, D(C)</text:p>
          </table:table-cell>
        </table:table-row>
        <table:table-row table:style-name="ro4">
          <table:table-cell office:value-type="string" calcext:value-type="string">
            <text:p><text:a xlink:href="https://1xbet.whoscored.com/Players/102256/Show/Edenílson" xlink:type="simple">46Edenílson</text:a><text:a xlink:href="https://1xbet.whoscored.com/Teams/1219/Show/Brazil-Internacional" xlink:type="simple">Internacional, </text:a>32, D(R),M(CLR)</text:p>
          </table:table-cell>
          <table:table-cell office:value-type="string" calcext:value-type="string">
            <text:p><text:a xlink:href="https://1xbet.whoscored.com/Players/102256/Show/Edenílson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38.5</text:p>
          </table:table-cell>
          <table:table-cell office:value-type="string" calcext:value-type="string">
            <text:p>88.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8</text:p>
          </table:table-cell>
          <table:table-cell table:formula="of:=RIGHT([.A53];LEN([.A53])-2)" office:value-type="string" office:string-value="EdenílsonInternacional, 32, D(R),M(CLR)" calcext:value-type="string">
            <text:p>EdenílsonInternacional, 32, D(R),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75550/Show/Manoel" xlink:type="simple">47Manoel</text:a><text:a xlink:href="https://1xbet.whoscored.com/Teams/1232/Show/Brazil-Fluminense" xlink:type="simple">Fluminense, </text:a>32, D(C)</text:p>
          </table:table-cell>
          <table:table-cell office:value-type="string" calcext:value-type="string">
            <text:p><text:a xlink:href="https://1xbet.whoscored.com/Players/75550/Show/Manoel" xlink:type="simple"> </text:a><text:a xlink:href="https://1xbet.whoscored.com/Teams/1232/Show/Brazil-Fluminense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55.9</text:p>
          </table:table-cell>
          <table:table-cell office:value-type="string" calcext:value-type="string">
            <text:p>89.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7</text:p>
          </table:table-cell>
          <table:table-cell table:formula="of:=RIGHT([.A54];LEN([.A54])-2)" office:value-type="string" office:string-value="ManoelFluminense, 32, D(C)" calcext:value-type="string">
            <text:p>ManoelFluminense, 32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587/Show/Luiz-Henrique" xlink:type="simple">48Luiz Henrique</text:a><text:a xlink:href="https://1xbet.whoscored.com/Teams/1232/Show/Brazil-Fluminense" xlink:type="simple">Fluminense, </text:a>21, AM(LR)</text:p>
          </table:table-cell>
          <table:table-cell office:value-type="string" calcext:value-type="string">
            <text:p><text:a xlink:href="https://1xbet.whoscored.com/Players/397587/Show/Luiz-Henrique" xlink:type="simple"> </text:a><text:a xlink:href="https://1xbet.whoscored.com/Teams/1232/Show/Brazil-Fluminense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3.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6</text:p>
          </table:table-cell>
          <table:table-cell table:formula="of:=RIGHT([.A55];LEN([.A55])-2)" office:value-type="string" office:string-value="Luiz HenriqueFluminense, 21, AM(LR)" calcext:value-type="string">
            <text:p>Luiz HenriqueFluminense, 21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04491/Show/Ângelo" xlink:type="simple">49Ângelo</text:a><text:a xlink:href="https://1xbet.whoscored.com/Teams/1241/Show/Brazil-Santos-FC" xlink:type="simple">Santos FC, </text:a>17, AM(R)</text:p>
          </table:table-cell>
          <table:table-cell office:value-type="string" calcext:value-type="string">
            <text:p><text:a xlink:href="https://1xbet.whoscored.com/Players/404491/Show/Ângelo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1(6)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86</text:p>
          </table:table-cell>
          <table:table-cell table:formula="of:=RIGHT([.A56];LEN([.A56])-2)" office:value-type="string" office:string-value="ÂngeloSantos FC, 17, AM(R)" calcext:value-type="string">
            <text:p>ÂngeloSantos FC, 17, A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110695/Show/Willian-Arão" xlink:type="simple">50Willian Arão</text:a><text:a xlink:href="https://1xbet.whoscored.com/Teams/1239/Show/Brazil-Flamengo" xlink:type="simple">Flamengo, </text:a>30, D(C),M(C)</text:p>
          </table:table-cell>
          <table:table-cell office:value-type="string" calcext:value-type="string">
            <text:p><text:a xlink:href="https://1xbet.whoscored.com/Players/110695/Show/Willian-Arã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47.6</text:p>
          </table:table-cell>
          <table:table-cell office:value-type="string" calcext:value-type="string">
            <text:p>89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6</text:p>
          </table:table-cell>
          <table:table-cell table:formula="of:=RIGHT([.A57];LEN([.A57])-2)" office:value-type="string" office:string-value="Willian ArãoFlamengo, 30, D(C),M(C)" calcext:value-type="string">
            <text:p>Willian ArãoFlamengo, 30, D(C),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30555/Show/Ronaldo" xlink:type="simple">51Ronaldo</text:a><text:a xlink:href="https://1xbet.whoscored.com/Teams/6368/Show/Brazil-Atletico-GO" xlink:type="simple">Atletico GO, </text:a>25, GK</text:p>
          </table:table-cell>
          <table:table-cell office:value-type="string" calcext:value-type="string">
            <text:p><text:a xlink:href="https://1xbet.whoscored.com/Players/330555/Show/Ronaldo" xlink:type="simple"> </text:a><text:a xlink:href="https://1xbet.whoscored.com/Teams/6368/Show/Brazil-Atletico-G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68.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5</text:p>
          </table:table-cell>
          <table:table-cell table:formula="of:=RIGHT([.A58];LEN([.A58])-2)" office:value-type="string" office:string-value="RonaldoAtletico GO, 25, GK" calcext:value-type="string">
            <text:p>RonaldoAtletico GO, 25, GK</text:p>
          </table:table-cell>
        </table:table-row>
        <table:table-row table:style-name="ro4">
          <table:table-cell office:value-type="string" calcext:value-type="string">
            <text:p><text:a xlink:href="https://1xbet.whoscored.com/Players/25716/Show/Renato-Augusto" xlink:type="simple">52Renato Augusto</text:a><text:a xlink:href="https://1xbet.whoscored.com/Teams/1237/Show/Brazil-Corinthians" xlink:type="simple">Corinthians, </text:a>34, M(CLR),FW</text:p>
          </table:table-cell>
          <table:table-cell office:value-type="string" calcext:value-type="string">
            <text:p><text:a xlink:href="https://1xbet.whoscored.com/Players/25716/Show/Renato-Augusto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90.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85</text:p>
          </table:table-cell>
          <table:table-cell table:formula="of:=RIGHT([.A59];LEN([.A59])-2)" office:value-type="string" office:string-value="Renato AugustoCorinthians, 34, M(CLR),FW" calcext:value-type="string">
            <text:p>Renato AugustoCorinthians, 34, M(CL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317791/Show/João-Ricardo" xlink:type="simple">53João Ricardo</text:a><text:a xlink:href="https://1xbet.whoscored.com/Teams/7334/Show/Brazil-Ceara" xlink:type="simple">Ceara, </text:a>33, GK</text:p>
          </table:table-cell>
          <table:table-cell office:value-type="string" calcext:value-type="string">
            <text:p><text:a xlink:href="https://1xbet.whoscored.com/Players/317791/Show/João-Ricardo" xlink:type="simple"> </text:a><text:a xlink:href="https://1xbet.whoscored.com/Teams/7334/Show/Brazil-Ceara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6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4</text:p>
          </table:table-cell>
          <table:table-cell table:formula="of:=RIGHT([.A60];LEN([.A60])-2)" office:value-type="string" office:string-value="João RicardoCeara, 33, GK" calcext:value-type="string">
            <text:p>João RicardoCeara, 33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02/Show/Jhojan-Julio" xlink:type="simple">54Jhojan Julio</text:a><text:a xlink:href="https://1xbet.whoscored.com/Teams/1241/Show/Brazil-Santos-FC" xlink:type="simple">Santos FC, </text:a>24, AM(L)</text:p>
          </table:table-cell>
          <table:table-cell office:value-type="string" calcext:value-type="string">
            <text:p><text:a xlink:href="https://1xbet.whoscored.com/Players/436502/Show/Jhojan-Julio" xlink:type="simple"> </text:a><text:a xlink:href="https://1xbet.whoscored.com/Teams/1241/Show/Brazil-Santos-FC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63" calcext:value-type="float">
            <text:p>3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83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4</text:p>
          </table:table-cell>
          <table:table-cell table:formula="of:=RIGHT([.A61];LEN([.A61])-2)" office:value-type="string" office:string-value="Jhojan JulioSantos FC, 24, AM(L)" calcext:value-type="string">
            <text:p>Jhojan JulioSantos FC, 24, A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27490/Show/Fábio" xlink:type="simple">55Fábio</text:a><text:a xlink:href="https://1xbet.whoscored.com/Teams/1232/Show/Brazil-Fluminense" xlink:type="simple">Fluminense, </text:a>41, GK</text:p>
          </table:table-cell>
          <table:table-cell office:value-type="string" calcext:value-type="string">
            <text:p><text:a xlink:href="https://1xbet.whoscored.com/Players/27490/Show/Fábio" xlink:type="simple"> </text:a><text:a xlink:href="https://1xbet.whoscored.com/Teams/1232/Show/Brazil-Flumin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75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3</text:p>
          </table:table-cell>
          <table:table-cell table:formula="of:=RIGHT([.A62];LEN([.A62])-2)" office:value-type="string" office:string-value="FábioFluminense, 41, GK" calcext:value-type="string">
            <text:p>FábioFluminense, 41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39/Show/Moisés" xlink:type="simple">56Moisés</text:a><text:a xlink:href="https://1xbet.whoscored.com/Teams/2065/Show/Brazil-Fortaleza" xlink:type="simple">Fortaleza, </text:a>25, AM(L),FW</text:p>
          </table:table-cell>
          <table:table-cell office:value-type="string" calcext:value-type="string">
            <text:p><text:a xlink:href="https://1xbet.whoscored.com/Players/436639/Show/Moisés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9(2)</text:p>
          </table:table-cell>
          <table:table-cell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73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3</text:p>
          </table:table-cell>
          <table:table-cell table:formula="of:=RIGHT([.A63];LEN([.A63])-2)" office:value-type="string" office:string-value="MoisésFortaleza, 25, AM(L),FW" calcext:value-type="string">
            <text:p>MoisésFortaleza, 25, AM(L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22504/Show/Miranda" xlink:type="simple">57Miranda</text:a><text:a xlink:href="https://1xbet.whoscored.com/Teams/1224/Show/Brazil-Sao-Paulo" xlink:type="simple">Sao Paulo, </text:a>37, D(C)</text:p>
          </table:table-cell>
          <table:table-cell office:value-type="string" calcext:value-type="string">
            <text:p><text:a xlink:href="https://1xbet.whoscored.com/Players/22504/Show/Miranda" xlink:type="simple"> </text:a><text:a xlink:href="https://1xbet.whoscored.com/Teams/1224/Show/Brazil-Sao-Paulo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86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3</text:p>
          </table:table-cell>
          <table:table-cell table:formula="of:=RIGHT([.A64];LEN([.A64])-2)" office:value-type="string" office:string-value="MirandaSao Paulo, 37, D(C)" calcext:value-type="string">
            <text:p>MirandaSao Paulo, 37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41822/Show/Guilherme-Arana" xlink:type="simple">58Guilherme Arana</text:a><text:a xlink:href="https://1xbet.whoscored.com/Teams/1235/Show/Brazil-Atletico-MG" xlink:type="simple">Atletico MG, </text:a>25, D(L),M(L)</text:p>
          </table:table-cell>
          <table:table-cell office:value-type="string" calcext:value-type="string">
            <text:p><text:a xlink:href="https://1xbet.whoscored.com/Players/241822/Show/Guilherme-Arana" xlink:type="simple"> </text:a><text:a xlink:href="https://1xbet.whoscored.com/Teams/1235/Show/Brazil-Atletico-MG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94" calcext:value-type="float">
            <text:p>7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89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3</text:p>
          </table:table-cell>
          <table:table-cell table:formula="of:=RIGHT([.A65];LEN([.A65])-2)" office:value-type="string" office:string-value="Guilherme AranaAtletico MG, 25, D(L),M(L)" calcext:value-type="string">
            <text:p>Guilherme AranaAtletico MG, 25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86566/Show/Vinícius-Silva" xlink:type="simple">59Vinícius Silva</text:a><text:a xlink:href="https://1xbet.whoscored.com/Teams/1218/Show/Brazil-Goias" xlink:type="simple">Goias, </text:a>29, AM(LR),FW</text:p>
          </table:table-cell>
          <table:table-cell office:value-type="string" calcext:value-type="string">
            <text:p><text:a xlink:href="https://1xbet.whoscored.com/Players/86566/Show/Vinícius-Silva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71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2</text:p>
          </table:table-cell>
          <table:table-cell table:formula="of:=RIGHT([.A66];LEN([.A66])-2)" office:value-type="string" office:string-value="Vinícius SilvaGoias, 29, AM(LR),FW" calcext:value-type="string">
            <text:p>Vinícius SilvaGoias, 29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119540/Show/Luan-Garcia" xlink:type="simple">60Luan Garcia</text:a><text:a xlink:href="https://1xbet.whoscored.com/Teams/1234/Show/Brazil-Palmeiras" xlink:type="simple">Palmeiras, </text:a>29, D(C)</text:p>
          </table:table-cell>
          <table:table-cell office:value-type="string" calcext:value-type="string">
            <text:p><text:a xlink:href="https://1xbet.whoscored.com/Players/119540/Show/Luan-Garcia" xlink:type="simple"> </text:a><text:a xlink:href="https://1xbet.whoscored.com/Teams/1234/Show/Brazil-Palmeiras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48.8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2</text:p>
          </table:table-cell>
          <table:table-cell table:formula="of:=RIGHT([.A67];LEN([.A67])-2)" office:value-type="string" office:string-value="Luan GarciaPalmeiras, 29, D(C)" calcext:value-type="string">
            <text:p>Luan GarciaPalmeiras, 29, D(C)</text:p>
          </table:table-cell>
        </table:table-row>
        <table:table-row table:style-name="ro1">
          <table:table-cell table:style-name="Default" table:number-columns-repeated="12"/>
          <table:table-cell table:formula="of:=RIGHT([.A68];LEN([.A68])-2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400652/Show/Gustavo-Mantuan" xlink:type="simple">61Gustavo Mantuan</text:a><text:a xlink:href="https://1xbet.whoscored.com/Teams/1237/Show/Brazil-Corinthians" xlink:type="simple">Corinthians, </text:a>21, M(R)</text:p>
          </table:table-cell>
          <table:table-cell office:value-type="string" calcext:value-type="string">
            <text:p><text:a xlink:href="https://1xbet.whoscored.com/Players/400652/Show/Gustavo-Mantua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79.6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82</text:p>
          </table:table-cell>
          <table:table-cell table:formula="of:=RIGHT([.A69];LEN([.A69])-2)" office:value-type="string" office:string-value="Gustavo MantuanCorinthians, 21, M(R)" calcext:value-type="string">
            <text:p>Gustavo MantuanCorinthians, 21, 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16789/Show/Joaquim" xlink:type="simple">62Joaquim</text:a><text:a xlink:href="https://1xbet.whoscored.com/Teams/8938/Show/Brazil-Cuiaba" xlink:type="simple">Cuiaba, </text:a>23, D(C)</text:p>
          </table:table-cell>
          <table:table-cell office:value-type="string" calcext:value-type="string">
            <text:p><text:a xlink:href="https://1xbet.whoscored.com/Players/416789/Show/Joaquim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63" calcext:value-type="float">
            <text:p>36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8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2</text:p>
          </table:table-cell>
          <table:table-cell table:formula="of:=RIGHT([.A70];LEN([.A70])-2)" office:value-type="string" office:string-value="JoaquimCuiaba, 23, D(C)" calcext:value-type="string">
            <text:p>JoaquimCuiaba, 23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23520/Show/Nicolás-Hernández" xlink:type="simple">63Nicolás Hernández</text:a><text:a xlink:href="https://1xbet.whoscored.com/Teams/1243/Show/Brazil-Athletico-Paranaense" xlink:type="simple">Athletico Paranaense, </text:a>24, D(C)</text:p>
          </table:table-cell>
          <table:table-cell office:value-type="string" calcext:value-type="string">
            <text:p><text:a xlink:href="https://1xbet.whoscored.com/Players/423520/Show/Nicolás-Hernández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80.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2</text:p>
          </table:table-cell>
          <table:table-cell table:formula="of:=RIGHT([.A71];LEN([.A71])-2)" office:value-type="string" office:string-value="Nicolás HernándezAthletico Paranaense, 24, D(C)" calcext:value-type="string">
            <text:p>Nicolás HernándezAthletico Paranaense, 24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19079/Show/Fabrício-Daniel" xlink:type="simple">64Fabrício Daniel</text:a><text:a xlink:href="https://1xbet.whoscored.com/Teams/1236/Show/Brazil-Coritiba" xlink:type="simple">Coritiba, </text:a>25, AM(CR),FW</text:p>
          </table:table-cell>
          <table:table-cell office:value-type="string" calcext:value-type="string">
            <text:p><text:a xlink:href="https://1xbet.whoscored.com/Players/419079/Show/Fabrício-Daniel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70.1</text:p>
          </table:table-cell>
          <table:table-cell table:number-columns-repeated="3" office:value-type="string" calcext:value-type="string">
            <text:p>0.2</text:p>
          </table:table-cell>
          <table:table-cell office:value-type="string" calcext:value-type="string">
            <text:p>6.81</text:p>
          </table:table-cell>
          <table:table-cell table:formula="of:=RIGHT([.A72];LEN([.A72])-2)" office:value-type="string" office:string-value="Fabrício DanielCoritiba, 25, AM(CR),FW" calcext:value-type="string">
            <text:p>Fabrício DanielCoritiba, 25, AM(CR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397520/Show/Cléber" xlink:type="simple">65Cléber</text:a><text:a xlink:href="https://1xbet.whoscored.com/Teams/7334/Show/Brazil-Ceara" xlink:type="simple">Ceara, </text:a>25, FW</text:p>
          </table:table-cell>
          <table:table-cell office:value-type="string" calcext:value-type="string">
            <text:p><text:a xlink:href="https://1xbet.whoscored.com/Players/397520/Show/Cléber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5(4)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2.9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81</text:p>
          </table:table-cell>
          <table:table-cell table:formula="of:=RIGHT([.A73];LEN([.A73])-2)" office:value-type="string" office:string-value="CléberCeara, 25, FW" calcext:value-type="string">
            <text:p>CléberCeara, 25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337247/Show/Kanu" xlink:type="simple">66Kanu</text:a><text:a xlink:href="https://1xbet.whoscored.com/Teams/1227/Show/Brazil-Botafogo-RJ" xlink:type="simple">Botafogo RJ, </text:a>25, D(C)</text:p>
          </table:table-cell>
          <table:table-cell office:value-type="string" calcext:value-type="string">
            <text:p><text:a xlink:href="https://1xbet.whoscored.com/Players/337247/Show/Kanu" xlink:type="simple"> </text:a><text:a xlink:href="https://1xbet.whoscored.com/Teams/1227/Show/Brazil-Botafogo-RJ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48.4</text:p>
          </table:table-cell>
          <table:table-cell office:value-type="string" calcext:value-type="string">
            <text:p>86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80</text:p>
          </table:table-cell>
          <table:table-cell table:formula="of:=RIGHT([.A74];LEN([.A74])-2)" office:value-type="string" office:string-value="KanuBotafogo RJ, 25, D(C)" calcext:value-type="string">
            <text:p>KanuBotafogo RJ, 25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55684/Show/Léo-Ortiz" xlink:type="simple">67Léo Ortiz</text:a><text:a xlink:href="https://1xbet.whoscored.com/Teams/5438/Show/Brazil-Red-Bull-Bragantino" xlink:type="simple">Red Bull Bragantino, </text:a>26, D(C)</text:p>
          </table:table-cell>
          <table:table-cell office:value-type="string" calcext:value-type="string">
            <text:p><text:a xlink:href="https://1xbet.whoscored.com/Players/355684/Show/Léo-Ortiz" xlink:type="simple"> </text:a><text:a xlink:href="https://1xbet.whoscored.com/Teams/5438/Show/Brazil-Red-Bull-Bragantin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0.2</text:p>
          </table:table-cell>
          <table:table-cell office:value-type="string" calcext:value-type="string">
            <text:p>88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9</text:p>
          </table:table-cell>
          <table:table-cell table:formula="of:=RIGHT([.A75];LEN([.A75])-2)" office:value-type="string" office:string-value="Léo OrtizRed Bull Bragantino, 26, D(C)" calcext:value-type="string">
            <text:p>Léo OrtizRed Bull Bragantino, 26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0771/Show/Mariano" xlink:type="simple">68Mariano</text:a><text:a xlink:href="https://1xbet.whoscored.com/Teams/1235/Show/Brazil-Atletico-MG" xlink:type="simple">Atletico MG, </text:a>36, D(R),M(R)</text:p>
          </table:table-cell>
          <table:table-cell office:value-type="string" calcext:value-type="string">
            <text:p><text:a xlink:href="https://1xbet.whoscored.com/Players/40771/Show/Mariano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38.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9</text:p>
          </table:table-cell>
          <table:table-cell table:formula="of:=RIGHT([.A76];LEN([.A76])-2)" office:value-type="string" office:string-value="MarianoAtletico MG, 36, D(R),M(R)" calcext:value-type="string">
            <text:p>MarianoAtletico MG, 36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45702/Show/Richard-Cândido" xlink:type="simple">69Richard Cândido</text:a><text:a xlink:href="https://1xbet.whoscored.com/Teams/7334/Show/Brazil-Ceara" xlink:type="simple">Ceara, </text:a>28, DMC</text:p>
          </table:table-cell>
          <table:table-cell office:value-type="string" calcext:value-type="string">
            <text:p><text:a xlink:href="https://1xbet.whoscored.com/Players/345702/Show/Richard-Cândido" xlink:type="simple"> </text:a><text:a xlink:href="https://1xbet.whoscored.com/Teams/7334/Show/Brazil-Cear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98" calcext:value-type="float">
            <text:p>6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7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8</text:p>
          </table:table-cell>
          <table:table-cell table:formula="of:=RIGHT([.A77];LEN([.A77])-2)" office:value-type="string" office:string-value="Richard CândidoCeara, 28, DMC" calcext:value-type="string">
            <text:p>Richard CândidoCeara, 28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74768/Show/Gil" xlink:type="simple">70Gil</text:a><text:a xlink:href="https://1xbet.whoscored.com/Teams/1237/Show/Brazil-Corinthians" xlink:type="simple">Corinthians, </text:a>35, D(C)</text:p>
          </table:table-cell>
          <table:table-cell office:value-type="string" calcext:value-type="string">
            <text:p><text:a xlink:href="https://1xbet.whoscored.com/Players/74768/Show/Gil" xlink:type="simple"> </text:a><text:a xlink:href="https://1xbet.whoscored.com/Teams/1237/Show/Brazil-Corinthian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52.7</text:p>
          </table:table-cell>
          <table:table-cell office:value-type="string" calcext:value-type="string">
            <text:p>84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8</text:p>
          </table:table-cell>
          <table:table-cell table:formula="of:=RIGHT([.A78];LEN([.A78])-2)" office:value-type="string" office:string-value="GilCorinthians, 35, D(C)" calcext:value-type="string">
            <text:p>GilCorinthians, 35, D(C)</text:p>
          </table:table-cell>
        </table:table-row>
        <table:table-row table:style-name="ro1">
          <table:table-cell table:style-name="Default" table:number-columns-repeated="12"/>
          <table:table-cell table:formula="of:=RIGHT([.A79];LEN([.A79])-2)" office:value-type="string" office:string-value="" calcext:value-type="error">
            <text:p>Erro:502</text:p>
          </table:table-cell>
        </table:table-row>
        <table:table-row table:style-name="ro1">
          <table:table-cell table:style-name="Default" table:number-columns-repeated="12"/>
          <table:table-cell table:formula="of:=RIGHT([.A80];LEN([.A80])-2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422035/Show/Joaquín-Piquerez" xlink:type="simple">71Joaquín Piquerez</text:a><text:a xlink:href="https://1xbet.whoscored.com/Teams/1234/Show/Brazil-Palmeiras" xlink:type="simple">Palmeiras, </text:a>23, D(L)</text:p>
          </table:table-cell>
          <table:table-cell office:value-type="string" calcext:value-type="string">
            <text:p><text:a xlink:href="https://1xbet.whoscored.com/Players/422035/Show/Joaquín-Piquerez" xlink:type="simple"> </text:a><text:a xlink:href="https://1xbet.whoscored.com/Teams/1234/Show/Brazil-Palmeira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39.3</text:p>
          </table:table-cell>
          <table:table-cell office:value-type="string" calcext:value-type="string">
            <text:p>77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7</text:p>
          </table:table-cell>
          <table:table-cell table:formula="of:=RIGHT([.A81];LEN([.A81])-2)" office:value-type="string" office:string-value="Joaquín PiquerezPalmeiras, 23, D(L)" calcext:value-type="string">
            <text:p>Joaquín PiquerezPalmeiras, 23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234393/Show/Aderlan" xlink:type="simple">72Aderlan</text:a><text:a xlink:href="https://1xbet.whoscored.com/Teams/5438/Show/Brazil-Red-Bull-Bragantino" xlink:type="simple">Red Bull Bragantino, </text:a>31, D(R),M(R)</text:p>
          </table:table-cell>
          <table:table-cell office:value-type="string" calcext:value-type="string">
            <text:p><text:a xlink:href="https://1xbet.whoscored.com/Players/234393/Show/Aderlan" xlink:type="simple"> </text:a><text:a xlink:href="https://1xbet.whoscored.com/Teams/5438/Show/Brazil-Red-Bull-Bragantin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79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7</text:p>
          </table:table-cell>
          <table:table-cell table:formula="of:=RIGHT([.A82];LEN([.A82])-2)" office:value-type="string" office:string-value="AderlanRed Bull Bragantino, 31, D(R),M(R)" calcext:value-type="string">
            <text:p>AderlanRed Bull Bragantino, 31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146672/Show/Zé-Welison" xlink:type="simple">73Zé Welison</text:a><text:a xlink:href="https://1xbet.whoscored.com/Teams/2065/Show/Brazil-Fortaleza" xlink:type="simple">Fortaleza, </text:a>27, D(R),DMC</text:p>
          </table:table-cell>
          <table:table-cell office:value-type="string" calcext:value-type="string">
            <text:p><text:a xlink:href="https://1xbet.whoscored.com/Players/146672/Show/Zé-Welison" xlink:type="simple"> </text:a><text:a xlink:href="https://1xbet.whoscored.com/Teams/2065/Show/Brazil-Fortalez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46.6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6</text:p>
          </table:table-cell>
          <table:table-cell table:formula="of:=RIGHT([.A83];LEN([.A83])-2)" office:value-type="string" office:string-value="Zé WelisonFortaleza, 27, D(R),DMC" calcext:value-type="string">
            <text:p>Zé WelisonFortaleza, 27, D(R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74903/Show/Khellven" xlink:type="simple">74Khellven</text:a><text:a xlink:href="https://1xbet.whoscored.com/Teams/1243/Show/Brazil-Athletico-Paranaense" xlink:type="simple">Athletico Paranaense, </text:a>21, D(R)</text:p>
          </table:table-cell>
          <table:table-cell office:value-type="string" calcext:value-type="string">
            <text:p><text:a xlink:href="https://1xbet.whoscored.com/Players/374903/Show/Khellven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68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6</text:p>
          </table:table-cell>
          <table:table-cell table:formula="of:=RIGHT([.A84];LEN([.A84])-2)" office:value-type="string" office:string-value="KhellvenAthletico Paranaense, 21, D(R)" calcext:value-type="string">
            <text:p>KhellvenAthletico Paranaense, 21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762/Show/César" xlink:type="simple">75César</text:a><text:a xlink:href="https://1xbet.whoscored.com/Teams/1220/Show/Brazil-Juventude" xlink:type="simple">Juventude, </text:a>27, GK</text:p>
          </table:table-cell>
          <table:table-cell office:value-type="string" calcext:value-type="string">
            <text:p><text:a xlink:href="https://1xbet.whoscored.com/Players/436762/Show/César" xlink:type="simple"> </text:a><text:a xlink:href="https://1xbet.whoscored.com/Teams/1220/Show/Brazil-Juventud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7.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6</text:p>
          </table:table-cell>
          <table:table-cell table:formula="of:=RIGHT([.A85];LEN([.A85])-2)" office:value-type="string" office:string-value="CésarJuventude, 27, GK" calcext:value-type="string">
            <text:p>CésarJuventude, 27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99250/Show/Danilo" xlink:type="simple">76Danilo</text:a><text:a xlink:href="https://1xbet.whoscored.com/Teams/1234/Show/Brazil-Palmeiras" xlink:type="simple">Palmeiras, </text:a>21, DMC</text:p>
          </table:table-cell>
          <table:table-cell office:value-type="string" calcext:value-type="string">
            <text:p><text:a xlink:href="https://1xbet.whoscored.com/Players/399250/Show/Danilo" xlink:type="simple"> </text:a><text:a xlink:href="https://1xbet.whoscored.com/Teams/1234/Show/Brazil-Palmeiras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45.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6</text:p>
          </table:table-cell>
          <table:table-cell table:formula="of:=RIGHT([.A86];LEN([.A86])-2)" office:value-type="string" office:string-value="DaniloPalmeiras, 21, DMC" calcext:value-type="string">
            <text:p>DaniloPalmeiras, 21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386269/Show/Vinícius-Lopes" xlink:type="simple">77Vinícius Lopes</text:a><text:a xlink:href="https://1xbet.whoscored.com/Teams/1227/Show/Brazil-Botafogo-RJ" xlink:type="simple">Botafogo RJ, </text:a>23, AM(LR),FW</text:p>
          </table:table-cell>
          <table:table-cell office:value-type="string" calcext:value-type="string">
            <text:p><text:a xlink:href="https://1xbet.whoscored.com/Players/386269/Show/Vinícius-Lopes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.1</text:p>
          </table:table-cell>
          <table:table-cell office:value-type="string" calcext:value-type="string">
            <text:p>76.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76</text:p>
          </table:table-cell>
          <table:table-cell table:formula="of:=RIGHT([.A87];LEN([.A87])-2)" office:value-type="string" office:string-value="Vinícius LopesBotafogo RJ, 23, AM(LR),FW" calcext:value-type="string">
            <text:p>Vinícius LopesBotafogo RJ, 23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131079/Show/Lucas-Evangelista" xlink:type="simple">78Lucas Evangelista</text:a><text:a xlink:href="https://1xbet.whoscored.com/Teams/5438/Show/Brazil-Red-Bull-Bragantino" xlink:type="simple">Red Bull Bragantino, </text:a>27, M(CLR)</text:p>
          </table:table-cell>
          <table:table-cell office:value-type="string" calcext:value-type="string">
            <text:p><text:a xlink:href="https://1xbet.whoscored.com/Players/131079/Show/Lucas-Evangelista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685" calcext:value-type="float">
            <text:p>6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5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5</text:p>
          </table:table-cell>
          <table:table-cell table:formula="of:=RIGHT([.A88];LEN([.A88])-2)" office:value-type="string" office:string-value="Lucas EvangelistaRed Bull Bragantino, 27, M(CLR)" calcext:value-type="string">
            <text:p>Lucas EvangelistaRed Bull Bragantino, 27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142410/Show/Nathan" xlink:type="simple">79Nathan</text:a><text:a xlink:href="https://1xbet.whoscored.com/Teams/1232/Show/Brazil-Fluminense" xlink:type="simple">Fluminense, </text:a>26, M(CL)</text:p>
          </table:table-cell>
          <table:table-cell office:value-type="string" calcext:value-type="string">
            <text:p><text:a xlink:href="https://1xbet.whoscored.com/Players/142410/Show/Nathan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85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75</text:p>
          </table:table-cell>
          <table:table-cell table:formula="of:=RIGHT([.A89];LEN([.A89])-2)" office:value-type="string" office:string-value="NathanFluminense, 26, M(CL)" calcext:value-type="string">
            <text:p>NathanFluminense, 26, 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137084/Show/João-Paulo" xlink:type="simple">80João Paulo</text:a><text:a xlink:href="https://1xbet.whoscored.com/Teams/1241/Show/Brazil-Santos-FC" xlink:type="simple">Santos FC, </text:a>27, GK</text:p>
          </table:table-cell>
          <table:table-cell office:value-type="string" calcext:value-type="string">
            <text:p><text:a xlink:href="https://1xbet.whoscored.com/Players/137084/Show/João-Paulo" xlink:type="simple"> </text:a><text:a xlink:href="https://1xbet.whoscored.com/Teams/1241/Show/Brazil-Santos-FC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69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5</text:p>
          </table:table-cell>
          <table:table-cell table:formula="of:=RIGHT([.A90];LEN([.A90])-2)" office:value-type="string" office:string-value="João PauloSantos FC, 27, GK" calcext:value-type="string">
            <text:p>João PauloSantos FC, 27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133445/Show/Jonathan-Calleri" xlink:type="simple">81Jonathan Calleri</text:a><text:a xlink:href="https://1xbet.whoscored.com/Teams/1224/Show/Brazil-Sao-Paulo" xlink:type="simple">Sao Paulo, </text:a>28, FW</text:p>
          </table:table-cell>
          <table:table-cell office:value-type="string" calcext:value-type="string">
            <text:p><text:a xlink:href="https://1xbet.whoscored.com/Players/133445/Show/Jonathan-Calleri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64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4</text:p>
          </table:table-cell>
          <table:table-cell table:formula="of:=RIGHT([.A91];LEN([.A91])-2)" office:value-type="string" office:string-value="Jonathan CalleriSao Paulo, 28, FW" calcext:value-type="string">
            <text:p>Jonathan CalleriSao Paulo, 28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133830/Show/Ignacio-Fernández" xlink:type="simple">82Ignacio Fernández</text:a><text:a xlink:href="https://1xbet.whoscored.com/Teams/1235/Show/Brazil-Atletico-MG" xlink:type="simple">Atletico MG, </text:a>32, M(CLR)</text:p>
          </table:table-cell>
          <table:table-cell office:value-type="string" calcext:value-type="string">
            <text:p><text:a xlink:href="https://1xbet.whoscored.com/Players/133830/Show/Ignacio-Fernández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659" calcext:value-type="float">
            <text:p>6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35.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4</text:p>
          </table:table-cell>
          <table:table-cell table:formula="of:=RIGHT([.A92];LEN([.A92])-2)" office:value-type="string" office:string-value="Ignacio FernándezAtletico MG, 32, M(CLR)" calcext:value-type="string">
            <text:p>Ignacio FernándezAtletico MG, 32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55664/Show/Luiz-Otávio" xlink:type="simple">83Luiz Otávio</text:a><text:a xlink:href="https://1xbet.whoscored.com/Teams/7334/Show/Brazil-Ceara" xlink:type="simple">Ceara, </text:a>33, D(C)</text:p>
          </table:table-cell>
          <table:table-cell office:value-type="string" calcext:value-type="string">
            <text:p><text:a xlink:href="https://1xbet.whoscored.com/Players/355664/Show/Luiz-Otávi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30.9</text:p>
          </table:table-cell>
          <table:table-cell office:value-type="string" calcext:value-type="string">
            <text:p>82.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4</text:p>
          </table:table-cell>
          <table:table-cell table:formula="of:=RIGHT([.A93];LEN([.A93])-2)" office:value-type="string" office:string-value="Luiz OtávioCeara, 33, D(C)" calcext:value-type="string">
            <text:p>Luiz OtávioCeara, 33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02096/Show/Júnior-Alonso" xlink:type="simple">84Júnior Alonso</text:a><text:a xlink:href="https://1xbet.whoscored.com/Teams/1235/Show/Brazil-Atletico-MG" xlink:type="simple">Atletico MG, </text:a>29, D(CL)</text:p>
          </table:table-cell>
          <table:table-cell office:value-type="string" calcext:value-type="string">
            <text:p><text:a xlink:href="https://1xbet.whoscored.com/Players/202096/Show/Júnior-Alonso" xlink:type="simple"> </text:a><text:a xlink:href="https://1xbet.whoscored.com/Teams/1235/Show/Brazil-Atletico-MG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88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4</text:p>
          </table:table-cell>
          <table:table-cell table:formula="of:=RIGHT([.A94];LEN([.A94])-2)" office:value-type="string" office:string-value="Júnior AlonsoAtletico MG, 29, D(CL)" calcext:value-type="string">
            <text:p>Júnior AlonsoAtletico MG, 29, D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406274/Show/Raul-Gustavo" xlink:type="simple">85Raul Gustavo</text:a><text:a xlink:href="https://1xbet.whoscored.com/Teams/1237/Show/Brazil-Corinthians" xlink:type="simple">Corinthians, </text:a>23, D(C)</text:p>
          </table:table-cell>
          <table:table-cell office:value-type="string" calcext:value-type="string">
            <text:p><text:a xlink:href="https://1xbet.whoscored.com/Players/406274/Show/Raul-Gustavo" xlink:type="simple"> </text:a><text:a xlink:href="https://1xbet.whoscored.com/Teams/1237/Show/Brazil-Corinthians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58.7</text:p>
          </table:table-cell>
          <table:table-cell office:value-type="string" calcext:value-type="string">
            <text:p>85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4</text:p>
          </table:table-cell>
          <table:table-cell table:formula="of:=RIGHT([.A95];LEN([.A95])-2)" office:value-type="string" office:string-value="Raul GustavoCorinthians, 23, D(C)" calcext:value-type="string">
            <text:p>Raul GustavoCorinthians, 23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47520/Show/Jailson" xlink:type="simple">86Jailson</text:a><text:a xlink:href="https://1xbet.whoscored.com/Teams/1228/Show/Brazil-America-MG" xlink:type="simple">America MG, </text:a>41, GK</text:p>
          </table:table-cell>
          <table:table-cell office:value-type="string" calcext:value-type="string">
            <text:p><text:a xlink:href="https://1xbet.whoscored.com/Players/247520/Show/Jailson" xlink:type="simple"> </text:a><text:a xlink:href="https://1xbet.whoscored.com/Teams/1228/Show/Brazil-America-MG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59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3</text:p>
          </table:table-cell>
          <table:table-cell table:formula="of:=RIGHT([.A96];LEN([.A96])-2)" office:value-type="string" office:string-value="JailsonAmerica MG, 41, GK" calcext:value-type="string">
            <text:p>JailsonAmerica MG, 41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416911/Show/Marlon" xlink:type="simple">87Marlon</text:a><text:a xlink:href="https://1xbet.whoscored.com/Teams/1228/Show/Brazil-America-MG" xlink:type="simple">America MG, </text:a>28, D(L)</text:p>
          </table:table-cell>
          <table:table-cell office:value-type="string" calcext:value-type="string">
            <text:p><text:a xlink:href="https://1xbet.whoscored.com/Players/416911/Show/Marlon" xlink:type="simple"> </text:a><text:a xlink:href="https://1xbet.whoscored.com/Teams/1228/Show/Brazil-America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3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3</text:p>
          </table:table-cell>
          <table:table-cell table:formula="of:=RIGHT([.A97];LEN([.A97])-2)" office:value-type="string" office:string-value="MarlonAmerica MG, 28, D(L)" calcext:value-type="string">
            <text:p>MarlonAmerica MG, 28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493/Show/Bento" xlink:type="simple">88Bento</text:a><text:a xlink:href="https://1xbet.whoscored.com/Teams/1243/Show/Brazil-Athletico-Paranaense" xlink:type="simple">Athletico Paranaense, </text:a>23, GK</text:p>
          </table:table-cell>
          <table:table-cell office:value-type="string" calcext:value-type="string">
            <text:p><text:a xlink:href="https://1xbet.whoscored.com/Players/397493/Show/Bento" xlink:type="simple"> </text:a><text:a xlink:href="https://1xbet.whoscored.com/Teams/1243/Show/Brazil-Athletico-Paranaense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48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3</text:p>
          </table:table-cell>
          <table:table-cell table:formula="of:=RIGHT([.A98];LEN([.A98])-2)" office:value-type="string" office:string-value="BentoAthletico Paranaense, 23, GK" calcext:value-type="string">
            <text:p>BentoAthletico Paranaense, 23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91779/Show/Pablo" xlink:type="simple">89Pablo</text:a><text:a xlink:href="https://1xbet.whoscored.com/Teams/1239/Show/Brazil-Flamengo" xlink:type="simple">Flamengo, </text:a>31, D(C)</text:p>
          </table:table-cell>
          <table:table-cell office:value-type="string" calcext:value-type="string">
            <text:p><text:a xlink:href="https://1xbet.whoscored.com/Players/91779/Show/Pabl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85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3</text:p>
          </table:table-cell>
          <table:table-cell table:formula="of:=RIGHT([.A99];LEN([.A99])-2)" office:value-type="string" office:string-value="PabloFlamengo, 31, D(C)" calcext:value-type="string">
            <text:p>PabloFlamengo, 31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18966/Show/Du-Queiroz" xlink:type="simple">90Du Queiroz</text:a><text:a xlink:href="https://1xbet.whoscored.com/Teams/1237/Show/Brazil-Corinthians" xlink:type="simple">Corinthians, </text:a>22, DMC</text:p>
          </table:table-cell>
          <table:table-cell office:value-type="string" calcext:value-type="string">
            <text:p><text:a xlink:href="https://1xbet.whoscored.com/Players/418966/Show/Du-Queiroz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62" calcext:value-type="float">
            <text:p>7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40.6</text:p>
          </table:table-cell>
          <table:table-cell office:value-type="string" calcext:value-type="string">
            <text:p>88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2</text:p>
          </table:table-cell>
          <table:table-cell table:formula="of:=RIGHT([.A100];LEN([.A100])-2)" office:value-type="string" office:string-value="Du QueirozCorinthians, 22, DMC" calcext:value-type="string">
            <text:p>Du QueirozCorinthians, 22, DMC</text:p>
          </table:table-cell>
        </table:table-row>
        <table:table-row table:style-name="ro1">
          <table:table-cell table:style-name="Default" table:number-columns-repeated="12"/>
          <table:table-cell table:formula="of:=RIGHT([.A101];LEN([.A101])-2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137484/Show/Jair" xlink:type="simple">91Jair</text:a><text:a xlink:href="https://1xbet.whoscored.com/Teams/1235/Show/Brazil-Atletico-MG" xlink:type="simple">Atletico MG, </text:a>27, DMC</text:p>
          </table:table-cell>
          <table:table-cell office:value-type="string" calcext:value-type="string">
            <text:p><text:a xlink:href="https://1xbet.whoscored.com/Players/137484/Show/Jair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565" calcext:value-type="float">
            <text:p>5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89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2</text:p>
          </table:table-cell>
          <table:table-cell table:formula="of:=RIGHT([.A102];LEN([.A102])-2)" office:value-type="string" office:string-value="JairAtletico MG, 27, DMC" calcext:value-type="string">
            <text:p>JairAtletico MG, 27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16886/Show/Hulk" xlink:type="simple">92Hulk</text:a><text:a xlink:href="https://1xbet.whoscored.com/Teams/1235/Show/Brazil-Atletico-MG" xlink:type="simple">Atletico MG, </text:a>36, AM(CLR),FW</text:p>
          </table:table-cell>
          <table:table-cell office:value-type="string" calcext:value-type="string">
            <text:p><text:a xlink:href="https://1xbet.whoscored.com/Players/16886/Show/Hulk" xlink:type="simple"> </text:a><text:a xlink:href="https://1xbet.whoscored.com/Teams/1235/Show/Brazil-Atletico-MG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2</text:p>
          </table:table-cell>
          <table:table-cell table:formula="of:=RIGHT([.A103];LEN([.A103])-2)" office:value-type="string" office:string-value="HulkAtletico MG, 36, AM(CLR),FW" calcext:value-type="string">
            <text:p>HulkAtletico MG, 36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294983/Show/Kevin" xlink:type="simple">93Kevin</text:a><text:a xlink:href="https://1xbet.whoscored.com/Teams/4619/Show/Brazil-Avai-FC" xlink:type="simple">Avai FC, </text:a>24, D(R),M(R)</text:p>
          </table:table-cell>
          <table:table-cell office:value-type="string" calcext:value-type="string">
            <text:p><text:a xlink:href="https://1xbet.whoscored.com/Players/294983/Show/Kevin" xlink:type="simple"> </text:a><text:a xlink:href="https://1xbet.whoscored.com/Teams/4619/Show/Brazil-Avai-FC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89" calcext:value-type="float">
            <text:p>8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7.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1</text:p>
          </table:table-cell>
          <table:table-cell table:formula="of:=RIGHT([.A104];LEN([.A104])-2)" office:value-type="string" office:string-value="KevinAvai FC, 24, D(R),M(R)" calcext:value-type="string">
            <text:p>KevinAvai FC, 24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55/Show/Guillermo-De-los-Santos" xlink:type="simple">94Guillermo De los Santos</text:a><text:a xlink:href="https://1xbet.whoscored.com/Teams/1236/Show/Brazil-Coritiba" xlink:type="simple">Coritiba, </text:a>31, D(C)</text:p>
          </table:table-cell>
          <table:table-cell office:value-type="string" calcext:value-type="string">
            <text:p><text:a xlink:href="https://1xbet.whoscored.com/Players/436555/Show/Guillermo-De-los-Santos" xlink:type="simple"> </text:a><text:a xlink:href="https://1xbet.whoscored.com/Teams/1236/Show/Brazil-Coritiba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1</text:p>
          </table:table-cell>
          <table:table-cell table:formula="of:=RIGHT([.A105];LEN([.A105])-2)" office:value-type="string" office:string-value="Guillermo De los SantosCoritiba, 31, D(C)" calcext:value-type="string">
            <text:p>Guillermo De los SantosCoritiba, 31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37262/Show/Reynaldo" xlink:type="simple">95Reynaldo</text:a><text:a xlink:href="https://1xbet.whoscored.com/Teams/1218/Show/Brazil-Goias" xlink:type="simple">Goias, </text:a>25, D(C)</text:p>
          </table:table-cell>
          <table:table-cell office:value-type="string" calcext:value-type="string">
            <text:p><text:a xlink:href="https://1xbet.whoscored.com/Players/337262/Show/Reynaldo" xlink:type="simple"> </text:a><text:a xlink:href="https://1xbet.whoscored.com/Teams/1218/Show/Brazil-Goias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7.1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1</text:p>
          </table:table-cell>
          <table:table-cell table:formula="of:=RIGHT([.A106];LEN([.A106])-2)" office:value-type="string" office:string-value="ReynaldoGoias, 25, D(C)" calcext:value-type="string">
            <text:p>ReynaldoGoias, 25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18751/Show/José-Hurtado" xlink:type="simple">96José Hurtado</text:a><text:a xlink:href="https://1xbet.whoscored.com/Teams/5438/Show/Brazil-Red-Bull-Bragantino" xlink:type="simple">Red Bull Bragantino, </text:a>20, D(R)</text:p>
          </table:table-cell>
          <table:table-cell office:value-type="string" calcext:value-type="string">
            <text:p><text:a xlink:href="https://1xbet.whoscored.com/Players/418751/Show/José-Hurtad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82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1</text:p>
          </table:table-cell>
          <table:table-cell table:formula="of:=RIGHT([.A107];LEN([.A107])-2)" office:value-type="string" office:string-value="José HurtadoRed Bull Bragantino, 20, D(R)" calcext:value-type="string">
            <text:p>José HurtadoRed Bull Bragantino, 20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23851/Show/Daniel" xlink:type="simple">97Daniel</text:a><text:a xlink:href="https://1xbet.whoscored.com/Teams/1219/Show/Brazil-Internacional" xlink:type="simple">Internacional, </text:a>28, GK</text:p>
          </table:table-cell>
          <table:table-cell office:value-type="string" calcext:value-type="string">
            <text:p><text:a xlink:href="https://1xbet.whoscored.com/Players/323851/Show/Daniel" xlink:type="simple"> </text:a><text:a xlink:href="https://1xbet.whoscored.com/Teams/1219/Show/Brazil-Internacional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1</text:p>
          </table:table-cell>
          <table:table-cell table:formula="of:=RIGHT([.A108];LEN([.A108])-2)" office:value-type="string" office:string-value="DanielInternacional, 28, GK" calcext:value-type="string">
            <text:p>DanielInternacional, 28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65617/Show/Pepê" xlink:type="simple">98Pepê</text:a><text:a xlink:href="https://1xbet.whoscored.com/Teams/8938/Show/Brazil-Cuiaba" xlink:type="simple">Cuiaba, </text:a>24, M(C)</text:p>
          </table:table-cell>
          <table:table-cell office:value-type="string" calcext:value-type="string">
            <text:p><text:a xlink:href="https://1xbet.whoscored.com/Players/365617/Show/Pepê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85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71</text:p>
          </table:table-cell>
          <table:table-cell table:formula="of:=RIGHT([.A109];LEN([.A109])-2)" office:value-type="string" office:string-value="PepêCuiaba, 24, M(C)" calcext:value-type="string">
            <text:p>PepêCuiaba, 24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36670/Show/Rodrigo-Lindoso" xlink:type="simple">99Rodrigo Lindoso</text:a><text:a xlink:href="https://1xbet.whoscored.com/Teams/7334/Show/Brazil-Ceara" xlink:type="simple">Ceara, </text:a>33, DMC</text:p>
          </table:table-cell>
          <table:table-cell office:value-type="string" calcext:value-type="string">
            <text:p><text:a xlink:href="https://1xbet.whoscored.com/Players/136670/Show/Rodrigo-Lindos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28" calcext:value-type="float">
            <text:p>5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86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0</text:p>
          </table:table-cell>
          <table:table-cell table:formula="of:=RIGHT([.A110];LEN([.A110])-2)" office:value-type="string" office:string-value="Rodrigo LindosoCeara, 33, DMC" calcext:value-type="string">
            <text:p>Rodrigo LindosoCeara, 33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73449/Show/Hugo-Moura" xlink:type="simple">101Hugo Moura</text:a><text:a xlink:href="https://1xbet.whoscored.com/Teams/1243/Show/Brazil-Athletico-Paranaense" xlink:type="simple">Athletico Paranaense, </text:a>24, DMC</text:p>
          </table:table-cell>
          <table:table-cell office:value-type="string" calcext:value-type="string">
            <text:p><text:a xlink:href="https://1xbet.whoscored.com/Players/373449/Show/Hugo-Moura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38.6</text:p>
          </table:table-cell>
          <table:table-cell office:value-type="string" calcext:value-type="string">
            <text:p>81.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0</text:p>
          </table:table-cell>
          <table:table-cell table:formula="of:=RIGHT([.A111];LEN([.A111])-3)" office:value-type="string" office:string-value="Hugo MouraAthletico Paranaense, 24, DMC" calcext:value-type="string">
            <text:p>Hugo MouraAthletico Paranaense, 24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74571/Show/Alan-Patrick" xlink:type="simple">102Alan Patrick</text:a><text:a xlink:href="https://1xbet.whoscored.com/Teams/1219/Show/Brazil-Internacional" xlink:type="simple">Internacional, </text:a>31, M(CLR)</text:p>
          </table:table-cell>
          <table:table-cell office:value-type="string" calcext:value-type="string">
            <text:p><text:a xlink:href="https://1xbet.whoscored.com/Players/74571/Show/Alan-Patrick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70</text:p>
          </table:table-cell>
          <table:table-cell table:formula="of:=RIGHT([.A112];LEN([.A112])-3)" office:value-type="string" office:string-value="Alan PatrickInternacional, 31, M(CLR)" calcext:value-type="string">
            <text:p>Alan PatrickInternacional, 31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58/Show/Matheus-Felipe" xlink:type="simple">103Matheus Felipe</text:a><text:a xlink:href="https://1xbet.whoscored.com/Teams/1243/Show/Brazil-Athletico-Paranaense" xlink:type="simple">Athletico Paranaense, </text:a>23, D(C)</text:p>
          </table:table-cell>
          <table:table-cell office:value-type="string" calcext:value-type="string">
            <text:p><text:a xlink:href="https://1xbet.whoscored.com/Players/436658/Show/Matheus-Felipe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82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13];LEN([.A113])-3)" office:value-type="string" office:string-value="Matheus FelipeAthletico Paranaense, 23, D(C)" calcext:value-type="string">
            <text:p>Matheus FelipeAthletico Paranaense, 23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15/Show/Erick" xlink:type="simple">104Erick</text:a><text:a xlink:href="https://1xbet.whoscored.com/Teams/1243/Show/Brazil-Athletico-Paranaense" xlink:type="simple">Athletico Paranaense, </text:a>24, D(R),DMC</text:p>
          </table:table-cell>
          <table:table-cell office:value-type="string" calcext:value-type="string">
            <text:p><text:a xlink:href="https://1xbet.whoscored.com/Players/373515/Show/Erick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7(3)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87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14];LEN([.A114])-3)" office:value-type="string" office:string-value="ErickAthletico Paranaense, 24, D(R),DMC" calcext:value-type="string">
            <text:p>ErickAthletico Paranaense, 24, D(R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14095/Show/Gabriel" xlink:type="simple">105Gabriel</text:a><text:a xlink:href="https://1xbet.whoscored.com/Teams/1219/Show/Brazil-Internacional" xlink:type="simple">Internacional, </text:a>30, DMC</text:p>
          </table:table-cell>
          <table:table-cell office:value-type="string" calcext:value-type="string">
            <text:p><text:a xlink:href="https://1xbet.whoscored.com/Players/114095/Show/Gabriel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37.1</text:p>
          </table:table-cell>
          <table:table-cell office:value-type="string" calcext:value-type="string">
            <text:p>88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15];LEN([.A115])-3)" office:value-type="string" office:string-value="GabrielInternacional, 30, DMC" calcext:value-type="string">
            <text:p>GabrielInternacional, 30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18305/Show/Nathan-Silva" xlink:type="simple">106Nathan Silva</text:a><text:a xlink:href="https://1xbet.whoscored.com/Teams/1235/Show/Brazil-Atletico-MG" xlink:type="simple">Atletico MG, </text:a>25, D(C),DMC</text:p>
          </table:table-cell>
          <table:table-cell office:value-type="string" calcext:value-type="string">
            <text:p><text:a xlink:href="https://1xbet.whoscored.com/Players/318305/Show/Nathan-Silva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51.9</text:p>
          </table:table-cell>
          <table:table-cell office:value-type="string" calcext:value-type="string">
            <text:p>92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16];LEN([.A116])-3)" office:value-type="string" office:string-value="Nathan SilvaAtletico MG, 25, D(C),DMC" calcext:value-type="string">
            <text:p>Nathan SilvaAtletico MG, 25, D(C),DMC</text:p>
          </table:table-cell>
        </table:table-row>
        <table:table-row table:style-name="ro4">
          <table:table-cell office:value-type="string" calcext:value-type="string">
            <text:p><text:a xlink:href="https://1xbet.whoscored.com/Players/110424/Show/Pedro-Henrique" xlink:type="simple">107Pedro Henrique</text:a><text:a xlink:href="https://1xbet.whoscored.com/Teams/1219/Show/Brazil-Internacional" xlink:type="simple">Internacional, </text:a>32, AM(LR),FW</text:p>
          </table:table-cell>
          <table:table-cell office:value-type="string" calcext:value-type="string">
            <text:p><text:a xlink:href="https://1xbet.whoscored.com/Players/110424/Show/Pedro-Henrique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4.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17];LEN([.A117])-3)" office:value-type="string" office:string-value="Pedro HenriqueInternacional, 32, AM(LR),FW" calcext:value-type="string">
            <text:p>Pedro HenriqueInternacional, 32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98169/Show/Lucas-Braga" xlink:type="simple">108Lucas Braga</text:a><text:a xlink:href="https://1xbet.whoscored.com/Teams/1241/Show/Brazil-Santos-FC" xlink:type="simple">Santos FC, </text:a>25, M(LR)</text:p>
          </table:table-cell>
          <table:table-cell office:value-type="string" calcext:value-type="string">
            <text:p><text:a xlink:href="https://1xbet.whoscored.com/Players/398169/Show/Lucas-Braga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7(3)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81.2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9</text:p>
          </table:table-cell>
          <table:table-cell table:formula="of:=RIGHT([.A118];LEN([.A118])-3)" office:value-type="string" office:string-value="Lucas BragaSantos FC, 25, M(LR)" calcext:value-type="string">
            <text:p>Lucas BragaSantos FC, 25, 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295838/Show/Allan" xlink:type="simple">109Allan</text:a><text:a xlink:href="https://1xbet.whoscored.com/Teams/1235/Show/Brazil-Atletico-MG" xlink:type="simple">Atletico MG, </text:a>25, DMC</text:p>
          </table:table-cell>
          <table:table-cell office:value-type="string" calcext:value-type="string">
            <text:p><text:a xlink:href="https://1xbet.whoscored.com/Players/295838/Show/Allan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3.4</text:p>
          </table:table-cell>
          <table:table-cell office:value-type="string" calcext:value-type="string">
            <text:p>84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19];LEN([.A119])-3)" office:value-type="string" office:string-value="AllanAtletico MG, 25, DMC" calcext:value-type="string">
            <text:p>AllanAtletico MG, 25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20158/Show/Cleiton" xlink:type="simple">111Cleiton</text:a><text:a xlink:href="https://1xbet.whoscored.com/Teams/5438/Show/Brazil-Red-Bull-Bragantino" xlink:type="simple">Red Bull Bragantino, </text:a>24, GK</text:p>
          </table:table-cell>
          <table:table-cell office:value-type="string" calcext:value-type="string">
            <text:p><text:a xlink:href="https://1xbet.whoscored.com/Players/320158/Show/Cleiton" xlink:type="simple"> </text:a><text:a xlink:href="https://1xbet.whoscored.com/Teams/5438/Show/Brazil-Red-Bull-Bragantino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7.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9</text:p>
          </table:table-cell>
          <table:table-cell table:formula="of:=RIGHT([.A120];LEN([.A120])-3)" office:value-type="string" office:string-value="CleitonRed Bull Bragantino, 24, GK" calcext:value-type="string">
            <text:p>CleitonRed Bull Bragantino, 24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60451/Show/Nonato" xlink:type="simple">112Nonato</text:a><text:a xlink:href="https://1xbet.whoscored.com/Teams/1232/Show/Brazil-Fluminense" xlink:type="simple">Fluminense, </text:a>24, M(C)</text:p>
          </table:table-cell>
          <table:table-cell office:value-type="string" calcext:value-type="string">
            <text:p><text:a xlink:href="https://1xbet.whoscored.com/Players/360451/Show/Nonato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6(4)</text:p>
          </table:table-cell>
          <table:table-cell office:value-type="float" office:value="558" calcext:value-type="float">
            <text:p>5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49.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9</text:p>
          </table:table-cell>
          <table:table-cell table:formula="of:=RIGHT([.A121];LEN([.A121])-3)" office:value-type="string" office:string-value="NonatoFluminense, 24, M(C)" calcext:value-type="string">
            <text:p>NonatoFluminense, 24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18475/Show/Pedro" xlink:type="simple">113Pedro</text:a><text:a xlink:href="https://1xbet.whoscored.com/Teams/1239/Show/Brazil-Flamengo" xlink:type="simple">Flamengo, </text:a>25, FW</text:p>
          </table:table-cell>
          <table:table-cell office:value-type="string" calcext:value-type="string">
            <text:p><text:a xlink:href="https://1xbet.whoscored.com/Players/318475/Show/Pedr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3(6)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.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69</text:p>
          </table:table-cell>
          <table:table-cell table:formula="of:=RIGHT([.A122];LEN([.A122])-3)" office:value-type="string" office:string-value="PedroFlamengo, 25, FW" calcext:value-type="string">
            <text:p>PedroFlamengo, 25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402206/Show/Natan" xlink:type="simple">114Natan</text:a><text:a xlink:href="https://1xbet.whoscored.com/Teams/5438/Show/Brazil-Red-Bull-Bragantino" xlink:type="simple">Red Bull Bragantino, </text:a>21, D(C)</text:p>
          </table:table-cell>
          <table:table-cell office:value-type="string" calcext:value-type="string">
            <text:p><text:a xlink:href="https://1xbet.whoscored.com/Players/402206/Show/Natan" xlink:type="simple"> </text:a><text:a xlink:href="https://1xbet.whoscored.com/Teams/5438/Show/Brazil-Red-Bull-Bragantin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56.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8</text:p>
          </table:table-cell>
          <table:table-cell table:formula="of:=RIGHT([.A123];LEN([.A123])-3)" office:value-type="string" office:string-value="NatanRed Bull Bragantino, 21, D(C)" calcext:value-type="string">
            <text:p>NatanRed Bull Bragantino, 21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01467/Show/Éverton-Ribeiro" xlink:type="simple">115Éverton Ribeiro</text:a><text:a xlink:href="https://1xbet.whoscored.com/Teams/1239/Show/Brazil-Flamengo" xlink:type="simple">Flamengo, </text:a>33, AM(CLR)</text:p>
          </table:table-cell>
          <table:table-cell office:value-type="string" calcext:value-type="string">
            <text:p><text:a xlink:href="https://1xbet.whoscored.com/Players/101467/Show/Éverton-Ribeir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7(4)</text:p>
          </table:table-cell>
          <table:table-cell office:value-type="float" office:value="657" calcext:value-type="float">
            <text:p>6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68</text:p>
          </table:table-cell>
          <table:table-cell table:formula="of:=RIGHT([.A124];LEN([.A124])-3)" office:value-type="string" office:string-value="Éverton RibeiroFlamengo, 33, AM(CLR)" calcext:value-type="string">
            <text:p>Éverton RibeiroFlamengo, 33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52517/Show/Vladimir" xlink:type="simple">116Vladimir</text:a><text:a xlink:href="https://1xbet.whoscored.com/Teams/4619/Show/Brazil-Avai-FC" xlink:type="simple">Avai FC, </text:a>33, GK</text:p>
          </table:table-cell>
          <table:table-cell office:value-type="string" calcext:value-type="string">
            <text:p><text:a xlink:href="https://1xbet.whoscored.com/Players/52517/Show/Vladimir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7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8</text:p>
          </table:table-cell>
          <table:table-cell table:formula="of:=RIGHT([.A125];LEN([.A125])-3)" office:value-type="string" office:string-value="VladimirAvai FC, 33, GK" calcext:value-type="string">
            <text:p>VladimirAvai FC, 33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127618/Show/Renzo-Saravia" xlink:type="simple">117Renzo Saravia</text:a><text:a xlink:href="https://1xbet.whoscored.com/Teams/1227/Show/Brazil-Botafogo-RJ" xlink:type="simple">Botafogo RJ, </text:a>29, D(R),M(R)</text:p>
          </table:table-cell>
          <table:table-cell office:value-type="string" calcext:value-type="string">
            <text:p><text:a xlink:href="https://1xbet.whoscored.com/Players/127618/Show/Renzo-Saravia" xlink:type="simple"> </text:a><text:a xlink:href="https://1xbet.whoscored.com/Teams/1227/Show/Brazil-Botafogo-RJ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33.2</text:p>
          </table:table-cell>
          <table:table-cell office:value-type="string" calcext:value-type="string">
            <text:p>77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  <table:table-cell table:formula="of:=RIGHT([.A126];LEN([.A126])-3)" office:value-type="string" office:string-value="Renzo SaraviaBotafogo RJ, 29, D(R),M(R)" calcext:value-type="string">
            <text:p>Renzo SaraviaBotafogo RJ, 29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63104/Show/Rony" xlink:type="simple">118Rony</text:a><text:a xlink:href="https://1xbet.whoscored.com/Teams/1234/Show/Brazil-Palmeiras" xlink:type="simple">Palmeiras, </text:a>27, AM(LR),FW</text:p>
          </table:table-cell>
          <table:table-cell office:value-type="string" calcext:value-type="string">
            <text:p><text:a xlink:href="https://1xbet.whoscored.com/Players/363104/Show/Rony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5.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67</text:p>
          </table:table-cell>
          <table:table-cell table:formula="of:=RIGHT([.A127];LEN([.A127])-3)" office:value-type="string" office:string-value="RonyPalmeiras, 27, AM(LR),FW" calcext:value-type="string">
            <text:p>RonyPalmeiras, 27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130563/Show/Mayke" xlink:type="simple">119Mayke</text:a><text:a xlink:href="https://1xbet.whoscored.com/Teams/1234/Show/Brazil-Palmeiras" xlink:type="simple">Palmeiras, </text:a>29, D(R)</text:p>
          </table:table-cell>
          <table:table-cell office:value-type="string" calcext:value-type="string">
            <text:p><text:a xlink:href="https://1xbet.whoscored.com/Players/130563/Show/Mayke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4.6</text:p>
          </table:table-cell>
          <table:table-cell office:value-type="string" calcext:value-type="string">
            <text:p>84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  <table:table-cell table:formula="of:=RIGHT([.A128];LEN([.A128])-3)" office:value-type="string" office:string-value="MaykePalmeiras, 29, D(R)" calcext:value-type="string">
            <text:p>MaykePalmeiras, 29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63806/Show/Nino-Paraíba" xlink:type="simple">120Nino Paraíba</text:a><text:a xlink:href="https://1xbet.whoscored.com/Teams/7334/Show/Brazil-Ceara" xlink:type="simple">Ceara, </text:a>36, D(R),M(R)</text:p>
          </table:table-cell>
          <table:table-cell office:value-type="string" calcext:value-type="string">
            <text:p><text:a xlink:href="https://1xbet.whoscored.com/Players/63806/Show/Nino-Paraíba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5(4)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1.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  <table:table-cell table:formula="of:=RIGHT([.A129];LEN([.A129])-3)" office:value-type="string" office:string-value="Nino ParaíbaCeara, 36, D(R),M(R)" calcext:value-type="string">
            <text:p>Nino ParaíbaCeara, 36, D(R),M(R)</text:p>
          </table:table-cell>
        </table:table-row>
        <table:table-row table:style-name="ro1">
          <table:table-cell table:style-name="Default" table:number-columns-repeated="12"/>
          <table:table-cell table:formula="of:=RIGHT([.A130];LEN([.A130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405116/Show/Diego-Churín" xlink:type="simple">121Diego Churín</text:a><text:a xlink:href="https://1xbet.whoscored.com/Teams/6368/Show/Brazil-Atletico-GO" xlink:type="simple">Atletico GO, </text:a>32, FW</text:p>
          </table:table-cell>
          <table:table-cell office:value-type="string" calcext:value-type="string">
            <text:p><text:a xlink:href="https://1xbet.whoscored.com/Players/405116/Show/Diego-Churín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7(4)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67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7</text:p>
          </table:table-cell>
          <table:table-cell table:formula="of:=RIGHT([.A131];LEN([.A131])-3)" office:value-type="string" office:string-value="Diego ChurínAtletico GO, 32, FW" calcext:value-type="string">
            <text:p>Diego ChurínAtletico GO, 32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00/Show/Rodrigo-Fernández" xlink:type="simple">122Rodrigo Fernández</text:a><text:a xlink:href="https://1xbet.whoscored.com/Teams/1241/Show/Brazil-Santos-FC" xlink:type="simple">Santos FC, </text:a>26, DMC</text:p>
          </table:table-cell>
          <table:table-cell office:value-type="string" calcext:value-type="string">
            <text:p><text:a xlink:href="https://1xbet.whoscored.com/Players/436500/Show/Rodrigo-Fernández" xlink:type="simple"> </text:a><text:a xlink:href="https://1xbet.whoscored.com/Teams/1241/Show/Brazil-Santos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52.7</text:p>
          </table:table-cell>
          <table:table-cell office:value-type="string" calcext:value-type="string">
            <text:p>83.5</text:p>
          </table:table-cell>
          <table:table-cell office:value-type="string" calcext:value-type="string">
            <text:p>0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6</text:p>
          </table:table-cell>
          <table:table-cell table:formula="of:=RIGHT([.A132];LEN([.A132])-3)" office:value-type="string" office:string-value="Rodrigo FernándezSantos FC, 26, DMC" calcext:value-type="string">
            <text:p>Rodrigo FernándezSantos FC, 26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374916/Show/Caio-Paulista" xlink:type="simple">123Caio Paulista</text:a><text:a xlink:href="https://1xbet.whoscored.com/Teams/1232/Show/Brazil-Fluminense" xlink:type="simple">Fluminense, </text:a>24, D(L),M(LR)</text:p>
          </table:table-cell>
          <table:table-cell office:value-type="string" calcext:value-type="string">
            <text:p><text:a xlink:href="https://1xbet.whoscored.com/Players/374916/Show/Caio-Paulista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7(4)</text:p>
          </table:table-cell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30.1</text:p>
          </table:table-cell>
          <table:table-cell office:value-type="string" calcext:value-type="string">
            <text:p>86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6</text:p>
          </table:table-cell>
          <table:table-cell table:formula="of:=RIGHT([.A133];LEN([.A133])-3)" office:value-type="string" office:string-value="Caio PaulistaFluminense, 24, D(L),M(LR)" calcext:value-type="string">
            <text:p>Caio PaulistaFluminense, 24, D(L),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235735/Show/Philipe-Sampaio" xlink:type="simple">124Philipe Sampaio</text:a><text:a xlink:href="https://1xbet.whoscored.com/Teams/1227/Show/Brazil-Botafogo-RJ" xlink:type="simple">Botafogo RJ, </text:a>27, D(C)</text:p>
          </table:table-cell>
          <table:table-cell office:value-type="string" calcext:value-type="string">
            <text:p><text:a xlink:href="https://1xbet.whoscored.com/Players/235735/Show/Philipe-Sampaio" xlink:type="simple"> </text:a><text:a xlink:href="https://1xbet.whoscored.com/Teams/1227/Show/Brazil-Botafogo-RJ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524" calcext:value-type="float">
            <text:p>52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87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</text:p>
          </table:table-cell>
          <table:table-cell table:formula="of:=RIGHT([.A134];LEN([.A134])-3)" office:value-type="string" office:string-value="Philipe SampaioBotafogo RJ, 27, D(C)" calcext:value-type="string">
            <text:p>Philipe SampaioBotafogo RJ, 27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17677/Show/Raphael-Veiga" xlink:type="simple">125Raphael Veiga</text:a><text:a xlink:href="https://1xbet.whoscored.com/Teams/1234/Show/Brazil-Palmeiras" xlink:type="simple">Palmeiras, </text:a>27, AM(CLR)</text:p>
          </table:table-cell>
          <table:table-cell office:value-type="string" calcext:value-type="string">
            <text:p><text:a xlink:href="https://1xbet.whoscored.com/Players/317677/Show/Raphael-Veiga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9.4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</text:p>
          </table:table-cell>
          <table:table-cell table:formula="of:=RIGHT([.A135];LEN([.A135])-3)" office:value-type="string" office:string-value="Raphael VeigaPalmeiras, 27, AM(CLR)" calcext:value-type="string">
            <text:p>Raphael VeigaPalmeiras, 27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128566/Show/Germán-Conti" xlink:type="simple">126Germán Conti</text:a><text:a xlink:href="https://1xbet.whoscored.com/Teams/1228/Show/Brazil-America-MG" xlink:type="simple">America MG, </text:a>28, D(C)</text:p>
          </table:table-cell>
          <table:table-cell office:value-type="string" calcext:value-type="string">
            <text:p><text:a xlink:href="https://1xbet.whoscored.com/Players/128566/Show/Germán-Conti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74" calcext:value-type="float">
            <text:p>57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74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</text:p>
          </table:table-cell>
          <table:table-cell table:formula="of:=RIGHT([.A136];LEN([.A136])-3)" office:value-type="string" office:string-value="Germán ContiAmerica MG, 28, D(C)" calcext:value-type="string">
            <text:p>Germán ContiAmerica MG, 28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03693/Show/João-Gomes" xlink:type="simple">127João Gomes</text:a><text:a xlink:href="https://1xbet.whoscored.com/Teams/1239/Show/Brazil-Flamengo" xlink:type="simple">Flamengo, </text:a>21, DMC</text:p>
          </table:table-cell>
          <table:table-cell office:value-type="string" calcext:value-type="string">
            <text:p><text:a xlink:href="https://1xbet.whoscored.com/Players/403693/Show/João-Gomes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39.7</text:p>
          </table:table-cell>
          <table:table-cell office:value-type="string" calcext:value-type="string">
            <text:p>87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</text:p>
          </table:table-cell>
          <table:table-cell table:formula="of:=RIGHT([.A137];LEN([.A137])-3)" office:value-type="string" office:string-value="João GomesFlamengo, 21, DMC" calcext:value-type="string">
            <text:p>João GomesFlamengo, 21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16797/Show/Óscar-Ruiz" xlink:type="simple">128Óscar Ruiz</text:a><text:a xlink:href="https://1xbet.whoscored.com/Teams/1220/Show/Brazil-Juventude" xlink:type="simple">Juventude, </text:a>31, Forward</text:p>
          </table:table-cell>
          <table:table-cell office:value-type="string" calcext:value-type="string">
            <text:p><text:a xlink:href="https://1xbet.whoscored.com/Players/416797/Show/Óscar-Ruiz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68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6</text:p>
          </table:table-cell>
          <table:table-cell table:formula="of:=RIGHT([.A138];LEN([.A138])-3)" office:value-type="string" office:string-value="Óscar RuizJuventude, 31, Forward" calcext:value-type="string">
            <text:p>Óscar RuizJuventude, 31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420319/Show/Raniele" xlink:type="simple">129Raniele</text:a><text:a xlink:href="https://1xbet.whoscored.com/Teams/4619/Show/Brazil-Avai-FC" xlink:type="simple">Avai FC, </text:a>25, DMC</text:p>
          </table:table-cell>
          <table:table-cell office:value-type="string" calcext:value-type="string">
            <text:p><text:a xlink:href="https://1xbet.whoscored.com/Players/420319/Show/Raniele" xlink:type="simple"> </text:a><text:a xlink:href="https://1xbet.whoscored.com/Teams/4619/Show/Brazil-Avai-FC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9.7</text:p>
          </table:table-cell>
          <table:table-cell office:value-type="string" calcext:value-type="string">
            <text:p>78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5</text:p>
          </table:table-cell>
          <table:table-cell table:formula="of:=RIGHT([.A139];LEN([.A139])-3)" office:value-type="string" office:string-value="RanieleAvai FC, 25, DMC" calcext:value-type="string">
            <text:p>RanieleAvai FC, 25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21846/Show/Lima" xlink:type="simple">130Lima</text:a><text:a xlink:href="https://1xbet.whoscored.com/Teams/7334/Show/Brazil-Ceara" xlink:type="simple">Ceara, </text:a>26, AM(CLR)</text:p>
          </table:table-cell>
          <table:table-cell office:value-type="string" calcext:value-type="string">
            <text:p><text:a xlink:href="https://1xbet.whoscored.com/Players/321846/Show/Lima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  <table:table-cell table:formula="of:=RIGHT([.A140];LEN([.A140])-3)" office:value-type="string" office:string-value="LimaCeara, 26, AM(CLR)" calcext:value-type="string">
            <text:p>LimaCeara, 26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7755/Show/Bruno-Silva" xlink:type="simple">131Bruno Silva</text:a><text:a xlink:href="https://1xbet.whoscored.com/Teams/4619/Show/Brazil-Avai-FC" xlink:type="simple">Avai FC, </text:a>36, M(CR)</text:p>
          </table:table-cell>
          <table:table-cell office:value-type="string" calcext:value-type="string">
            <text:p><text:a xlink:href="https://1xbet.whoscored.com/Players/47755/Show/Bruno-Silva" xlink:type="simple"> </text:a><text:a xlink:href="https://1xbet.whoscored.com/Teams/4619/Show/Brazil-Avai-FC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49.6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  <table:table-cell table:formula="of:=RIGHT([.A141];LEN([.A141])-3)" office:value-type="string" office:string-value="Bruno SilvaAvai FC, 36, M(CR)" calcext:value-type="string">
            <text:p>Bruno SilvaAvai FC, 36, 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310881/Show/Luis-Orejuela" xlink:type="simple">132Luis Orejuela</text:a><text:a xlink:href="https://1xbet.whoscored.com/Teams/1243/Show/Brazil-Athletico-Paranaense" xlink:type="simple">Athletico Paranaense, </text:a>26, D(R)</text:p>
          </table:table-cell>
          <table:table-cell office:value-type="string" calcext:value-type="string">
            <text:p><text:a xlink:href="https://1xbet.whoscored.com/Players/310881/Show/Luis-Orejuela" xlink:type="simple"> </text:a><text:a xlink:href="https://1xbet.whoscored.com/Teams/1243/Show/Brazil-Athletico-Paranaense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3.7</text:p>
          </table:table-cell>
          <table:table-cell office:value-type="string" calcext:value-type="string">
            <text:p>73.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  <table:table-cell table:formula="of:=RIGHT([.A142];LEN([.A142])-3)" office:value-type="string" office:string-value="Luis OrejuelaAthletico Paranaense, 26, D(R)" calcext:value-type="string">
            <text:p>Luis OrejuelaAthletico Paranaense, 26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0345/Show/Cássio" xlink:type="simple">133Cássio</text:a><text:a xlink:href="https://1xbet.whoscored.com/Teams/1237/Show/Brazil-Corinthians" xlink:type="simple">Corinthians, </text:a>35, GK</text:p>
          </table:table-cell>
          <table:table-cell office:value-type="string" calcext:value-type="string">
            <text:p><text:a xlink:href="https://1xbet.whoscored.com/Players/40345/Show/Cássio" xlink:type="simple"> </text:a><text:a xlink:href="https://1xbet.whoscored.com/Teams/1237/Show/Brazil-Corinthians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64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5</text:p>
          </table:table-cell>
          <table:table-cell table:formula="of:=RIGHT([.A143];LEN([.A143])-3)" office:value-type="string" office:string-value="CássioCorinthians, 35, GK" calcext:value-type="string">
            <text:p>CássioCorinthians, 35, GK</text:p>
          </table:table-cell>
        </table:table-row>
        <table:table-row table:style-name="ro4">
          <table:table-cell office:value-type="string" calcext:value-type="string">
            <text:p><text:a xlink:href="https://1xbet.whoscored.com/Players/41494/Show/Taison" xlink:type="simple">134Taison</text:a><text:a xlink:href="https://1xbet.whoscored.com/Teams/1219/Show/Brazil-Internacional" xlink:type="simple">Internacional, </text:a>34, AM(CL),FW</text:p>
          </table:table-cell>
          <table:table-cell office:value-type="string" calcext:value-type="string">
            <text:p><text:a xlink:href="https://1xbet.whoscored.com/Players/41494/Show/Taison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89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formula="of:=RIGHT([.A144];LEN([.A144])-3)" office:value-type="string" office:string-value="TaisonInternacional, 34, AM(CL),FW" calcext:value-type="string">
            <text:p>TaisonInternacional, 34, AM(CL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297581/Show/Ayrton" xlink:type="simple">135Ayrton</text:a><text:a xlink:href="https://1xbet.whoscored.com/Teams/1239/Show/Brazil-Flamengo" xlink:type="simple">Flamengo, </text:a>25, D(L),M(L)</text:p>
          </table:table-cell>
          <table:table-cell office:value-type="string" calcext:value-type="string">
            <text:p><text:a xlink:href="https://1xbet.whoscored.com/Players/297581/Show/Ayrton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77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formula="of:=RIGHT([.A145];LEN([.A145])-3)" office:value-type="string" office:string-value="AyrtonFlamengo, 25, D(L),M(L)" calcext:value-type="string">
            <text:p>AyrtonFlamengo, 25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429/Show/Igor-Vinicius" xlink:type="simple">136Igor Vinicius</text:a><text:a xlink:href="https://1xbet.whoscored.com/Teams/1224/Show/Brazil-Sao-Paulo" xlink:type="simple">Sao Paulo, </text:a>25, D(R),M(R)</text:p>
          </table:table-cell>
          <table:table-cell office:value-type="string" calcext:value-type="string">
            <text:p><text:a xlink:href="https://1xbet.whoscored.com/Players/373429/Show/Igor-Vinicius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77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4</text:p>
          </table:table-cell>
          <table:table-cell table:formula="of:=RIGHT([.A146];LEN([.A146])-3)" office:value-type="string" office:string-value="Igor ViniciusSao Paulo, 25, D(R),M(R)" calcext:value-type="string">
            <text:p>Igor ViniciusSao Paulo, 25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37814/Show/Jandrei" xlink:type="simple">137Jandrei</text:a><text:a xlink:href="https://1xbet.whoscored.com/Teams/1224/Show/Brazil-Sao-Paulo" xlink:type="simple">Sao Paulo, </text:a>29, GK</text:p>
          </table:table-cell>
          <table:table-cell office:value-type="string" calcext:value-type="string">
            <text:p><text:a xlink:href="https://1xbet.whoscored.com/Players/337814/Show/Jandrei" xlink:type="simple"> </text:a><text:a xlink:href="https://1xbet.whoscored.com/Teams/1224/Show/Brazil-Sao-Paulo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6.6</text:p>
          </table:table-cell>
          <table:table-cell office:value-type="string" calcext:value-type="string">
            <text:p>64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3</text:p>
          </table:table-cell>
          <table:table-cell table:formula="of:=RIGHT([.A147];LEN([.A147])-3)" office:value-type="string" office:string-value="JandreiSao Paulo, 29, GK" calcext:value-type="string">
            <text:p>JandreiSao Paulo, 29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98130/Show/Matheuzinho" xlink:type="simple">138Matheuzinho</text:a><text:a xlink:href="https://1xbet.whoscored.com/Teams/1239/Show/Brazil-Flamengo" xlink:type="simple">Flamengo, </text:a>21, D(R)</text:p>
          </table:table-cell>
          <table:table-cell office:value-type="string" calcext:value-type="string">
            <text:p><text:a xlink:href="https://1xbet.whoscored.com/Players/398130/Show/Matheuzinh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39.4</text:p>
          </table:table-cell>
          <table:table-cell office:value-type="string" calcext:value-type="string">
            <text:p>87.3</text:p>
          </table:table-cell>
          <table:table-cell office:value-type="string" calcext:value-type="string">
            <text:p>0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3</text:p>
          </table:table-cell>
          <table:table-cell table:formula="of:=RIGHT([.A148];LEN([.A148])-3)" office:value-type="string" office:string-value="MatheuzinhoFlamengo, 21, D(R)" calcext:value-type="string">
            <text:p>MatheuzinhoFlamengo, 21, D(R)</text:p>
          </table:table-cell>
        </table:table-row>
        <table:table-row table:style-name="ro4">
          <table:table-cell office:value-type="string" calcext:value-type="string">
            <text:p><text:a xlink:href="https://1xbet.whoscored.com/Players/92032/Show/Eduardo-Sasha" xlink:type="simple">139Eduardo Sasha</text:a><text:a xlink:href="https://1xbet.whoscored.com/Teams/1235/Show/Brazil-Atletico-MG" xlink:type="simple">Atletico MG, </text:a>30, AM(CLR),FW</text:p>
          </table:table-cell>
          <table:table-cell office:value-type="string" calcext:value-type="string">
            <text:p><text:a xlink:href="https://1xbet.whoscored.com/Players/92032/Show/Eduardo-Sasha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5(3)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.8</text:p>
          </table:table-cell>
          <table:table-cell office:value-type="string" calcext:value-type="string">
            <text:p>84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3</text:p>
          </table:table-cell>
          <table:table-cell table:formula="of:=RIGHT([.A149];LEN([.A149])-3)" office:value-type="string" office:string-value="Eduardo SashaAtletico MG, 30, AM(CLR),FW" calcext:value-type="string">
            <text:p>Eduardo SashaAtletico MG, 30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17/Show/Alemão" xlink:type="simple">141Alemão</text:a><text:a xlink:href="https://1xbet.whoscored.com/Teams/1219/Show/Brazil-Internacional" xlink:type="simple">Internacional, </text:a>24, FW</text:p>
          </table:table-cell>
          <table:table-cell office:value-type="string" calcext:value-type="string">
            <text:p><text:a xlink:href="https://1xbet.whoscored.com/Players/436617/Show/Alemã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2(8)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65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3</text:p>
          </table:table-cell>
          <table:table-cell table:formula="of:=RIGHT([.A150];LEN([.A150])-3)" office:value-type="string" office:string-value="AlemãoInternacional, 24, FW" calcext:value-type="string">
            <text:p>AlemãoInternacional, 24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349214/Show/Igor-Gomes" xlink:type="simple">142Igor Gomes</text:a><text:a xlink:href="https://1xbet.whoscored.com/Teams/1224/Show/Brazil-Sao-Paulo" xlink:type="simple">Sao Paulo, </text:a>23, M(CLR)</text:p>
          </table:table-cell>
          <table:table-cell office:value-type="string" calcext:value-type="string">
            <text:p><text:a xlink:href="https://1xbet.whoscored.com/Players/349214/Show/Igor-Gomes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782" calcext:value-type="float">
            <text:p>7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0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63</text:p>
          </table:table-cell>
          <table:table-cell table:formula="of:=RIGHT([.A151];LEN([.A151])-3)" office:value-type="string" office:string-value="Igor GomesSao Paulo, 23, M(CLR)" calcext:value-type="string">
            <text:p>Igor GomesSao Paulo, 23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88685/Show/Gabriel-Veron" xlink:type="simple">143Gabriel Veron</text:a><text:a xlink:href="https://1xbet.whoscored.com/Teams/1234/Show/Brazil-Palmeiras" xlink:type="simple">Palmeiras, </text:a>19, AM(LR)</text:p>
          </table:table-cell>
          <table:table-cell office:value-type="string" calcext:value-type="string">
            <text:p><text:a xlink:href="https://1xbet.whoscored.com/Players/388685/Show/Gabriel-Veron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79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152];LEN([.A152])-3)" office:value-type="string" office:string-value="Gabriel VeronPalmeiras, 19, AM(LR)" calcext:value-type="string">
            <text:p>Gabriel VeronPalmeiras, 19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18965/Show/Matheus-Alexandre" xlink:type="simple">144Matheus Alexandre</text:a><text:a xlink:href="https://1xbet.whoscored.com/Teams/1236/Show/Brazil-Coritiba" xlink:type="simple">Coritiba, </text:a>23, D(R)</text:p>
          </table:table-cell>
          <table:table-cell office:value-type="string" calcext:value-type="string">
            <text:p><text:a xlink:href="https://1xbet.whoscored.com/Players/418965/Show/Matheus-Alexandre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88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153];LEN([.A153])-3)" office:value-type="string" office:string-value="Matheus AlexandreCoritiba, 23, D(R)" calcext:value-type="string">
            <text:p>Matheus AlexandreCoritiba, 23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279571/Show/Rafael-Forster" xlink:type="simple">145Rafael Forster</text:a><text:a xlink:href="https://1xbet.whoscored.com/Teams/1220/Show/Brazil-Juventude" xlink:type="simple">Juventude, </text:a>32, D(CL),DMC</text:p>
          </table:table-cell>
          <table:table-cell office:value-type="string" calcext:value-type="string">
            <text:p><text:a xlink:href="https://1xbet.whoscored.com/Players/279571/Show/Rafael-Forster" xlink:type="simple"> </text:a><text:a xlink:href="https://1xbet.whoscored.com/Teams/1220/Show/Brazil-Juventud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51.1</text:p>
          </table:table-cell>
          <table:table-cell office:value-type="string" calcext:value-type="string">
            <text:p>78.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154];LEN([.A154])-3)" office:value-type="string" office:string-value="Rafael ForsterJuventude, 32, D(CL),DMC" calcext:value-type="string">
            <text:p>Rafael ForsterJuventude, 32, D(CL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66432/Show/Kaique-Rocha" xlink:type="simple">146Kaique Rocha</text:a><text:a xlink:href="https://1xbet.whoscored.com/Teams/1219/Show/Brazil-Internacional" xlink:type="simple">Internacional, </text:a>21, D(C)</text:p>
          </table:table-cell>
          <table:table-cell office:value-type="string" calcext:value-type="string">
            <text:p><text:a xlink:href="https://1xbet.whoscored.com/Players/366432/Show/Kaique-Rocha" xlink:type="simple"> </text:a><text:a xlink:href="https://1xbet.whoscored.com/Teams/1219/Show/Brazil-Internacional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423" calcext:value-type="float">
            <text:p>42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0.8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155];LEN([.A155])-3)" office:value-type="string" office:string-value="Kaique RochaInternacional, 21, D(C)" calcext:value-type="string">
            <text:p>Kaique RochaInternacional, 21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5689/Show/Gabriel-Mercado" xlink:type="simple">147Gabriel Mercado</text:a><text:a xlink:href="https://1xbet.whoscored.com/Teams/1219/Show/Brazil-Internacional" xlink:type="simple">Internacional, </text:a>35, D(CR)</text:p>
          </table:table-cell>
          <table:table-cell office:value-type="string" calcext:value-type="string">
            <text:p><text:a xlink:href="https://1xbet.whoscored.com/Players/35689/Show/Gabriel-Mercad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8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156];LEN([.A156])-3)" office:value-type="string" office:string-value="Gabriel MercadoInternacional, 35, D(CR)" calcext:value-type="string">
            <text:p>Gabriel MercadoInternacional, 35, D(CR)</text:p>
          </table:table-cell>
        </table:table-row>
        <table:table-row table:style-name="ro4">
          <table:table-cell office:value-type="string" calcext:value-type="string">
            <text:p><text:a xlink:href="https://1xbet.whoscored.com/Players/402981/Show/Wellington-Rato" xlink:type="simple">148Wellington Rato</text:a><text:a xlink:href="https://1xbet.whoscored.com/Teams/6368/Show/Brazil-Atletico-GO" xlink:type="simple">Atletico GO, </text:a>30, AM(LR),FW</text:p>
          </table:table-cell>
          <table:table-cell office:value-type="string" calcext:value-type="string">
            <text:p><text:a xlink:href="https://1xbet.whoscored.com/Players/402981/Show/Wellington-Rato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8.4</text:p>
          </table:table-cell>
          <table:table-cell office:value-type="string" calcext:value-type="string">
            <text:p>80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1</text:p>
          </table:table-cell>
          <table:table-cell table:formula="of:=RIGHT([.A157];LEN([.A157])-3)" office:value-type="string" office:string-value="Wellington RatoAtletico GO, 30, AM(LR),FW" calcext:value-type="string">
            <text:p>Wellington RatoAtletico GO, 30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243254/Show/Andreas-Pereira" xlink:type="simple">149Andreas Pereira</text:a><text:a xlink:href="https://1xbet.whoscored.com/Teams/1239/Show/Brazil-Flamengo" xlink:type="simple">Flamengo, </text:a>26, M(CLR)</text:p>
          </table:table-cell>
          <table:table-cell office:value-type="string" calcext:value-type="string">
            <text:p><text:a xlink:href="https://1xbet.whoscored.com/Players/243254/Show/Andreas-Pereira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79.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0</text:p>
          </table:table-cell>
          <table:table-cell table:formula="of:=RIGHT([.A158];LEN([.A158])-3)" office:value-type="string" office:string-value="Andreas PereiraFlamengo, 26, M(CLR)" calcext:value-type="string">
            <text:p>Andreas PereiraFlamengo, 26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41/Show/Lucas-Fernandes" xlink:type="simple">151Lucas Fernandes</text:a><text:a xlink:href="https://1xbet.whoscored.com/Teams/1227/Show/Brazil-Botafogo-RJ" xlink:type="simple">Botafogo RJ, </text:a>24, M(CL),FW</text:p>
          </table:table-cell>
          <table:table-cell office:value-type="string" calcext:value-type="string">
            <text:p><text:a xlink:href="https://1xbet.whoscored.com/Players/317741/Show/Lucas-Fernandes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7.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60</text:p>
          </table:table-cell>
          <table:table-cell table:formula="of:=RIGHT([.A159];LEN([.A159])-3)" office:value-type="string" office:string-value="Lucas FernandesBotafogo RJ, 24, M(CL),FW" calcext:value-type="string">
            <text:p>Lucas FernandesBotafogo RJ, 24, M(CL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16913/Show/Alê" xlink:type="simple">152Alê</text:a><text:a xlink:href="https://1xbet.whoscored.com/Teams/1228/Show/Brazil-America-MG" xlink:type="simple">America MG, </text:a>32, M(C)</text:p>
          </table:table-cell>
          <table:table-cell office:value-type="string" calcext:value-type="string">
            <text:p><text:a xlink:href="https://1xbet.whoscored.com/Players/416913/Show/Alê" xlink:type="simple"> </text:a><text:a xlink:href="https://1xbet.whoscored.com/Teams/1228/Show/Brazil-America-MG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0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0</text:p>
          </table:table-cell>
          <table:table-cell table:formula="of:=RIGHT([.A160];LEN([.A160])-3)" office:value-type="string" office:string-value="AlêAmerica MG, 32, M(C)" calcext:value-type="string">
            <text:p>AlêAmerica MG, 32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01711/Show/Élvis" xlink:type="simple">153Élvis</text:a><text:a xlink:href="https://1xbet.whoscored.com/Teams/1218/Show/Brazil-Goias" xlink:type="simple">Goias, </text:a>31, AM(C)</text:p>
          </table:table-cell>
          <table:table-cell office:value-type="string" calcext:value-type="string">
            <text:p><text:a xlink:href="https://1xbet.whoscored.com/Players/101711/Show/Élvi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80.3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0</text:p>
          </table:table-cell>
          <table:table-cell table:formula="of:=RIGHT([.A161];LEN([.A161])-3)" office:value-type="string" office:string-value="ÉlvisGoias, 31, AM(C)" calcext:value-type="string">
            <text:p>ÉlvisGoias, 31, A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37971/Show/Bruno-Pacheco" xlink:type="simple">154Bruno Pacheco</text:a><text:a xlink:href="https://1xbet.whoscored.com/Teams/7334/Show/Brazil-Ceara" xlink:type="simple">Ceara, </text:a>30, D(L)</text:p>
          </table:table-cell>
          <table:table-cell office:value-type="string" calcext:value-type="string">
            <text:p><text:a xlink:href="https://1xbet.whoscored.com/Players/337971/Show/Bruno-Pacheco" xlink:type="simple"> </text:a><text:a xlink:href="https://1xbet.whoscored.com/Teams/7334/Show/Brazil-Ceara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76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60</text:p>
          </table:table-cell>
          <table:table-cell table:formula="of:=RIGHT([.A162];LEN([.A162])-3)" office:value-type="string" office:string-value="Bruno PachecoCeara, 30, D(L)" calcext:value-type="string">
            <text:p>Bruno PachecoCeara, 30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99249/Show/Hugo" xlink:type="simple">155Hugo</text:a><text:a xlink:href="https://1xbet.whoscored.com/Teams/1227/Show/Brazil-Botafogo-RJ" xlink:type="simple">Botafogo RJ, </text:a>20, D(L),M(L)</text:p>
          </table:table-cell>
          <table:table-cell office:value-type="string" calcext:value-type="string">
            <text:p><text:a xlink:href="https://1xbet.whoscored.com/Players/399249/Show/Hugo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2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9</text:p>
          </table:table-cell>
          <table:table-cell table:formula="of:=RIGHT([.A163];LEN([.A163])-3)" office:value-type="string" office:string-value="HugoBotafogo RJ, 20, D(L),M(L)" calcext:value-type="string">
            <text:p>HugoBotafogo RJ, 20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47/Show/Gabriel-Menino" xlink:type="simple">156Gabriel Menino</text:a><text:a xlink:href="https://1xbet.whoscored.com/Teams/1234/Show/Brazil-Palmeiras" xlink:type="simple">Palmeiras, </text:a>21, D(R),M(CR)</text:p>
          </table:table-cell>
          <table:table-cell office:value-type="string" calcext:value-type="string">
            <text:p><text:a xlink:href="https://1xbet.whoscored.com/Players/397847/Show/Gabriel-Menino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9</text:p>
          </table:table-cell>
          <table:table-cell table:formula="of:=RIGHT([.A164];LEN([.A164])-3)" office:value-type="string" office:string-value="Gabriel MeninoPalmeiras, 21, D(R),M(CR)" calcext:value-type="string">
            <text:p>Gabriel MeninoPalmeiras, 21, D(R),M(CR)</text:p>
          </table:table-cell>
        </table:table-row>
        <table:table-row table:style-name="ro4">
          <table:table-cell office:value-type="string" calcext:value-type="string">
            <text:p><text:a xlink:href="https://1xbet.whoscored.com/Players/254275/Show/Róger-Guedes" xlink:type="simple">157Róger Guedes</text:a><text:a xlink:href="https://1xbet.whoscored.com/Teams/1237/Show/Brazil-Corinthians" xlink:type="simple">Corinthians, </text:a>25, AM(CLR),FW</text:p>
          </table:table-cell>
          <table:table-cell office:value-type="string" calcext:value-type="string">
            <text:p><text:a xlink:href="https://1xbet.whoscored.com/Players/254275/Show/Róger-Guedes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9(2)</text:p>
          </table:table-cell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82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8</text:p>
          </table:table-cell>
          <table:table-cell table:formula="of:=RIGHT([.A165];LEN([.A165])-3)" office:value-type="string" office:string-value="Róger GuedesCorinthians, 25, AM(CLR),FW" calcext:value-type="string">
            <text:p>Róger GuedesCorinthians, 25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1609/Show/Uendel" xlink:type="simple">158Uendel</text:a><text:a xlink:href="https://1xbet.whoscored.com/Teams/8938/Show/Brazil-Cuiaba" xlink:type="simple">Cuiaba, </text:a>33, D(L)</text:p>
          </table:table-cell>
          <table:table-cell office:value-type="string" calcext:value-type="string">
            <text:p><text:a xlink:href="https://1xbet.whoscored.com/Players/41609/Show/Uendel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631" calcext:value-type="float">
            <text:p>6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75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8</text:p>
          </table:table-cell>
          <table:table-cell table:formula="of:=RIGHT([.A166];LEN([.A166])-3)" office:value-type="string" office:string-value="UendelCuiaba, 33, D(L)" calcext:value-type="string">
            <text:p>UendelCuiaba, 33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55663/Show/Everson" xlink:type="simple">159Everson</text:a><text:a xlink:href="https://1xbet.whoscored.com/Teams/1235/Show/Brazil-Atletico-MG" xlink:type="simple">Atletico MG, </text:a>32, GK</text:p>
          </table:table-cell>
          <table:table-cell office:value-type="string" calcext:value-type="string">
            <text:p><text:a xlink:href="https://1xbet.whoscored.com/Players/355663/Show/Everson" xlink:type="simple"> </text:a><text:a xlink:href="https://1xbet.whoscored.com/Teams/1235/Show/Brazil-Atletico-MG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77.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8</text:p>
          </table:table-cell>
          <table:table-cell table:formula="of:=RIGHT([.A167];LEN([.A167])-3)" office:value-type="string" office:string-value="EversonAtletico MG, 32, GK" calcext:value-type="string">
            <text:p>EversonAtletico MG, 32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52/Show/Alef-Manga" xlink:type="simple">161Alef Manga</text:a><text:a xlink:href="https://1xbet.whoscored.com/Teams/1236/Show/Brazil-Coritiba" xlink:type="simple">Coritiba, </text:a>27, AM(R)</text:p>
          </table:table-cell>
          <table:table-cell office:value-type="string" calcext:value-type="string">
            <text:p><text:a xlink:href="https://1xbet.whoscored.com/Players/436552/Show/Alef-Manga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6(4)</text:p>
          </table:table-cell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81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7</text:p>
          </table:table-cell>
          <table:table-cell table:formula="of:=RIGHT([.A168];LEN([.A168])-3)" office:value-type="string" office:string-value="Alef MangaCoritiba, 27, AM(R)" calcext:value-type="string">
            <text:p>Alef MangaCoritiba, 27, A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130886/Show/Gabriel-Barbosa" xlink:type="simple">162Gabriel Barbosa</text:a><text:a xlink:href="https://1xbet.whoscored.com/Teams/1239/Show/Brazil-Flamengo" xlink:type="simple">Flamengo, </text:a>25, AM(LR),FW</text:p>
          </table:table-cell>
          <table:table-cell office:value-type="string" calcext:value-type="string">
            <text:p><text:a xlink:href="https://1xbet.whoscored.com/Players/130886/Show/Gabriel-Barbosa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8(3)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83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57</text:p>
          </table:table-cell>
          <table:table-cell table:formula="of:=RIGHT([.A169];LEN([.A169])-3)" office:value-type="string" office:string-value="Gabriel BarbosaFlamengo, 25, AM(LR),FW" calcext:value-type="string">
            <text:p>Gabriel BarbosaFlamengo, 25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54846/Show/Víctor-Cantillo" xlink:type="simple">163Víctor Cantillo</text:a><text:a xlink:href="https://1xbet.whoscored.com/Teams/1237/Show/Brazil-Corinthians" xlink:type="simple">Corinthians, </text:a>28, DMC</text:p>
          </table:table-cell>
          <table:table-cell office:value-type="string" calcext:value-type="string">
            <text:p><text:a xlink:href="https://1xbet.whoscored.com/Players/354846/Show/Víctor-Cantillo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6(4)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87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7</text:p>
          </table:table-cell>
          <table:table-cell table:formula="of:=RIGHT([.A170];LEN([.A170])-3)" office:value-type="string" office:string-value="Víctor CantilloCorinthians, 28, DMC" calcext:value-type="string">
            <text:p>Víctor CantilloCorinthians, 28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13/Show/Lucas-Piton" xlink:type="simple">164Lucas Piton</text:a><text:a xlink:href="https://1xbet.whoscored.com/Teams/1237/Show/Brazil-Corinthians" xlink:type="simple">Corinthians, </text:a>21, D(L),M(L)</text:p>
          </table:table-cell>
          <table:table-cell office:value-type="string" calcext:value-type="string">
            <text:p><text:a xlink:href="https://1xbet.whoscored.com/Players/373513/Show/Lucas-Pito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79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  <table:table-cell table:formula="of:=RIGHT([.A171];LEN([.A171])-3)" office:value-type="string" office:string-value="Lucas PitonCorinthians, 21, D(L),M(L)" calcext:value-type="string">
            <text:p>Lucas PitonCorinthians, 21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58737/Show/Raúl" xlink:type="simple">165Raúl</text:a><text:a xlink:href="https://1xbet.whoscored.com/Teams/5438/Show/Brazil-Red-Bull-Bragantino" xlink:type="simple">Red Bull Bragantino, </text:a>26, D(R),DMC</text:p>
          </table:table-cell>
          <table:table-cell office:value-type="string" calcext:value-type="string">
            <text:p><text:a xlink:href="https://1xbet.whoscored.com/Players/358737/Show/Raúl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53.3</text:p>
          </table:table-cell>
          <table:table-cell office:value-type="string" calcext:value-type="string">
            <text:p>84.8</text:p>
          </table:table-cell>
          <table:table-cell office:value-type="string" calcext:value-type="string">
            <text:p>0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6</text:p>
          </table:table-cell>
          <table:table-cell table:formula="of:=RIGHT([.A172];LEN([.A172])-3)" office:value-type="string" office:string-value="RaúlRed Bull Bragantino, 26, D(R),DMC" calcext:value-type="string">
            <text:p>RaúlRed Bull Bragantino, 26, D(R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25792/Show/Bressan" xlink:type="simple">166Bressan</text:a><text:a xlink:href="https://1xbet.whoscored.com/Teams/4619/Show/Brazil-Avai-FC" xlink:type="simple">Avai FC, </text:a>29, D(CR)</text:p>
          </table:table-cell>
          <table:table-cell office:value-type="string" calcext:value-type="string">
            <text:p><text:a xlink:href="https://1xbet.whoscored.com/Players/125792/Show/Bressan" xlink:type="simple"> </text:a><text:a xlink:href="https://1xbet.whoscored.com/Teams/4619/Show/Brazil-Avai-FC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52.4</text:p>
          </table:table-cell>
          <table:table-cell office:value-type="string" calcext:value-type="string">
            <text:p>84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  <table:table-cell table:formula="of:=RIGHT([.A173];LEN([.A173])-3)" office:value-type="string" office:string-value="BressanAvai FC, 29, D(CR)" calcext:value-type="string">
            <text:p>BressanAvai FC, 29, D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56/Show/Ramon-Menezes" xlink:type="simple">167Ramon Menezes</text:a><text:a xlink:href="https://1xbet.whoscored.com/Teams/6368/Show/Brazil-Atletico-GO" xlink:type="simple">Atletico GO, </text:a>27, D(C),DMC</text:p>
          </table:table-cell>
          <table:table-cell office:value-type="string" calcext:value-type="string">
            <text:p><text:a xlink:href="https://1xbet.whoscored.com/Players/317756/Show/Ramon-Menezes" xlink:type="simple"> </text:a><text:a xlink:href="https://1xbet.whoscored.com/Teams/6368/Show/Brazil-Atletico-GO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30" calcext:value-type="float">
            <text:p>63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7.6</text:p>
          </table:table-cell>
          <table:table-cell office:value-type="string" calcext:value-type="string">
            <text:p>89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  <table:table-cell table:formula="of:=RIGHT([.A174];LEN([.A174])-3)" office:value-type="string" office:string-value="Ramon MenezesAtletico GO, 27, D(C),DMC" calcext:value-type="string">
            <text:p>Ramon MenezesAtletico GO, 27, D(C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67199/Show/Míchel-Macedo" xlink:type="simple">168Míchel Macedo</text:a><text:a xlink:href="https://1xbet.whoscored.com/Teams/7334/Show/Brazil-Ceara" xlink:type="simple">Ceara, </text:a>32, D(R)</text:p>
          </table:table-cell>
          <table:table-cell office:value-type="string" calcext:value-type="string">
            <text:p><text:a xlink:href="https://1xbet.whoscored.com/Players/67199/Show/Míchel-Maced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77.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  <table:table-cell table:formula="of:=RIGHT([.A175];LEN([.A175])-3)" office:value-type="string" office:string-value="Míchel MacedoCeara, 32, D(R)" calcext:value-type="string">
            <text:p>Míchel MacedoCeara, 32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7090/Show/Dadá-Belmonte" xlink:type="simple">169Dadá Belmonte</text:a><text:a xlink:href="https://1xbet.whoscored.com/Teams/1218/Show/Brazil-Goias" xlink:type="simple">Goias, </text:a>25, M(L)</text:p>
          </table:table-cell>
          <table:table-cell office:value-type="string" calcext:value-type="string">
            <text:p><text:a xlink:href="https://1xbet.whoscored.com/Players/437090/Show/Dadá-Belmonte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7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  <table:table-cell table:formula="of:=RIGHT([.A176];LEN([.A176])-3)" office:value-type="string" office:string-value="Dadá BelmonteGoias, 25, M(L)" calcext:value-type="string">
            <text:p>Dadá BelmonteGoias, 25, 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87833/Show/Raúl-Cáceres" xlink:type="simple">171Raúl Cáceres</text:a><text:a xlink:href="https://1xbet.whoscored.com/Teams/1228/Show/Brazil-America-MG" xlink:type="simple">America MG, </text:a>30, D(R)</text:p>
          </table:table-cell>
          <table:table-cell office:value-type="string" calcext:value-type="string">
            <text:p><text:a xlink:href="https://1xbet.whoscored.com/Players/87833/Show/Raúl-Cáceres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6</text:p>
          </table:table-cell>
          <table:table-cell table:formula="of:=RIGHT([.A177];LEN([.A177])-3)" office:value-type="string" office:string-value="Raúl CáceresAmerica MG, 30, D(R)" calcext:value-type="string">
            <text:p>Raúl CáceresAmerica MG, 30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25770/Show/Pedrinho" xlink:type="simple">172Pedrinho</text:a><text:a xlink:href="https://1xbet.whoscored.com/Teams/1243/Show/Brazil-Athletico-Paranaense" xlink:type="simple">Athletico Paranaense, </text:a>20, Defender</text:p>
          </table:table-cell>
          <table:table-cell office:value-type="string" calcext:value-type="string">
            <text:p><text:a xlink:href="https://1xbet.whoscored.com/Players/425770/Show/Pedrinh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70.8</text:p>
          </table:table-cell>
          <table:table-cell office:value-type="string" calcext:value-type="string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5</text:p>
          </table:table-cell>
          <table:table-cell table:formula="of:=RIGHT([.A178];LEN([.A178])-3)" office:value-type="string" office:string-value="PedrinhoAthletico Paranaense, 20, Defender" calcext:value-type="string">
            <text:p>PedrinhoAthletico Paranaense, 20, Defender</text:p>
          </table:table-cell>
        </table:table-row>
        <table:table-row table:style-name="ro2">
          <table:table-cell office:value-type="string" calcext:value-type="string">
            <text:p><text:a xlink:href="https://1xbet.whoscored.com/Players/364717/Show/Caetano" xlink:type="simple">173Caetano</text:a><text:a xlink:href="https://1xbet.whoscored.com/Teams/1218/Show/Brazil-Goias" xlink:type="simple">Goias, </text:a>23, D(C)</text:p>
          </table:table-cell>
          <table:table-cell office:value-type="string" calcext:value-type="string">
            <text:p><text:a xlink:href="https://1xbet.whoscored.com/Players/364717/Show/Caetano" xlink:type="simple"> </text:a><text:a xlink:href="https://1xbet.whoscored.com/Teams/1218/Show/Brazil-Goias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35.6</text:p>
          </table:table-cell>
          <table:table-cell office:value-type="string" calcext:value-type="string">
            <text:p>84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5</text:p>
          </table:table-cell>
          <table:table-cell table:formula="of:=RIGHT([.A179];LEN([.A179])-3)" office:value-type="string" office:string-value="CaetanoGoias, 23, D(C)" calcext:value-type="string">
            <text:p>CaetanoGoias, 23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01/Show/Chico" xlink:type="simple">174Chico</text:a><text:a xlink:href="https://1xbet.whoscored.com/Teams/1220/Show/Brazil-Juventude" xlink:type="simple">Juventude, </text:a>31, AM(CLR)</text:p>
          </table:table-cell>
          <table:table-cell office:value-type="string" calcext:value-type="string">
            <text:p><text:a xlink:href="https://1xbet.whoscored.com/Players/373501/Show/Chico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6(3)</text:p>
          </table:table-cell>
          <table:table-cell office:value-type="float" office:value="544" calcext:value-type="float">
            <text:p>5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81.5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5</text:p>
          </table:table-cell>
          <table:table-cell table:formula="of:=RIGHT([.A180];LEN([.A180])-3)" office:value-type="string" office:string-value="ChicoJuventude, 31, AM(CLR)" calcext:value-type="string">
            <text:p>ChicoJuventude, 31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49707/Show/Matheus-Fernandes" xlink:type="simple">175Matheus Fernandes</text:a><text:a xlink:href="https://1xbet.whoscored.com/Teams/1243/Show/Brazil-Athletico-Paranaense" xlink:type="simple">Athletico Paranaense, </text:a>24, DMC</text:p>
          </table:table-cell>
          <table:table-cell office:value-type="string" calcext:value-type="string">
            <text:p><text:a xlink:href="https://1xbet.whoscored.com/Players/349707/Show/Matheus-Fernandes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24.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5</text:p>
          </table:table-cell>
          <table:table-cell table:formula="of:=RIGHT([.A181];LEN([.A181])-3)" office:value-type="string" office:string-value="Matheus FernandesAthletico Paranaense, 24, DMC" calcext:value-type="string">
            <text:p>Matheus FernandesAthletico Paranaense, 24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3755/Show/Rafinha" xlink:type="simple">176Rafinha</text:a><text:a xlink:href="https://1xbet.whoscored.com/Teams/1224/Show/Brazil-Sao-Paulo" xlink:type="simple">Sao Paulo, </text:a>36, D(CLR),M(R)</text:p>
          </table:table-cell>
          <table:table-cell office:value-type="string" calcext:value-type="string">
            <text:p><text:a xlink:href="https://1xbet.whoscored.com/Players/13755/Show/Rafinha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724" calcext:value-type="float">
            <text:p>7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7.9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5</text:p>
          </table:table-cell>
          <table:table-cell table:formula="of:=RIGHT([.A182];LEN([.A182])-3)" office:value-type="string" office:string-value="RafinhaSao Paulo, 36, D(CLR),M(R)" calcext:value-type="string">
            <text:p>RafinhaSao Paulo, 36, D(CL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60373/Show/Erick" xlink:type="simple">177Erick</text:a><text:a xlink:href="https://1xbet.whoscored.com/Teams/7334/Show/Brazil-Ceara" xlink:type="simple">Ceara, </text:a>24, AM(LR)</text:p>
          </table:table-cell>
          <table:table-cell office:value-type="string" calcext:value-type="string">
            <text:p><text:a xlink:href="https://1xbet.whoscored.com/Players/360373/Show/Erick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75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4</text:p>
          </table:table-cell>
          <table:table-cell table:formula="of:=RIGHT([.A183];LEN([.A183])-3)" office:value-type="string" office:string-value="ErickCeara, 24, AM(LR)" calcext:value-type="string">
            <text:p>ErickCeara, 24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99/Show/Germán-Cano" xlink:type="simple">178Germán Cano</text:a><text:a xlink:href="https://1xbet.whoscored.com/Teams/1232/Show/Brazil-Fluminense" xlink:type="simple">Fluminense, </text:a>34, FW</text:p>
          </table:table-cell>
          <table:table-cell office:value-type="string" calcext:value-type="string">
            <text:p><text:a xlink:href="https://1xbet.whoscored.com/Players/397899/Show/Germán-Cano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10(1)</text:p>
          </table:table-cell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79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4</text:p>
          </table:table-cell>
          <table:table-cell table:formula="of:=RIGHT([.A184];LEN([.A184])-3)" office:value-type="string" office:string-value="Germán CanoFluminense, 34, FW" calcext:value-type="string">
            <text:p>Germán CanoFluminense, 34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970/Show/Fellipe-Bastos" xlink:type="simple">179Fellipe Bastos</text:a><text:a xlink:href="https://1xbet.whoscored.com/Teams/1218/Show/Brazil-Goias" xlink:type="simple">Goias, </text:a>32, DMC</text:p>
          </table:table-cell>
          <table:table-cell office:value-type="string" calcext:value-type="string">
            <text:p><text:a xlink:href="https://1xbet.whoscored.com/Players/43970/Show/Fellipe-Basto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4(6)</text:p>
          </table:table-cell>
          <table:table-cell office:value-type="float" office:value="453" calcext:value-type="float">
            <text:p>4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0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4</text:p>
          </table:table-cell>
          <table:table-cell table:formula="of:=RIGHT([.A185];LEN([.A185])-3)" office:value-type="string" office:string-value="Fellipe BastosGoias, 32, DMC" calcext:value-type="string">
            <text:p>Fellipe BastosGoias, 32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02464/Show/Rodrigo-Caio" xlink:type="simple">180Rodrigo Caio</text:a><text:a xlink:href="https://1xbet.whoscored.com/Teams/1239/Show/Brazil-Flamengo" xlink:type="simple">Flamengo, </text:a>28, D(CR),DMC</text:p>
          </table:table-cell>
          <table:table-cell office:value-type="string" calcext:value-type="string">
            <text:p><text:a xlink:href="https://1xbet.whoscored.com/Players/102464/Show/Rodrigo-Cai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406" calcext:value-type="float">
            <text:p>40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4.7</text:p>
          </table:table-cell>
          <table:table-cell office:value-type="string" calcext:value-type="string">
            <text:p>91.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4</text:p>
          </table:table-cell>
          <table:table-cell table:formula="of:=RIGHT([.A186];LEN([.A186])-3)" office:value-type="string" office:string-value="Rodrigo CaioFlamengo, 28, D(CR),DMC" calcext:value-type="string">
            <text:p>Rodrigo CaioFlamengo, 28, D(CR),DMC</text:p>
          </table:table-cell>
        </table:table-row>
        <table:table-row table:style-name="ro1">
          <table:table-cell table:style-name="Default" table:number-columns-repeated="12"/>
          <table:table-cell table:formula="of:=RIGHT([.A187];LEN([.A187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271550/Show/Rafael-Ramos" xlink:type="simple">181Rafael Ramos</text:a><text:a xlink:href="https://1xbet.whoscored.com/Teams/1237/Show/Brazil-Corinthians" xlink:type="simple">Corinthians, </text:a>27, D(R)</text:p>
          </table:table-cell>
          <table:table-cell office:value-type="string" calcext:value-type="string">
            <text:p><text:a xlink:href="https://1xbet.whoscored.com/Players/271550/Show/Rafael-Ramos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77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4</text:p>
          </table:table-cell>
          <table:table-cell table:formula="of:=RIGHT([.A188];LEN([.A188])-3)" office:value-type="string" office:string-value="Rafael RamosCorinthians, 27, D(R)" calcext:value-type="string">
            <text:p>Rafael RamosCorinthians, 27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75970/Show/Ricardo-Bueno" xlink:type="simple">182Ricardo Bueno</text:a><text:a xlink:href="https://1xbet.whoscored.com/Teams/1220/Show/Brazil-Juventude" xlink:type="simple">Juventude, </text:a>35, FW</text:p>
          </table:table-cell>
          <table:table-cell office:value-type="string" calcext:value-type="string">
            <text:p><text:a xlink:href="https://1xbet.whoscored.com/Players/75970/Show/Ricardo-Bueno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6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4</text:p>
          </table:table-cell>
          <table:table-cell table:formula="of:=RIGHT([.A189];LEN([.A189])-3)" office:value-type="string" office:string-value="Ricardo BuenoJuventude, 35, FW" calcext:value-type="string">
            <text:p>Ricardo BuenoJuventude, 35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360050/Show/David-Terans" xlink:type="simple">183David Terans</text:a><text:a xlink:href="https://1xbet.whoscored.com/Teams/1243/Show/Brazil-Athletico-Paranaense" xlink:type="simple">Athletico Paranaense, </text:a>28, AM(CL)</text:p>
          </table:table-cell>
          <table:table-cell office:value-type="string" calcext:value-type="string">
            <text:p><text:a xlink:href="https://1xbet.whoscored.com/Players/360050/Show/David-Terans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6(3)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76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  <table:table-cell table:formula="of:=RIGHT([.A190];LEN([.A190])-3)" office:value-type="string" office:string-value="David TeransAthletico Paranaense, 28, AM(CL)" calcext:value-type="string">
            <text:p>David TeransAthletico Paranaense, 28, A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68249/Show/Camacho" xlink:type="simple">184Camacho</text:a><text:a xlink:href="https://1xbet.whoscored.com/Teams/1241/Show/Brazil-Santos-FC" xlink:type="simple">Santos FC, </text:a>32, DMC</text:p>
          </table:table-cell>
          <table:table-cell office:value-type="string" calcext:value-type="string">
            <text:p><text:a xlink:href="https://1xbet.whoscored.com/Players/68249/Show/Camacho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float" office:value="37" calcext:value-type="float">
            <text:p>3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  <table:table-cell table:formula="of:=RIGHT([.A191];LEN([.A191])-3)" office:value-type="string" office:string-value="CamachoSantos FC, 32, DMC" calcext:value-type="string">
            <text:p>CamachoSantos FC, 32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50/Show/Patrick-de-Paula" xlink:type="simple">185Patrick de Paula</text:a><text:a xlink:href="https://1xbet.whoscored.com/Teams/1227/Show/Brazil-Botafogo-RJ" xlink:type="simple">Botafogo RJ, </text:a>22, DMC</text:p>
          </table:table-cell>
          <table:table-cell office:value-type="string" calcext:value-type="string">
            <text:p><text:a xlink:href="https://1xbet.whoscored.com/Players/397850/Show/Patrick-de-Paula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9.9</text:p>
          </table:table-cell>
          <table:table-cell office:value-type="string" calcext:value-type="string">
            <text:p>75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  <table:table-cell table:formula="of:=RIGHT([.A192];LEN([.A192])-3)" office:value-type="string" office:string-value="Patrick de PaulaBotafogo RJ, 22, DMC" calcext:value-type="string">
            <text:p>Patrick de PaulaBotafogo RJ, 22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131056/Show/Juninho" xlink:type="simple">186Juninho</text:a><text:a xlink:href="https://1xbet.whoscored.com/Teams/1228/Show/Brazil-America-MG" xlink:type="simple">America MG, </text:a>34, D(L),M(CR)</text:p>
          </table:table-cell>
          <table:table-cell office:value-type="string" calcext:value-type="string">
            <text:p><text:a xlink:href="https://1xbet.whoscored.com/Players/131056/Show/Juninho" xlink:type="simple"> </text:a><text:a xlink:href="https://1xbet.whoscored.com/Teams/1228/Show/Brazil-America-MG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76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  <table:table-cell table:formula="of:=RIGHT([.A193];LEN([.A193])-3)" office:value-type="string" office:string-value="JuninhoAmerica MG, 34, D(L),M(CR)" calcext:value-type="string">
            <text:p>JuninhoAmerica MG, 34, D(L),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18265/Show/Fábio-Santos" xlink:type="simple">187Fábio Santos</text:a><text:a xlink:href="https://1xbet.whoscored.com/Teams/1237/Show/Brazil-Corinthians" xlink:type="simple">Corinthians, </text:a>36, D(L)</text:p>
          </table:table-cell>
          <table:table-cell office:value-type="string" calcext:value-type="string">
            <text:p><text:a xlink:href="https://1xbet.whoscored.com/Players/18265/Show/Fábio-Santos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36.7</text:p>
          </table:table-cell>
          <table:table-cell office:value-type="string" calcext:value-type="string">
            <text:p>84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  <table:table-cell table:formula="of:=RIGHT([.A194];LEN([.A194])-3)" office:value-type="string" office:string-value="Fábio SantosCorinthians, 36, D(L)" calcext:value-type="string">
            <text:p>Fábio SantosCorinthians, 36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79230/Show/João-Cardoso" xlink:type="simple">188João Cardoso</text:a><text:a xlink:href="https://1xbet.whoscored.com/Teams/1219/Show/Brazil-Internacional" xlink:type="simple">Internacional, </text:a>20, DMC</text:p>
          </table:table-cell>
          <table:table-cell office:value-type="string" calcext:value-type="string">
            <text:p><text:a xlink:href="https://1xbet.whoscored.com/Players/379230/Show/João-Cardos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85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  <table:table-cell table:formula="of:=RIGHT([.A195];LEN([.A195])-3)" office:value-type="string" office:string-value="João CardosoInternacional, 20, DMC" calcext:value-type="string">
            <text:p>João CardosoInternacional, 20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30449/Show/Alisson" xlink:type="simple">189Alisson</text:a><text:a xlink:href="https://1xbet.whoscored.com/Teams/1224/Show/Brazil-Sao-Paulo" xlink:type="simple">Sao Paulo, </text:a>29, AM(CLR)</text:p>
          </table:table-cell>
          <table:table-cell office:value-type="string" calcext:value-type="string">
            <text:p><text:a xlink:href="https://1xbet.whoscored.com/Players/130449/Show/Alisson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1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  <table:table-cell table:formula="of:=RIGHT([.A196];LEN([.A196])-3)" office:value-type="string" office:string-value="AlissonSao Paulo, 29, AM(CLR)" calcext:value-type="string">
            <text:p>AlissonSao Paulo, 29, AM(CLR)</text:p>
          </table:table-cell>
        </table:table-row>
        <table:table-row table:style-name="ro4">
          <table:table-cell office:value-type="string" calcext:value-type="string">
            <text:p><text:a xlink:href="https://1xbet.whoscored.com/Players/78505/Show/Patric" xlink:type="simple">191Patric</text:a><text:a xlink:href="https://1xbet.whoscored.com/Teams/1228/Show/Brazil-America-MG" xlink:type="simple">America MG, </text:a>33, D(LR),M(R)</text:p>
          </table:table-cell>
          <table:table-cell office:value-type="string" calcext:value-type="string">
            <text:p><text:a xlink:href="https://1xbet.whoscored.com/Players/78505/Show/Patric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73.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  <table:table-cell table:formula="of:=RIGHT([.A197];LEN([.A197])-3)" office:value-type="string" office:string-value="PatricAmerica MG, 33, D(LR),M(R)" calcext:value-type="string">
            <text:p>PatricAmerica MG, 33, D(L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07747/Show/Rubens" xlink:type="simple">192Rubens</text:a><text:a xlink:href="https://1xbet.whoscored.com/Teams/1235/Show/Brazil-Atletico-MG" xlink:type="simple">Atletico MG, </text:a>21, D(L)</text:p>
          </table:table-cell>
          <table:table-cell office:value-type="string" calcext:value-type="string">
            <text:p><text:a xlink:href="https://1xbet.whoscored.com/Players/407747/Show/Rubens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4(5)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74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3</text:p>
          </table:table-cell>
          <table:table-cell table:formula="of:=RIGHT([.A198];LEN([.A198])-3)" office:value-type="string" office:string-value="RubensAtletico MG, 21, D(L)" calcext:value-type="string">
            <text:p>RubensAtletico MG, 21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28564/Show/Fabricio-Bustos" xlink:type="simple">193Fabricio Bustos</text:a><text:a xlink:href="https://1xbet.whoscored.com/Teams/1219/Show/Brazil-Internacional" xlink:type="simple">Internacional, </text:a>26, D(R)</text:p>
          </table:table-cell>
          <table:table-cell office:value-type="string" calcext:value-type="string">
            <text:p><text:a xlink:href="https://1xbet.whoscored.com/Players/328564/Show/Fabricio-Bustos" xlink:type="simple"> </text:a><text:a xlink:href="https://1xbet.whoscored.com/Teams/1219/Show/Brazil-Internacional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38.6</text:p>
          </table:table-cell>
          <table:table-cell office:value-type="string" calcext:value-type="string">
            <text:p>79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  <table:table-cell table:formula="of:=RIGHT([.A199];LEN([.A199])-3)" office:value-type="string" office:string-value="Fabricio BustosInternacional, 26, D(R)" calcext:value-type="string">
            <text:p>Fabricio BustosInternacional, 26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110930/Show/Reinaldo" xlink:type="simple">194Reinaldo</text:a><text:a xlink:href="https://1xbet.whoscored.com/Teams/1224/Show/Brazil-Sao-Paulo" xlink:type="simple">Sao Paulo, </text:a>32, D(L),M(L)</text:p>
          </table:table-cell>
          <table:table-cell office:value-type="string" calcext:value-type="string">
            <text:p><text:a xlink:href="https://1xbet.whoscored.com/Players/110930/Show/Reinaldo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5.8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2</text:p>
          </table:table-cell>
          <table:table-cell table:formula="of:=RIGHT([.A200];LEN([.A200])-3)" office:value-type="string" office:string-value="ReinaldoSao Paulo, 32, D(L),M(L)" calcext:value-type="string">
            <text:p>ReinaldoSao Paulo, 32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38202/Show/Rwan" xlink:type="simple">195Rwan</text:a><text:a xlink:href="https://1xbet.whoscored.com/Teams/1241/Show/Brazil-Santos-FC" xlink:type="simple">Santos FC, </text:a>21, Forward</text:p>
          </table:table-cell>
          <table:table-cell office:value-type="string" calcext:value-type="string">
            <text:p><text:a xlink:href="https://1xbet.whoscored.com/Players/438202/Show/Rwan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77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  <table:table-cell table:formula="of:=RIGHT([.A201];LEN([.A201])-3)" office:value-type="string" office:string-value="RwanSantos FC, 21, Forward" calcext:value-type="string">
            <text:p>RwanSantos FC, 21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380777/Show/Pedrinho" xlink:type="simple">196Pedrinho</text:a><text:a xlink:href="https://1xbet.whoscored.com/Teams/1228/Show/Brazil-America-MG" xlink:type="simple">America MG, </text:a>22, AM(CL)</text:p>
          </table:table-cell>
          <table:table-cell office:value-type="string" calcext:value-type="string">
            <text:p><text:a xlink:href="https://1xbet.whoscored.com/Players/380777/Show/Pedrinho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4(5)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  <table:table-cell table:formula="of:=RIGHT([.A202];LEN([.A202])-3)" office:value-type="string" office:string-value="PedrinhoAmerica MG, 22, AM(CL)" calcext:value-type="string">
            <text:p>PedrinhoAmerica MG, 22, A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54/Show/Gabriel-Lacerda" xlink:type="simple">197Gabriel Lacerda</text:a><text:a xlink:href="https://1xbet.whoscored.com/Teams/7334/Show/Brazil-Ceara" xlink:type="simple">Ceara, </text:a>22, D(C)</text:p>
          </table:table-cell>
          <table:table-cell office:value-type="string" calcext:value-type="string">
            <text:p><text:a xlink:href="https://1xbet.whoscored.com/Players/397854/Show/Gabriel-Lacerda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5(3)</text:p>
          </table:table-cell>
          <table:table-cell office:value-type="float" office:value="562" calcext:value-type="float">
            <text:p>56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0.3</text:p>
          </table:table-cell>
          <table:table-cell office:value-type="string" calcext:value-type="string">
            <text:p>77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2</text:p>
          </table:table-cell>
          <table:table-cell table:formula="of:=RIGHT([.A203];LEN([.A203])-3)" office:value-type="string" office:string-value="Gabriel LacerdaCeara, 22, D(C)" calcext:value-type="string">
            <text:p>Gabriel LacerdaCeara, 22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79228/Show/Abner" xlink:type="simple">198Abner</text:a><text:a xlink:href="https://1xbet.whoscored.com/Teams/1243/Show/Brazil-Athletico-Paranaense" xlink:type="simple">Athletico Paranaense, </text:a>22, D(L),M(L)</text:p>
          </table:table-cell>
          <table:table-cell office:value-type="string" calcext:value-type="string">
            <text:p><text:a xlink:href="https://1xbet.whoscored.com/Players/379228/Show/Abner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2</text:p>
          </table:table-cell>
          <table:table-cell table:formula="of:=RIGHT([.A204];LEN([.A204])-3)" office:value-type="string" office:string-value="AbnerAthletico Paranaense, 22, D(L),M(L)" calcext:value-type="string">
            <text:p>AbnerAthletico Paranaense, 22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280244/Show/Patrick" xlink:type="simple">199Patrick</text:a><text:a xlink:href="https://1xbet.whoscored.com/Teams/1224/Show/Brazil-Sao-Paulo" xlink:type="simple">Sao Paulo, </text:a>30, M(CL)</text:p>
          </table:table-cell>
          <table:table-cell office:value-type="string" calcext:value-type="string">
            <text:p><text:a xlink:href="https://1xbet.whoscored.com/Players/280244/Show/Patrick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0.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52</text:p>
          </table:table-cell>
          <table:table-cell table:formula="of:=RIGHT([.A205];LEN([.A205])-3)" office:value-type="string" office:string-value="PatrickSao Paulo, 30, M(CL)" calcext:value-type="string">
            <text:p>PatrickSao Paulo, 30, 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416921/Show/Hayner" xlink:type="simple">200Hayner</text:a><text:a xlink:href="https://1xbet.whoscored.com/Teams/6368/Show/Brazil-Atletico-GO" xlink:type="simple">Atletico GO, </text:a>26, D(R)</text:p>
          </table:table-cell>
          <table:table-cell office:value-type="string" calcext:value-type="string">
            <text:p><text:a xlink:href="https://1xbet.whoscored.com/Players/416921/Show/Hayner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78.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  <table:table-cell table:formula="of:=RIGHT([.A206];LEN([.A206])-3)" office:value-type="string" office:string-value="HaynerAtletico GO, 26, D(R)" calcext:value-type="string">
            <text:p>HaynerAtletico GO, 26, D(R)</text:p>
          </table:table-cell>
        </table:table-row>
        <table:table-row table:style-name="ro4">
          <table:table-cell office:value-type="string" calcext:value-type="string">
            <text:p><text:a xlink:href="https://1xbet.whoscored.com/Players/317747/Show/Lucas-Kal" xlink:type="simple">201Lucas Kal</text:a><text:a xlink:href="https://1xbet.whoscored.com/Teams/1228/Show/Brazil-America-MG" xlink:type="simple">America MG, </text:a>26, D(CL),DMC</text:p>
          </table:table-cell>
          <table:table-cell office:value-type="string" calcext:value-type="string">
            <text:p><text:a xlink:href="https://1xbet.whoscored.com/Players/317747/Show/Lucas-Kal" xlink:type="simple"> </text:a><text:a xlink:href="https://1xbet.whoscored.com/Teams/1228/Show/Brazil-America-MG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72.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  <table:table-cell table:formula="of:=RIGHT([.A207];LEN([.A207])-3)" office:value-type="string" office:string-value="Lucas KalAmerica MG, 26, D(CL),DMC" calcext:value-type="string">
            <text:p>Lucas KalAmerica MG, 26, D(CL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36763/Show/Isidro-Pitta" xlink:type="simple">202Isidro Pitta</text:a><text:a xlink:href="https://1xbet.whoscored.com/Teams/1220/Show/Brazil-Juventude" xlink:type="simple">Juventude, </text:a>23, FW</text:p>
          </table:table-cell>
          <table:table-cell office:value-type="string" calcext:value-type="string">
            <text:p><text:a xlink:href="https://1xbet.whoscored.com/Players/436763/Show/Isidro-Pitta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76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  <table:table-cell table:formula="of:=RIGHT([.A208];LEN([.A208])-3)" office:value-type="string" office:string-value="Isidro PittaJuventude, 23, FW" calcext:value-type="string">
            <text:p>Isidro PittaJuventude, 23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383150/Show/Diego-Costa" xlink:type="simple">203Diego Costa</text:a><text:a xlink:href="https://1xbet.whoscored.com/Teams/1224/Show/Brazil-Sao-Paulo" xlink:type="simple">Sao Paulo, </text:a>23, D(C)</text:p>
          </table:table-cell>
          <table:table-cell office:value-type="string" calcext:value-type="string">
            <text:p><text:a xlink:href="https://1xbet.whoscored.com/Players/383150/Show/Diego-Costa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46.7</text:p>
          </table:table-cell>
          <table:table-cell office:value-type="string" calcext:value-type="string">
            <text:p>81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  <table:table-cell table:formula="of:=RIGHT([.A209];LEN([.A209])-3)" office:value-type="string" office:string-value="Diego CostaSao Paulo, 23, D(C)" calcext:value-type="string">
            <text:p>Diego CostaSao Paulo, 23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31608/Show/Thalisson-Kelven" xlink:type="simple">204Thalisson Kelven</text:a><text:a xlink:href="https://1xbet.whoscored.com/Teams/1220/Show/Brazil-Juventude" xlink:type="simple">Juventude, </text:a>24, D(C)</text:p>
          </table:table-cell>
          <table:table-cell office:value-type="string" calcext:value-type="string">
            <text:p><text:a xlink:href="https://1xbet.whoscored.com/Players/331608/Show/Thalisson-Kelven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5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1</text:p>
          </table:table-cell>
          <table:table-cell table:formula="of:=RIGHT([.A210];LEN([.A210])-3)" office:value-type="string" office:string-value="Thalisson KelvenJuventude, 24, D(C)" calcext:value-type="string">
            <text:p>Thalisson KelvenJuventude, 24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37976/Show/Luiz-Fernando" xlink:type="simple">205Luiz Fernando</text:a><text:a xlink:href="https://1xbet.whoscored.com/Teams/6368/Show/Brazil-Atletico-GO" xlink:type="simple">Atletico GO, </text:a>25, AM(CLR)</text:p>
          </table:table-cell>
          <table:table-cell office:value-type="string" calcext:value-type="string">
            <text:p><text:a xlink:href="https://1xbet.whoscored.com/Players/337976/Show/Luiz-Fernando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7(3)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0.6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0</text:p>
          </table:table-cell>
          <table:table-cell table:formula="of:=RIGHT([.A211];LEN([.A211])-3)" office:value-type="string" office:string-value="Luiz FernandoAtletico GO, 25, AM(CLR)" calcext:value-type="string">
            <text:p>Luiz FernandoAtletico GO, 25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02/Show/Fernando-Sobral" xlink:type="simple">206Fernando Sobral</text:a><text:a xlink:href="https://1xbet.whoscored.com/Teams/7334/Show/Brazil-Ceara" xlink:type="simple">Ceara, </text:a>27, M(CLR)</text:p>
          </table:table-cell>
          <table:table-cell office:value-type="string" calcext:value-type="string">
            <text:p><text:a xlink:href="https://1xbet.whoscored.com/Players/373502/Show/Fernando-Sobral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3(5)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8.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0</text:p>
          </table:table-cell>
          <table:table-cell table:formula="of:=RIGHT([.A212];LEN([.A212])-3)" office:value-type="string" office:string-value="Fernando SobralCeara, 27, M(CLR)" calcext:value-type="string">
            <text:p>Fernando SobralCeara, 27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74560/Show/Willian-Farias" xlink:type="simple">207Willian Farias</text:a><text:a xlink:href="https://1xbet.whoscored.com/Teams/1236/Show/Brazil-Coritiba" xlink:type="simple">Coritiba, </text:a>33, DMC</text:p>
          </table:table-cell>
          <table:table-cell office:value-type="string" calcext:value-type="string">
            <text:p><text:a xlink:href="https://1xbet.whoscored.com/Players/74560/Show/Willian-Farias" xlink:type="simple"> </text:a><text:a xlink:href="https://1xbet.whoscored.com/Teams/1236/Show/Brazil-Coriti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47.8</text:p>
          </table:table-cell>
          <table:table-cell office:value-type="string" calcext:value-type="string">
            <text:p>89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50</text:p>
          </table:table-cell>
          <table:table-cell table:formula="of:=RIGHT([.A213];LEN([.A213])-3)" office:value-type="string" office:string-value="Willian FariasCoritiba, 33, DMC" calcext:value-type="string">
            <text:p>Willian FariasCoritiba, 33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41538/Show/Alan-Empereur" xlink:type="simple">208Alan Empereur</text:a><text:a xlink:href="https://1xbet.whoscored.com/Teams/8938/Show/Brazil-Cuiaba" xlink:type="simple">Cuiaba, </text:a>28, D(C)</text:p>
          </table:table-cell>
          <table:table-cell office:value-type="string" calcext:value-type="string">
            <text:p><text:a xlink:href="https://1xbet.whoscored.com/Players/141538/Show/Alan-Empereur" xlink:type="simple"> </text:a><text:a xlink:href="https://1xbet.whoscored.com/Teams/8938/Show/Brazil-Cuiaba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16" calcext:value-type="float">
            <text:p>61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9.6</text:p>
          </table:table-cell>
          <table:table-cell office:value-type="string" calcext:value-type="string">
            <text:p>8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0</text:p>
          </table:table-cell>
          <table:table-cell table:formula="of:=RIGHT([.A214];LEN([.A214])-3)" office:value-type="string" office:string-value="Alan EmpereurCuiaba, 28, D(C)" calcext:value-type="string">
            <text:p>Alan EmpereurCuiaba, 28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16800/Show/Moraes" xlink:type="simple">209Moraes</text:a><text:a xlink:href="https://1xbet.whoscored.com/Teams/1220/Show/Brazil-Juventude" xlink:type="simple">Juventude, </text:a>24, D(L)</text:p>
          </table:table-cell>
          <table:table-cell office:value-type="string" calcext:value-type="string">
            <text:p><text:a xlink:href="https://1xbet.whoscored.com/Players/416800/Show/Moraes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7.8</text:p>
          </table:table-cell>
          <table:table-cell office:value-type="string" calcext:value-type="string">
            <text:p>80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50</text:p>
          </table:table-cell>
          <table:table-cell table:formula="of:=RIGHT([.A215];LEN([.A215])-3)" office:value-type="string" office:string-value="MoraesJuventude, 24, D(L)" calcext:value-type="string">
            <text:p>MoraesJuventude, 24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58/Show/Val" xlink:type="simple">210Val</text:a><text:a xlink:href="https://1xbet.whoscored.com/Teams/1236/Show/Brazil-Coritiba" xlink:type="simple">Coritiba, </text:a>25, DMC</text:p>
          </table:table-cell>
          <table:table-cell office:value-type="string" calcext:value-type="string">
            <text:p><text:a xlink:href="https://1xbet.whoscored.com/Players/436558/Show/Val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32.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9</text:p>
          </table:table-cell>
          <table:table-cell table:formula="of:=RIGHT([.A216];LEN([.A216])-3)" office:value-type="string" office:string-value="ValCoritiba, 25, DMC" calcext:value-type="string">
            <text:p>ValCoritiba, 25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76880/Show/Paulo-Miranda" xlink:type="simple">211Paulo Miranda</text:a><text:a xlink:href="https://1xbet.whoscored.com/Teams/1220/Show/Brazil-Juventude" xlink:type="simple">Juventude, </text:a>34, D(CR)</text:p>
          </table:table-cell>
          <table:table-cell office:value-type="string" calcext:value-type="string">
            <text:p><text:a xlink:href="https://1xbet.whoscored.com/Players/76880/Show/Paulo-Miranda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3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9</text:p>
          </table:table-cell>
          <table:table-cell table:formula="of:=RIGHT([.A217];LEN([.A217])-3)" office:value-type="string" office:string-value="Paulo MirandaJuventude, 34, D(CR)" calcext:value-type="string">
            <text:p>Paulo MirandaJuventude, 34, D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389158/Show/Welington" xlink:type="simple">212Welington</text:a><text:a xlink:href="https://1xbet.whoscored.com/Teams/1224/Show/Brazil-Sao-Paulo" xlink:type="simple">Sao Paulo, </text:a>21, D(L),M(L)</text:p>
          </table:table-cell>
          <table:table-cell office:value-type="string" calcext:value-type="string">
            <text:p><text:a xlink:href="https://1xbet.whoscored.com/Players/389158/Show/Welington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4(5)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78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8</text:p>
          </table:table-cell>
          <table:table-cell table:formula="of:=RIGHT([.A218];LEN([.A218])-3)" office:value-type="string" office:string-value="WelingtonSao Paulo, 21, D(L),M(L)" calcext:value-type="string">
            <text:p>WelingtonSao Paulo, 21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248121/Show/Thiago-Maia" xlink:type="simple">213Thiago Maia</text:a><text:a xlink:href="https://1xbet.whoscored.com/Teams/1239/Show/Brazil-Flamengo" xlink:type="simple">Flamengo, </text:a>25, DMC</text:p>
          </table:table-cell>
          <table:table-cell office:value-type="string" calcext:value-type="string">
            <text:p><text:a xlink:href="https://1xbet.whoscored.com/Players/248121/Show/Thiago-Maia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93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8</text:p>
          </table:table-cell>
          <table:table-cell table:formula="of:=RIGHT([.A219];LEN([.A219])-3)" office:value-type="string" office:string-value="Thiago MaiaFlamengo, 25, DMC" calcext:value-type="string">
            <text:p>Thiago MaiaFlamengo, 25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243275/Show/Yago-Felipe" xlink:type="simple">214Yago Felipe</text:a><text:a xlink:href="https://1xbet.whoscored.com/Teams/1232/Show/Brazil-Fluminense" xlink:type="simple">Fluminense, </text:a>27, M(CLR)</text:p>
          </table:table-cell>
          <table:table-cell office:value-type="string" calcext:value-type="string">
            <text:p><text:a xlink:href="https://1xbet.whoscored.com/Players/243275/Show/Yago-Felipe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353" calcext:value-type="float">
            <text:p>35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3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  <table:table-cell table:formula="of:=RIGHT([.A220];LEN([.A220])-3)" office:value-type="string" office:string-value="Yago FelipeFluminense, 27, M(CLR)" calcext:value-type="string">
            <text:p>Yago FelipeFluminense, 27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228262/Show/Hyoran" xlink:type="simple">215Hyoran</text:a><text:a xlink:href="https://1xbet.whoscored.com/Teams/5438/Show/Brazil-Red-Bull-Bragantino" xlink:type="simple">Red Bull Bragantino, </text:a>29, M(CLR)</text:p>
          </table:table-cell>
          <table:table-cell office:value-type="string" calcext:value-type="string">
            <text:p><text:a xlink:href="https://1xbet.whoscored.com/Players/228262/Show/Hyoran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5(3)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79.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  <table:table-cell table:formula="of:=RIGHT([.A221];LEN([.A221])-3)" office:value-type="string" office:string-value="HyoranRed Bull Bragantino, 29, M(CLR)" calcext:value-type="string">
            <text:p>HyoranRed Bull Bragantino, 29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51/Show/Wesley" xlink:type="simple">216Wesley</text:a><text:a xlink:href="https://1xbet.whoscored.com/Teams/1234/Show/Brazil-Palmeiras" xlink:type="simple">Palmeiras, </text:a>23, AM(L)</text:p>
          </table:table-cell>
          <table:table-cell office:value-type="string" calcext:value-type="string">
            <text:p><text:a xlink:href="https://1xbet.whoscored.com/Players/397851/Show/Wesley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3(5)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9.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  <table:table-cell table:formula="of:=RIGHT([.A222];LEN([.A222])-3)" office:value-type="string" office:string-value="WesleyPalmeiras, 23, AM(L)" calcext:value-type="string">
            <text:p>WesleyPalmeiras, 23, A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60371/Show/Everaldo" xlink:type="simple">217Everaldo</text:a><text:a xlink:href="https://1xbet.whoscored.com/Teams/1228/Show/Brazil-America-MG" xlink:type="simple">America MG, </text:a>28, AM(CLR)</text:p>
          </table:table-cell>
          <table:table-cell office:value-type="string" calcext:value-type="string">
            <text:p><text:a xlink:href="https://1xbet.whoscored.com/Players/360371/Show/Everaldo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79.2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  <table:table-cell table:formula="of:=RIGHT([.A223];LEN([.A223])-3)" office:value-type="string" office:string-value="EveraldoAmerica MG, 28, AM(CLR)" calcext:value-type="string">
            <text:p>EveraldoAmerica MG, 28, A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26410/Show/Egídio" xlink:type="simple">218Egídio</text:a><text:a xlink:href="https://1xbet.whoscored.com/Teams/1236/Show/Brazil-Coritiba" xlink:type="simple">Coritiba, </text:a>36, D(L)</text:p>
          </table:table-cell>
          <table:table-cell office:value-type="string" calcext:value-type="string">
            <text:p><text:a xlink:href="https://1xbet.whoscored.com/Players/26410/Show/Egídi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86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7</text:p>
          </table:table-cell>
          <table:table-cell table:formula="of:=RIGHT([.A224];LEN([.A224])-3)" office:value-type="string" office:string-value="EgídioCoritiba, 36, D(L)" calcext:value-type="string">
            <text:p>EgídioCoritiba, 36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16790/Show/Paulo-Henrique" xlink:type="simple">219Paulo Henrique</text:a><text:a xlink:href="https://1xbet.whoscored.com/Teams/1220/Show/Brazil-Juventude" xlink:type="simple">Juventude, </text:a>26, D(R),M(R)</text:p>
          </table:table-cell>
          <table:table-cell office:value-type="string" calcext:value-type="string">
            <text:p><text:a xlink:href="https://1xbet.whoscored.com/Players/416790/Show/Paulo-Henrique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5(3)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70.3</text:p>
          </table:table-cell>
          <table:table-cell table:number-columns-repeated="2"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6</text:p>
          </table:table-cell>
          <table:table-cell table:formula="of:=RIGHT([.A225];LEN([.A225])-3)" office:value-type="string" office:string-value="Paulo HenriqueJuventude, 26, D(R),M(R)" calcext:value-type="string">
            <text:p>Paulo HenriqueJuventude, 26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27586/Show/David-Luiz" xlink:type="simple">220David Luiz</text:a><text:a xlink:href="https://1xbet.whoscored.com/Teams/1239/Show/Brazil-Flamengo" xlink:type="simple">Flamengo, </text:a>35, D(C),DMC</text:p>
          </table:table-cell>
          <table:table-cell office:value-type="string" calcext:value-type="string">
            <text:p><text:a xlink:href="https://1xbet.whoscored.com/Players/27586/Show/David-Luiz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46</text:p>
          </table:table-cell>
          <table:table-cell table:formula="of:=RIGHT([.A226];LEN([.A226])-3)" office:value-type="string" office:string-value="David LuizFlamengo, 35, D(C),DMC" calcext:value-type="string">
            <text:p>David LuizFlamengo, 35, D(C),DMC</text:p>
          </table:table-cell>
        </table:table-row>
        <table:table-row table:style-name="ro1">
          <table:table-cell table:style-name="Default" table:number-columns-repeated="12"/>
          <table:table-cell table:formula="of:=RIGHT([.A227];LEN([.A227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439240/Show/Pedrinho" xlink:type="simple">221Pedrinho</text:a><text:a xlink:href="https://1xbet.whoscored.com/Teams/1218/Show/Brazil-Goias" xlink:type="simple">Goias, </text:a>18, Forward</text:p>
          </table:table-cell>
          <table:table-cell office:value-type="string" calcext:value-type="string">
            <text:p><text:a xlink:href="https://1xbet.whoscored.com/Players/439240/Show/Pedrinho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0(5)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66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6</text:p>
          </table:table-cell>
          <table:table-cell table:formula="of:=RIGHT([.A228];LEN([.A228])-3)" office:value-type="string" office:string-value="PedrinhoGoias, 18, Forward" calcext:value-type="string">
            <text:p>PedrinhoGoias, 18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23/Show/Luis-Oyama" xlink:type="simple">222Luis Oyama</text:a><text:a xlink:href="https://1xbet.whoscored.com/Teams/1227/Show/Brazil-Botafogo-RJ" xlink:type="simple">Botafogo RJ, </text:a>25, DMC</text:p>
          </table:table-cell>
          <table:table-cell office:value-type="string" calcext:value-type="string">
            <text:p><text:a xlink:href="https://1xbet.whoscored.com/Players/436623/Show/Luis-Oyama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82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6</text:p>
          </table:table-cell>
          <table:table-cell table:formula="of:=RIGHT([.A229];LEN([.A229])-3)" office:value-type="string" office:string-value="Luis OyamaBotafogo RJ, 25, DMC" calcext:value-type="string">
            <text:p>Luis OyamaBotafogo RJ, 25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56762/Show/Richardson" xlink:type="simple">223Richardson</text:a><text:a xlink:href="https://1xbet.whoscored.com/Teams/7334/Show/Brazil-Ceara" xlink:type="simple">Ceara, </text:a>30, DMC</text:p>
          </table:table-cell>
          <table:table-cell office:value-type="string" calcext:value-type="string">
            <text:p><text:a xlink:href="https://1xbet.whoscored.com/Players/356762/Show/Richardson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6(2)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85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5</text:p>
          </table:table-cell>
          <table:table-cell table:formula="of:=RIGHT([.A230];LEN([.A230])-3)" office:value-type="string" office:string-value="RichardsonCeara, 30, DMC" calcext:value-type="string">
            <text:p>RichardsonCeara, 30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43/Show/Kelvin-Osorio" xlink:type="simple">224Kelvin Osorio</text:a><text:a xlink:href="https://1xbet.whoscored.com/Teams/8938/Show/Brazil-Cuiaba" xlink:type="simple">Cuiaba, </text:a>28, M(C)</text:p>
          </table:table-cell>
          <table:table-cell office:value-type="string" calcext:value-type="string">
            <text:p><text:a xlink:href="https://1xbet.whoscored.com/Players/436643/Show/Kelvin-Osorio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5</text:p>
          </table:table-cell>
          <table:table-cell table:formula="of:=RIGHT([.A231];LEN([.A231])-3)" office:value-type="string" office:string-value="Kelvin OsorioCuiaba, 28, M(C)" calcext:value-type="string">
            <text:p>Kelvin OsorioCuiaba, 28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28702/Show/Edson" xlink:type="simple">225Edson</text:a><text:a xlink:href="https://1xbet.whoscored.com/Teams/6368/Show/Brazil-Atletico-GO" xlink:type="simple">Atletico GO, </text:a>31, D(C),DMC</text:p>
          </table:table-cell>
          <table:table-cell office:value-type="string" calcext:value-type="string">
            <text:p><text:a xlink:href="https://1xbet.whoscored.com/Players/228702/Show/Edson" xlink:type="simple"> </text:a><text:a xlink:href="https://1xbet.whoscored.com/Teams/6368/Show/Brazil-Atletico-GO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5</text:p>
          </table:table-cell>
          <table:table-cell table:formula="of:=RIGHT([.A232];LEN([.A232])-3)" office:value-type="string" office:string-value="EdsonAtletico GO, 31, D(C),DMC" calcext:value-type="string">
            <text:p>EdsonAtletico GO, 31, D(C),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99248/Show/Romildo" xlink:type="simple">226Romildo</text:a><text:a xlink:href="https://1xbet.whoscored.com/Teams/1227/Show/Brazil-Botafogo-RJ" xlink:type="simple">Botafogo RJ, </text:a>22, Midfielder</text:p>
          </table:table-cell>
          <table:table-cell office:value-type="string" calcext:value-type="string">
            <text:p><text:a xlink:href="https://1xbet.whoscored.com/Players/399248/Show/Romildo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2(5)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8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5</text:p>
          </table:table-cell>
          <table:table-cell table:formula="of:=RIGHT([.A233];LEN([.A233])-3)" office:value-type="string" office:string-value="RomildoBotafogo RJ, 22, Midfielder" calcext:value-type="string">
            <text:p>RomildoBotafogo RJ, 22, Midfielder</text:p>
          </table:table-cell>
        </table:table-row>
        <table:table-row table:style-name="ro2">
          <table:table-cell office:value-type="string" calcext:value-type="string">
            <text:p><text:a xlink:href="https://1xbet.whoscored.com/Players/149141/Show/Alex-Muralha" xlink:type="simple">227Alex Muralha</text:a><text:a xlink:href="https://1xbet.whoscored.com/Teams/1236/Show/Brazil-Coritiba" xlink:type="simple">Coritiba, </text:a>32, GK</text:p>
          </table:table-cell>
          <table:table-cell office:value-type="string" calcext:value-type="string">
            <text:p><text:a xlink:href="https://1xbet.whoscored.com/Players/149141/Show/Alex-Muralha" xlink:type="simple"> </text:a><text:a xlink:href="https://1xbet.whoscored.com/Teams/1236/Show/Brazil-Coriti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5</text:p>
          </table:table-cell>
          <table:table-cell table:formula="of:=RIGHT([.A234];LEN([.A234])-3)" office:value-type="string" office:string-value="Alex MuralhaCoritiba, 32, GK" calcext:value-type="string">
            <text:p>Alex MuralhaCoritiba, 32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76939/Show/João-Lucas" xlink:type="simple">228João Lucas</text:a><text:a xlink:href="https://1xbet.whoscored.com/Teams/8938/Show/Brazil-Cuiaba" xlink:type="simple">Cuiaba, </text:a>24, D(R)</text:p>
          </table:table-cell>
          <table:table-cell office:value-type="string" calcext:value-type="string">
            <text:p><text:a xlink:href="https://1xbet.whoscored.com/Players/376939/Show/João-Lucas" xlink:type="simple"> </text:a><text:a xlink:href="https://1xbet.whoscored.com/Teams/8938/Show/Brazil-Cuiaba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69.1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4</text:p>
          </table:table-cell>
          <table:table-cell table:formula="of:=RIGHT([.A235];LEN([.A235])-3)" office:value-type="string" office:string-value="João LucasCuiaba, 24, D(R)" calcext:value-type="string">
            <text:p>João LucasCuiaba, 24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97/Show/Ronald" xlink:type="simple">229Ronald</text:a><text:a xlink:href="https://1xbet.whoscored.com/Teams/2065/Show/Brazil-Fortaleza" xlink:type="simple">Fortaleza, </text:a>25, M(C)</text:p>
          </table:table-cell>
          <table:table-cell office:value-type="string" calcext:value-type="string">
            <text:p><text:a xlink:href="https://1xbet.whoscored.com/Players/397897/Show/Ronald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9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4</text:p>
          </table:table-cell>
          <table:table-cell table:formula="of:=RIGHT([.A236];LEN([.A236])-3)" office:value-type="string" office:string-value="RonaldFortaleza, 25, M(C)" calcext:value-type="string">
            <text:p>RonaldFortaleza, 25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1061/Show/Wellington" xlink:type="simple">231Wellington</text:a><text:a xlink:href="https://1xbet.whoscored.com/Teams/1232/Show/Brazil-Fluminense" xlink:type="simple">Fluminense, </text:a>31, DMC</text:p>
          </table:table-cell>
          <table:table-cell office:value-type="string" calcext:value-type="string">
            <text:p><text:a xlink:href="https://1xbet.whoscored.com/Players/41061/Show/Wellington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0.2</text:p>
          </table:table-cell>
          <table:table-cell office:value-type="string" calcext:value-type="string">
            <text:p>85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37];LEN([.A237])-3)" office:value-type="string" office:string-value="WellingtonFluminense, 31, DMC" calcext:value-type="string">
            <text:p>WellingtonFluminense, 31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17514/Show/Matheus-Martins" xlink:type="simple">232Matheus Martins</text:a><text:a xlink:href="https://1xbet.whoscored.com/Teams/1232/Show/Brazil-Fluminense" xlink:type="simple">Fluminense, </text:a>19, Midfielder</text:p>
          </table:table-cell>
          <table:table-cell office:value-type="string" calcext:value-type="string">
            <text:p><text:a xlink:href="https://1xbet.whoscored.com/Players/417514/Show/Matheus-Martins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5(2)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83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38];LEN([.A238])-3)" office:value-type="string" office:string-value="Matheus MartinsFluminense, 19, Midfielder" calcext:value-type="string">
            <text:p>Matheus MartinsFluminense, 19, Midfielder</text:p>
          </table:table-cell>
        </table:table-row>
        <table:table-row table:style-name="ro2">
          <table:table-cell office:value-type="string" calcext:value-type="string">
            <text:p><text:a xlink:href="https://1xbet.whoscored.com/Players/35298/Show/Marcelo-Boeck" xlink:type="simple">233Marcelo Boeck</text:a><text:a xlink:href="https://1xbet.whoscored.com/Teams/2065/Show/Brazil-Fortaleza" xlink:type="simple">Fortaleza, </text:a>37, GK</text:p>
          </table:table-cell>
          <table:table-cell office:value-type="string" calcext:value-type="string">
            <text:p><text:a xlink:href="https://1xbet.whoscored.com/Players/35298/Show/Marcelo-Boeck" xlink:type="simple"> </text:a><text:a xlink:href="https://1xbet.whoscored.com/Teams/2065/Show/Brazil-Fortaleza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0.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39];LEN([.A239])-3)" office:value-type="string" office:string-value="Marcelo BoeckFortaleza, 37, GK" calcext:value-type="string">
            <text:p>Marcelo BoeckFortaleza, 37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279562/Show/Lucas-Crispim" xlink:type="simple">234Lucas Crispim</text:a><text:a xlink:href="https://1xbet.whoscored.com/Teams/2065/Show/Brazil-Fortaleza" xlink:type="simple">Fortaleza, </text:a>28, M(CLR)</text:p>
          </table:table-cell>
          <table:table-cell office:value-type="string" calcext:value-type="string">
            <text:p><text:a xlink:href="https://1xbet.whoscored.com/Players/279562/Show/Lucas-Crispim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3(5)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5.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40];LEN([.A240])-3)" office:value-type="string" office:string-value="Lucas CrispimFortaleza, 28, M(CLR)" calcext:value-type="string">
            <text:p>Lucas CrispimFortaleza, 28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49212/Show/Bissoli" xlink:type="simple">235Bissoli</text:a><text:a xlink:href="https://1xbet.whoscored.com/Teams/4619/Show/Brazil-Avai-FC" xlink:type="simple">Avai FC, </text:a>24, FW</text:p>
          </table:table-cell>
          <table:table-cell office:value-type="string" calcext:value-type="string">
            <text:p><text:a xlink:href="https://1xbet.whoscored.com/Players/349212/Show/Bissoli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.9</text:p>
          </table:table-cell>
          <table:table-cell office:value-type="string" calcext:value-type="string">
            <text:p>72.5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3</text:p>
          </table:table-cell>
          <table:table-cell table:formula="of:=RIGHT([.A241];LEN([.A241])-3)" office:value-type="string" office:string-value="BissoliAvai FC, 24, FW" calcext:value-type="string">
            <text:p>BissoliAvai FC, 24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399247/Show/Hugo-Souza" xlink:type="simple">236Hugo Souza</text:a><text:a xlink:href="https://1xbet.whoscored.com/Teams/1239/Show/Brazil-Flamengo" xlink:type="simple">Flamengo, </text:a>23, GK</text:p>
          </table:table-cell>
          <table:table-cell office:value-type="string" calcext:value-type="string">
            <text:p><text:a xlink:href="https://1xbet.whoscored.com/Players/399247/Show/Hugo-Souza" xlink:type="simple"> </text:a><text:a xlink:href="https://1xbet.whoscored.com/Teams/1239/Show/Brazil-Flamengo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51" calcext:value-type="float">
            <text:p>45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74.7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3</text:p>
          </table:table-cell>
          <table:table-cell table:formula="of:=RIGHT([.A242];LEN([.A242])-3)" office:value-type="string" office:string-value="Hugo SouzaFlamengo, 23, GK" calcext:value-type="string">
            <text:p>Hugo SouzaFlamengo, 23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253345/Show/Renato" xlink:type="simple">237Renato</text:a><text:a xlink:href="https://1xbet.whoscored.com/Teams/4619/Show/Brazil-Avai-FC" xlink:type="simple">Avai FC, </text:a>32, D(R),M(R)</text:p>
          </table:table-cell>
          <table:table-cell office:value-type="string" calcext:value-type="string">
            <text:p><text:a xlink:href="https://1xbet.whoscored.com/Players/253345/Show/Renato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85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243];LEN([.A243])-3)" office:value-type="string" office:string-value="RenatoAvai FC, 32, D(R),M(R)" calcext:value-type="string">
            <text:p>RenatoAvai FC, 32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66/Show/Maguinho" xlink:type="simple">238Maguinho</text:a><text:a xlink:href="https://1xbet.whoscored.com/Teams/1218/Show/Brazil-Goias" xlink:type="simple">Goias, </text:a>30, D(R)</text:p>
          </table:table-cell>
          <table:table-cell office:value-type="string" calcext:value-type="string">
            <text:p><text:a xlink:href="https://1xbet.whoscored.com/Players/436566/Show/Maguinho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6(4)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74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244];LEN([.A244])-3)" office:value-type="string" office:string-value="MaguinhoGoias, 30, D(R)" calcext:value-type="string">
            <text:p>MaguinhoGoias, 30, D(R)</text:p>
          </table:table-cell>
        </table:table-row>
        <table:table-row table:style-name="ro2">
          <table:table-cell office:value-type="string" calcext:value-type="string">
            <text:p><text:a xlink:href="https://1xbet.whoscored.com/Players/114098/Show/Vitinho" xlink:type="simple">239Vitinho</text:a><text:a xlink:href="https://1xbet.whoscored.com/Teams/1239/Show/Brazil-Flamengo" xlink:type="simple">Flamengo, </text:a>28, AM(CLR),FW</text:p>
          </table:table-cell>
          <table:table-cell office:value-type="string" calcext:value-type="string">
            <text:p><text:a xlink:href="https://1xbet.whoscored.com/Players/114098/Show/Vitinh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81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245];LEN([.A245])-3)" office:value-type="string" office:string-value="VitinhoFlamengo, 28, AM(CLR),FW" calcext:value-type="string">
            <text:p>VitinhoFlamengo, 28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13551/Show/Felipe-Melo" xlink:type="simple">240Felipe Melo</text:a><text:a xlink:href="https://1xbet.whoscored.com/Teams/1232/Show/Brazil-Fluminense" xlink:type="simple">Fluminense, </text:a>39, D(C),M(C)</text:p>
          </table:table-cell>
          <table:table-cell office:value-type="string" calcext:value-type="string">
            <text:p><text:a xlink:href="https://1xbet.whoscored.com/Players/13551/Show/Felipe-Melo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0(5)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77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246];LEN([.A246])-3)" office:value-type="string" office:string-value="Felipe MeloFluminense, 39, D(C),M(C)" calcext:value-type="string">
            <text:p>Felipe MeloFluminense, 39, D(C),M(C)</text:p>
          </table:table-cell>
        </table:table-row>
        <table:table-row table:style-name="ro1">
          <table:table-cell table:style-name="Default" table:number-columns-repeated="12"/>
          <table:table-cell table:formula="of:=RIGHT([.A247];LEN([.A247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384420/Show/Sandry" xlink:type="simple">241Sandry</text:a><text:a xlink:href="https://1xbet.whoscored.com/Teams/1241/Show/Brazil-Santos-FC" xlink:type="simple">Santos FC, </text:a>19, DMC</text:p>
          </table:table-cell>
          <table:table-cell office:value-type="string" calcext:value-type="string">
            <text:p><text:a xlink:href="https://1xbet.whoscored.com/Players/384420/Show/Sandry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84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42</text:p>
          </table:table-cell>
          <table:table-cell table:formula="of:=RIGHT([.A248];LEN([.A248])-3)" office:value-type="string" office:string-value="SandrySantos FC, 19, DMC" calcext:value-type="string">
            <text:p>SandrySantos FC, 19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46795/Show/Danilo-Barcelos" xlink:type="simple">242Danilo Barcelos</text:a><text:a xlink:href="https://1xbet.whoscored.com/Teams/1218/Show/Brazil-Goias" xlink:type="simple">Goias, </text:a>30, D(L),M(CL)</text:p>
          </table:table-cell>
          <table:table-cell office:value-type="string" calcext:value-type="string">
            <text:p><text:a xlink:href="https://1xbet.whoscored.com/Players/146795/Show/Danilo-Barcelo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5(4)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6.9</text:p>
          </table:table-cell>
          <table:table-cell office:value-type="string" calcext:value-type="string">
            <text:p>71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249];LEN([.A249])-3)" office:value-type="string" office:string-value="Danilo BarcelosGoias, 30, D(L),M(CL)" calcext:value-type="string">
            <text:p>Danilo BarcelosGoias, 30, D(L),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37/Show/Brayan-Ceballos" xlink:type="simple">243Brayan Ceballos</text:a><text:a xlink:href="https://1xbet.whoscored.com/Teams/2065/Show/Brazil-Fortaleza" xlink:type="simple">Fortaleza, </text:a>21, D(C)</text:p>
          </table:table-cell>
          <table:table-cell office:value-type="string" calcext:value-type="string">
            <text:p><text:a xlink:href="https://1xbet.whoscored.com/Players/436637/Show/Brayan-Ceballos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439" calcext:value-type="float">
            <text:p>43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75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250];LEN([.A250])-3)" office:value-type="string" office:string-value="Brayan CeballosFortaleza, 21, D(C)" calcext:value-type="string">
            <text:p>Brayan CeballosFortaleza, 21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40/Show/Hércules" xlink:type="simple">244Hércules</text:a><text:a xlink:href="https://1xbet.whoscored.com/Teams/2065/Show/Brazil-Fortaleza" xlink:type="simple">Fortaleza, </text:a>21, M(C)</text:p>
          </table:table-cell>
          <table:table-cell office:value-type="string" calcext:value-type="string">
            <text:p><text:a xlink:href="https://1xbet.whoscored.com/Players/436640/Show/Hércules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0.6</text:p>
          </table:table-cell>
          <table:table-cell office:value-type="string" calcext:value-type="string">
            <text:p>85.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251];LEN([.A251])-3)" office:value-type="string" office:string-value="HérculesFortaleza, 21, M(C)" calcext:value-type="string">
            <text:p>HérculesFortaleza, 21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04487/Show/Gabriel-Baralhas" xlink:type="simple">245Gabriel Baralhas</text:a><text:a xlink:href="https://1xbet.whoscored.com/Teams/6368/Show/Brazil-Atletico-GO" xlink:type="simple">Atletico GO, </text:a>23, DMC</text:p>
          </table:table-cell>
          <table:table-cell office:value-type="string" calcext:value-type="string">
            <text:p><text:a xlink:href="https://1xbet.whoscored.com/Players/404487/Show/Gabriel-Baralhas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25" calcext:value-type="float">
            <text:p>7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90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252];LEN([.A252])-3)" office:value-type="string" office:string-value="Gabriel BaralhasAtletico GO, 23, DMC" calcext:value-type="string">
            <text:p>Gabriel BaralhasAtletico GO, 23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243476/Show/Matheus-Sales" xlink:type="simple">246Matheus Sales</text:a><text:a xlink:href="https://1xbet.whoscored.com/Teams/1218/Show/Brazil-Goias" xlink:type="simple">Goias, </text:a>27, M(C)</text:p>
          </table:table-cell>
          <table:table-cell office:value-type="string" calcext:value-type="string">
            <text:p><text:a xlink:href="https://1xbet.whoscored.com/Players/243476/Show/Matheus-Sale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9.3</text:p>
          </table:table-cell>
          <table:table-cell office:value-type="string" calcext:value-type="string">
            <text:p>82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253];LEN([.A253])-3)" office:value-type="string" office:string-value="Matheus SalesGoias, 27, M(C)" calcext:value-type="string">
            <text:p>Matheus SalesGoias, 27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132702/Show/Daniel-Borges" xlink:type="simple">247Daniel Borges</text:a><text:a xlink:href="https://1xbet.whoscored.com/Teams/1227/Show/Brazil-Botafogo-RJ" xlink:type="simple">Botafogo RJ, </text:a>29, D(LR)</text:p>
          </table:table-cell>
          <table:table-cell office:value-type="string" calcext:value-type="string">
            <text:p><text:a xlink:href="https://1xbet.whoscored.com/Players/132702/Show/Daniel-Borges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8(2)</text:p>
          </table:table-cell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39.2</text:p>
          </table:table-cell>
          <table:table-cell office:value-type="string" calcext:value-type="string">
            <text:p>82.9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254];LEN([.A254])-3)" office:value-type="string" office:string-value="Daniel BorgesBotafogo RJ, 29, D(LR)" calcext:value-type="string">
            <text:p>Daniel BorgesBotafogo RJ, 29, D(LR)</text:p>
          </table:table-cell>
        </table:table-row>
        <table:table-row table:style-name="ro4">
          <table:table-cell office:value-type="string" calcext:value-type="string">
            <text:p><text:a xlink:href="https://1xbet.whoscored.com/Players/295012/Show/Wanderson" xlink:type="simple">248Wanderson</text:a><text:a xlink:href="https://1xbet.whoscored.com/Teams/1219/Show/Brazil-Internacional" xlink:type="simple">Internacional, </text:a>27, AM(LR),FW</text:p>
          </table:table-cell>
          <table:table-cell office:value-type="string" calcext:value-type="string">
            <text:p><text:a xlink:href="https://1xbet.whoscored.com/Players/295012/Show/Wanderson" xlink:type="simple"> </text:a><text:a xlink:href="https://1xbet.whoscored.com/Teams/1219/Show/Brazil-Internacional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87.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2</text:p>
          </table:table-cell>
          <table:table-cell table:formula="of:=RIGHT([.A255];LEN([.A255])-3)" office:value-type="string" office:string-value="WandersonInternacional, 27, AM(LR),FW" calcext:value-type="string">
            <text:p>WandersonInternacional, 27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36102/Show/Tomás-Cuello" xlink:type="simple">249Tomás Cuello</text:a><text:a xlink:href="https://1xbet.whoscored.com/Teams/1243/Show/Brazil-Athletico-Paranaense" xlink:type="simple">Athletico Paranaense, </text:a>22, AM(L)</text:p>
          </table:table-cell>
          <table:table-cell office:value-type="string" calcext:value-type="string">
            <text:p><text:a xlink:href="https://1xbet.whoscored.com/Players/336102/Show/Tomás-Cuell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7(2)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6.9</text:p>
          </table:table-cell>
          <table:table-cell office:value-type="string" calcext:value-type="string">
            <text:p>75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1</text:p>
          </table:table-cell>
          <table:table-cell table:formula="of:=RIGHT([.A256];LEN([.A256])-3)" office:value-type="string" office:string-value="Tomás CuelloAthletico Paranaense, 22, AM(L)" calcext:value-type="string">
            <text:p>Tomás CuelloAthletico Paranaense, 22, A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247581/Show/William-Pottker" xlink:type="simple">250William Pottker</text:a><text:a xlink:href="https://1xbet.whoscored.com/Teams/4619/Show/Brazil-Avai-FC" xlink:type="simple">Avai FC, </text:a>28, AM(LR),FW</text:p>
          </table:table-cell>
          <table:table-cell office:value-type="string" calcext:value-type="string">
            <text:p><text:a xlink:href="https://1xbet.whoscored.com/Players/247581/Show/William-Pottker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4.9</text:p>
          </table:table-cell>
          <table:table-cell office:value-type="string" calcext:value-type="string">
            <text:p>76.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1</text:p>
          </table:table-cell>
          <table:table-cell table:formula="of:=RIGHT([.A257];LEN([.A257])-3)" office:value-type="string" office:string-value="William PottkerAvai FC, 28, AM(LR),FW" calcext:value-type="string">
            <text:p>William PottkerAvai FC, 28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64190/Show/Alesson" xlink:type="simple">251Alesson</text:a><text:a xlink:href="https://1xbet.whoscored.com/Teams/8938/Show/Brazil-Cuiaba" xlink:type="simple">Cuiaba, </text:a>23, AM(R)</text:p>
          </table:table-cell>
          <table:table-cell office:value-type="string" calcext:value-type="string">
            <text:p><text:a xlink:href="https://1xbet.whoscored.com/Players/364190/Show/Alesson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0.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1</text:p>
          </table:table-cell>
          <table:table-cell table:formula="of:=RIGHT([.A258];LEN([.A258])-3)" office:value-type="string" office:string-value="AlessonCuiaba, 23, AM(R)" calcext:value-type="string">
            <text:p>AlessonCuiaba, 23, A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18677/Show/Douglas-Friedrich" xlink:type="simple">252Douglas Friedrich</text:a><text:a xlink:href="https://1xbet.whoscored.com/Teams/4619/Show/Brazil-Avai-FC" xlink:type="simple">Avai FC, </text:a>33, GK</text:p>
          </table:table-cell>
          <table:table-cell office:value-type="string" calcext:value-type="string">
            <text:p><text:a xlink:href="https://1xbet.whoscored.com/Players/318677/Show/Douglas-Friedrich" xlink:type="simple"> </text:a><text:a xlink:href="https://1xbet.whoscored.com/Teams/4619/Show/Brazil-Avai-FC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91" calcext:value-type="float">
            <text:p>49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5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1</text:p>
          </table:table-cell>
          <table:table-cell table:formula="of:=RIGHT([.A259];LEN([.A259])-3)" office:value-type="string" office:string-value="Douglas FriedrichAvai FC, 33, GK" calcext:value-type="string">
            <text:p>Douglas FriedrichAvai FC, 33, GK</text:p>
          </table:table-cell>
        </table:table-row>
        <table:table-row table:style-name="ro2">
          <table:table-cell office:value-type="string" calcext:value-type="string">
            <text:p><text:a xlink:href="https://1xbet.whoscored.com/Players/366498/Show/Jadsom" xlink:type="simple">253Jadsom</text:a><text:a xlink:href="https://1xbet.whoscored.com/Teams/5438/Show/Brazil-Red-Bull-Bragantino" xlink:type="simple">Red Bull Bragantino, </text:a>21, DMC</text:p>
          </table:table-cell>
          <table:table-cell office:value-type="string" calcext:value-type="string">
            <text:p><text:a xlink:href="https://1xbet.whoscored.com/Players/366498/Show/Jadsom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2(5)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84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1</text:p>
          </table:table-cell>
          <table:table-cell table:formula="of:=RIGHT([.A260];LEN([.A260])-3)" office:value-type="string" office:string-value="JadsomRed Bull Bragantino, 21, DMC" calcext:value-type="string">
            <text:p>JadsomRed Bull Bragantino, 21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03/Show/Lucas-Barbosa" xlink:type="simple">254Lucas Barbosa</text:a><text:a xlink:href="https://1xbet.whoscored.com/Teams/1241/Show/Brazil-Santos-FC" xlink:type="simple">Santos FC, </text:a>21, Midfielder</text:p>
          </table:table-cell>
          <table:table-cell office:value-type="string" calcext:value-type="string">
            <text:p><text:a xlink:href="https://1xbet.whoscored.com/Players/436503/Show/Lucas-Barbosa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63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1</text:p>
          </table:table-cell>
          <table:table-cell table:formula="of:=RIGHT([.A261];LEN([.A261])-3)" office:value-type="string" office:string-value="Lucas BarbosaSantos FC, 21, Midfielder" calcext:value-type="string">
            <text:p>Lucas BarbosaSantos FC, 21, Midfielder</text:p>
          </table:table-cell>
        </table:table-row>
        <table:table-row table:style-name="ro2">
          <table:table-cell office:value-type="string" calcext:value-type="string">
            <text:p><text:a xlink:href="https://1xbet.whoscored.com/Players/416895/Show/Adson" xlink:type="simple">255Adson</text:a><text:a xlink:href="https://1xbet.whoscored.com/Teams/1237/Show/Brazil-Corinthians" xlink:type="simple">Corinthians, </text:a>21, AM(LR)</text:p>
          </table:table-cell>
          <table:table-cell office:value-type="string" calcext:value-type="string">
            <text:p><text:a xlink:href="https://1xbet.whoscored.com/Players/416895/Show/Adso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5(3)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8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1</text:p>
          </table:table-cell>
          <table:table-cell table:formula="of:=RIGHT([.A262];LEN([.A262])-3)" office:value-type="string" office:string-value="AdsonCorinthians, 21, AM(LR)" calcext:value-type="string">
            <text:p>AdsonCorinthians, 21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102175/Show/Léo-Gamalho" xlink:type="simple">256Léo Gamalho</text:a><text:a xlink:href="https://1xbet.whoscored.com/Teams/1236/Show/Brazil-Coritiba" xlink:type="simple">Coritiba, </text:a>36, FW</text:p>
          </table:table-cell>
          <table:table-cell office:value-type="string" calcext:value-type="string">
            <text:p><text:a xlink:href="https://1xbet.whoscored.com/Players/102175/Show/Léo-Gamalh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6.9</text:p>
          </table:table-cell>
          <table:table-cell office:value-type="string" calcext:value-type="string">
            <text:p>79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0</text:p>
          </table:table-cell>
          <table:table-cell table:formula="of:=RIGHT([.A263];LEN([.A263])-3)" office:value-type="string" office:string-value="Léo GamalhoCoritiba, 36, FW" calcext:value-type="string">
            <text:p>Léo GamalhoCoritiba, 36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26/Show/Jefferson" xlink:type="simple">257Jefferson</text:a><text:a xlink:href="https://1xbet.whoscored.com/Teams/6368/Show/Brazil-Atletico-GO" xlink:type="simple">Atletico GO, </text:a>25, D(L)</text:p>
          </table:table-cell>
          <table:table-cell office:value-type="string" calcext:value-type="string">
            <text:p><text:a xlink:href="https://1xbet.whoscored.com/Players/373526/Show/Jefferson" xlink:type="simple"> </text:a><text:a xlink:href="https://1xbet.whoscored.com/Teams/6368/Show/Brazil-Atletico-GO" xlink:type="simple"> </text:a></text:p>
          </table:table-cell>
          <table:table-cell office:value-type="float" office:value="11" calcext:value-type="float">
            <text:p>11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40.4</text:p>
          </table:table-cell>
          <table:table-cell office:value-type="string" calcext:value-type="string">
            <text:p>83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0</text:p>
          </table:table-cell>
          <table:table-cell table:formula="of:=RIGHT([.A264];LEN([.A264])-3)" office:value-type="string" office:string-value="JeffersonAtletico GO, 25, D(L)" calcext:value-type="string">
            <text:p>JeffersonAtletico GO, 25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137316/Show/Léo" xlink:type="simple">258Léo</text:a><text:a xlink:href="https://1xbet.whoscored.com/Teams/1224/Show/Brazil-Sao-Paulo" xlink:type="simple">Sao Paulo, </text:a>26, D(CL)</text:p>
          </table:table-cell>
          <table:table-cell office:value-type="string" calcext:value-type="string">
            <text:p><text:a xlink:href="https://1xbet.whoscored.com/Players/137316/Show/Léo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7.6</text:p>
          </table:table-cell>
          <table:table-cell office:value-type="string" calcext:value-type="string">
            <text:p>87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0</text:p>
          </table:table-cell>
          <table:table-cell table:formula="of:=RIGHT([.A265];LEN([.A265])-3)" office:value-type="string" office:string-value="LéoSao Paulo, 26, D(CL)" calcext:value-type="string">
            <text:p>LéoSao Paulo, 26, D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389163/Show/Rodrigo-Nestor" xlink:type="simple">259Rodrigo Nestor</text:a><text:a xlink:href="https://1xbet.whoscored.com/Teams/1224/Show/Brazil-Sao-Paulo" xlink:type="simple">Sao Paulo, </text:a>22, DMC</text:p>
          </table:table-cell>
          <table:table-cell office:value-type="string" calcext:value-type="string">
            <text:p><text:a xlink:href="https://1xbet.whoscored.com/Players/389163/Show/Rodrigo-Nestor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81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.40</text:p>
          </table:table-cell>
          <table:table-cell table:formula="of:=RIGHT([.A266];LEN([.A266])-3)" office:value-type="string" office:string-value="Rodrigo NestorSao Paulo, 22, DMC" calcext:value-type="string">
            <text:p>Rodrigo NestorSao Paulo, 22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46/Show/Arthur-Chaves" xlink:type="simple">260Arthur Chaves</text:a><text:a xlink:href="https://1xbet.whoscored.com/Teams/4619/Show/Brazil-Avai-FC" xlink:type="simple">Avai FC, </text:a>21, D(C)</text:p>
          </table:table-cell>
          <table:table-cell office:value-type="string" calcext:value-type="string">
            <text:p><text:a xlink:href="https://1xbet.whoscored.com/Players/436646/Show/Arthur-Chaves" xlink:type="simple"> </text:a><text:a xlink:href="https://1xbet.whoscored.com/Teams/4619/Show/Brazil-Avai-FC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46.6</text:p>
          </table:table-cell>
          <table:table-cell office:value-type="string" calcext:value-type="string">
            <text:p>87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0</text:p>
          </table:table-cell>
          <table:table-cell table:formula="of:=RIGHT([.A267];LEN([.A267])-3)" office:value-type="string" office:string-value="Arthur ChavesAvai FC, 21, D(C)" calcext:value-type="string">
            <text:p>Arthur ChavesAvai FC, 21, D(C)</text:p>
          </table:table-cell>
        </table:table-row>
        <table:table-row table:style-name="ro1">
          <table:table-cell table:style-name="Default" table:number-columns-repeated="12"/>
          <table:table-cell table:formula="of:=RIGHT([.A268];LEN([.A268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409495/Show/Camilo" xlink:type="simple">261Camilo</text:a><text:a xlink:href="https://1xbet.whoscored.com/Teams/8938/Show/Brazil-Cuiaba" xlink:type="simple">Cuiaba, </text:a>23, DMC,M(R)</text:p>
          </table:table-cell>
          <table:table-cell office:value-type="string" calcext:value-type="string">
            <text:p><text:a xlink:href="https://1xbet.whoscored.com/Players/409495/Show/Camilo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0</text:p>
          </table:table-cell>
          <table:table-cell table:formula="of:=RIGHT([.A269];LEN([.A269])-3)" office:value-type="string" office:string-value="CamiloCuiaba, 23, DMC,M(R)" calcext:value-type="string">
            <text:p>CamiloCuiaba, 23, DMC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55643/Show/Thonny-Anderson" xlink:type="simple">262Thonny Anderson</text:a><text:a xlink:href="https://1xbet.whoscored.com/Teams/1236/Show/Brazil-Coritiba" xlink:type="simple">Coritiba, </text:a>24, AM(C),FW</text:p>
          </table:table-cell>
          <table:table-cell office:value-type="string" calcext:value-type="string">
            <text:p><text:a xlink:href="https://1xbet.whoscored.com/Players/355643/Show/Thonny-Anderson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1.8</text:p>
          </table:table-cell>
          <table:table-cell office:value-type="string" calcext:value-type="string">
            <text:p>79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40</text:p>
          </table:table-cell>
          <table:table-cell table:formula="of:=RIGHT([.A270];LEN([.A270])-3)" office:value-type="string" office:string-value="Thonny AndersonCoritiba, 24, AM(C),FW" calcext:value-type="string">
            <text:p>Thonny AndersonCoritiba, 24, AM(C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286785/Show/Iury-Castilho" xlink:type="simple">263Iury Castilho</text:a><text:a xlink:href="https://1xbet.whoscored.com/Teams/7334/Show/Brazil-Ceara" xlink:type="simple">Ceara, </text:a>26, FW</text:p>
          </table:table-cell>
          <table:table-cell office:value-type="string" calcext:value-type="string">
            <text:p><text:a xlink:href="https://1xbet.whoscored.com/Players/286785/Show/Iury-Castilh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81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0</text:p>
          </table:table-cell>
          <table:table-cell table:formula="of:=RIGHT([.A271];LEN([.A271])-3)" office:value-type="string" office:string-value="Iury CastilhoCeara, 26, FW" calcext:value-type="string">
            <text:p>Iury CastilhoCeara, 26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346026/Show/Eduardo-Biasi" xlink:type="simple">264Eduardo Biasi</text:a><text:a xlink:href="https://1xbet.whoscored.com/Teams/4619/Show/Brazil-Avai-FC" xlink:type="simple">Avai FC, </text:a>25, M(C)</text:p>
          </table:table-cell>
          <table:table-cell office:value-type="string" calcext:value-type="string">
            <text:p><text:a xlink:href="https://1xbet.whoscored.com/Players/346026/Show/Eduardo-Biasi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9(2)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86.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40</text:p>
          </table:table-cell>
          <table:table-cell table:formula="of:=RIGHT([.A272];LEN([.A272])-3)" office:value-type="string" office:string-value="Eduardo BiasiAvai FC, 25, M(C)" calcext:value-type="string">
            <text:p>Eduardo BiasiAvai FC, 25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32/Show/Felipe" xlink:type="simple">265Felipe</text:a><text:a xlink:href="https://1xbet.whoscored.com/Teams/2065/Show/Brazil-Fortaleza" xlink:type="simple">Fortaleza, </text:a>28, DMC</text:p>
          </table:table-cell>
          <table:table-cell office:value-type="string" calcext:value-type="string">
            <text:p><text:a xlink:href="https://1xbet.whoscored.com/Players/373532/Show/Felipe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39.8</text:p>
          </table:table-cell>
          <table:table-cell office:value-type="string" calcext:value-type="string">
            <text:p>83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40</text:p>
          </table:table-cell>
          <table:table-cell table:formula="of:=RIGHT([.A273];LEN([.A273])-3)" office:value-type="string" office:string-value="FelipeFortaleza, 28, DMC" calcext:value-type="string">
            <text:p>FelipeFortaleza, 28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73450/Show/Vitor-Gabriel" xlink:type="simple">266Vitor Gabriel</text:a><text:a xlink:href="https://1xbet.whoscored.com/Teams/1220/Show/Brazil-Juventude" xlink:type="simple">Juventude, </text:a>22, FW</text:p>
          </table:table-cell>
          <table:table-cell office:value-type="string" calcext:value-type="string">
            <text:p><text:a xlink:href="https://1xbet.whoscored.com/Players/373450/Show/Vitor-Gabriel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0(7)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63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9</text:p>
          </table:table-cell>
          <table:table-cell table:formula="of:=RIGHT([.A274];LEN([.A274])-3)" office:value-type="string" office:string-value="Vitor GabrielJuventude, 22, FW" calcext:value-type="string">
            <text:p>Vitor GabrielJuventude, 22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149574/Show/Victor-Luis" xlink:type="simple">267Victor Luis</text:a><text:a xlink:href="https://1xbet.whoscored.com/Teams/7334/Show/Brazil-Ceara" xlink:type="simple">Ceara, </text:a>29, D(L),M(CL)</text:p>
          </table:table-cell>
          <table:table-cell office:value-type="string" calcext:value-type="string">
            <text:p><text:a xlink:href="https://1xbet.whoscored.com/Players/149574/Show/Victor-Luis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4.9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9</text:p>
          </table:table-cell>
          <table:table-cell table:formula="of:=RIGHT([.A275];LEN([.A275])-3)" office:value-type="string" office:string-value="Victor LuisCeara, 29, D(L),M(CL)" calcext:value-type="string">
            <text:p>Victor LuisCeara, 29, D(L),M(CL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57/Show/Agustín-Canobbio" xlink:type="simple">268Agustín Canobbio</text:a><text:a xlink:href="https://1xbet.whoscored.com/Teams/1243/Show/Brazil-Athletico-Paranaense" xlink:type="simple">Athletico Paranaense, </text:a>23, AM(R)</text:p>
          </table:table-cell>
          <table:table-cell office:value-type="string" calcext:value-type="string">
            <text:p><text:a xlink:href="https://1xbet.whoscored.com/Players/436657/Show/Agustín-Canobbi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79.3</text:p>
          </table:table-cell>
          <table:table-cell table:number-columns-repeated="3" office:value-type="string" calcext:value-type="string">
            <text:p>0.1</text:p>
          </table:table-cell>
          <table:table-cell office:value-type="string" calcext:value-type="string">
            <text:p>6.39</text:p>
          </table:table-cell>
          <table:table-cell table:formula="of:=RIGHT([.A276];LEN([.A276])-3)" office:value-type="string" office:string-value="Agustín CanobbioAthletico Paranaense, 23, AM(R)" calcext:value-type="string">
            <text:p>Agustín CanobbioAthletico Paranaense, 23, A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82128/Show/Rafael-Gava" xlink:type="simple">269Rafael Gava</text:a><text:a xlink:href="https://1xbet.whoscored.com/Teams/8938/Show/Brazil-Cuiaba" xlink:type="simple">Cuiaba, </text:a>29, AM(C)</text:p>
          </table:table-cell>
          <table:table-cell office:value-type="string" calcext:value-type="string">
            <text:p><text:a xlink:href="https://1xbet.whoscored.com/Players/382128/Show/Rafael-Gava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8(1)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5.7</text:p>
          </table:table-cell>
          <table:table-cell office:value-type="string" calcext:value-type="string">
            <text:p>76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9</text:p>
          </table:table-cell>
          <table:table-cell table:formula="of:=RIGHT([.A277];LEN([.A277])-3)" office:value-type="string" office:string-value="Rafael GavaCuiaba, 29, AM(C)" calcext:value-type="string">
            <text:p>Rafael GavaCuiaba, 29, A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1997/Show/Robinho" xlink:type="simple">270Robinho</text:a><text:a xlink:href="https://1xbet.whoscored.com/Teams/1236/Show/Brazil-Coritiba" xlink:type="simple">Coritiba, </text:a>34, M(CR)</text:p>
          </table:table-cell>
          <table:table-cell office:value-type="string" calcext:value-type="string">
            <text:p><text:a xlink:href="https://1xbet.whoscored.com/Players/41997/Show/Robinh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33.7</text:p>
          </table:table-cell>
          <table:table-cell office:value-type="string" calcext:value-type="string">
            <text:p>81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9</text:p>
          </table:table-cell>
          <table:table-cell table:formula="of:=RIGHT([.A278];LEN([.A278])-3)" office:value-type="string" office:string-value="RobinhoCoritiba, 34, M(CR)" calcext:value-type="string">
            <text:p>RobinhoCoritiba, 34, M(CR)</text:p>
          </table:table-cell>
        </table:table-row>
        <table:table-row table:style-name="ro1">
          <table:table-cell table:style-name="Default" table:number-columns-repeated="12"/>
          <table:table-cell table:formula="of:=RIGHT([.A279];LEN([.A279])-3)" office:value-type="string" office:string-value="" calcext:value-type="error">
            <text:p>Erro:502</text:p>
          </table:table-cell>
        </table:table-row>
        <table:table-row table:style-name="ro1">
          <table:table-cell table:style-name="Default" table:number-columns-repeated="12"/>
          <table:table-cell table:formula="of:=RIGHT([.A280];LEN([.A280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437125/Show/Adrián-Martínez" xlink:type="simple">271Adrián Martínez</text:a><text:a xlink:href="https://1xbet.whoscored.com/Teams/1236/Show/Brazil-Coritiba" xlink:type="simple">Coritiba, </text:a>30, FW</text:p>
          </table:table-cell>
          <table:table-cell office:value-type="string" calcext:value-type="string">
            <text:p><text:a xlink:href="https://1xbet.whoscored.com/Players/437125/Show/Adrián-Martínez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3(6)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69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9</text:p>
          </table:table-cell>
          <table:table-cell table:formula="of:=RIGHT([.A281];LEN([.A281])-3)" office:value-type="string" office:string-value="Adrián MartínezCoritiba, 30, FW" calcext:value-type="string">
            <text:p>Adrián MartínezCoritiba, 30, FW</text:p>
          </table:table-cell>
        </table:table-row>
        <table:table-row table:style-name="ro4">
          <table:table-cell office:value-type="string" calcext:value-type="string">
            <text:p><text:a xlink:href="https://1xbet.whoscored.com/Players/317762/Show/David" xlink:type="simple">272David</text:a><text:a xlink:href="https://1xbet.whoscored.com/Teams/1219/Show/Brazil-Internacional" xlink:type="simple">Internacional, </text:a>26, AM(CLR),FW</text:p>
          </table:table-cell>
          <table:table-cell office:value-type="string" calcext:value-type="string">
            <text:p><text:a xlink:href="https://1xbet.whoscored.com/Players/317762/Show/David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6(3)</text:p>
          </table:table-cell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1.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9</text:p>
          </table:table-cell>
          <table:table-cell table:formula="of:=RIGHT([.A282];LEN([.A282])-3)" office:value-type="string" office:string-value="DavidInternacional, 26, AM(CLR),FW" calcext:value-type="string">
            <text:p>DavidInternacional, 26, AM(C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294064/Show/Vitor-Bueno" xlink:type="simple">273Vitor Bueno</text:a><text:a xlink:href="https://1xbet.whoscored.com/Teams/1243/Show/Brazil-Athletico-Paranaense" xlink:type="simple">Athletico Paranaense, </text:a>27, AM(CLR),FW</text:p>
          </table:table-cell>
          <table:table-cell office:value-type="string" calcext:value-type="string">
            <text:p><text:a xlink:href="https://1xbet.whoscored.com/Players/294064/Show/Vitor-Buen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6(4)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78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9</text:p>
          </table:table-cell>
          <table:table-cell table:formula="of:=RIGHT([.A283];LEN([.A283])-3)" office:value-type="string" office:string-value="Vitor BuenoAthletico Paranaense, 27, AM(CLR),FW" calcext:value-type="string">
            <text:p>Vitor BuenoAthletico Paranaense, 27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25216/Show/Jean-Irmer" xlink:type="simple">274Jean Irmer</text:a><text:a xlink:href="https://1xbet.whoscored.com/Teams/1220/Show/Brazil-Juventude" xlink:type="simple">Juventude, </text:a>27, DMC</text:p>
          </table:table-cell>
          <table:table-cell office:value-type="string" calcext:value-type="string">
            <text:p><text:a xlink:href="https://1xbet.whoscored.com/Players/325216/Show/Jean-Irmer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74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8</text:p>
          </table:table-cell>
          <table:table-cell table:formula="of:=RIGHT([.A284];LEN([.A284])-3)" office:value-type="string" office:string-value="Jean IrmerJuventude, 27, DMC" calcext:value-type="string">
            <text:p>Jean IrmerJuventude, 27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43/Show/Ramon" xlink:type="simple">275Ramon</text:a><text:a xlink:href="https://1xbet.whoscored.com/Teams/5438/Show/Brazil-Red-Bull-Bragantino" xlink:type="simple">Red Bull Bragantino, </text:a>21, D(L)</text:p>
          </table:table-cell>
          <table:table-cell office:value-type="string" calcext:value-type="string">
            <text:p><text:a xlink:href="https://1xbet.whoscored.com/Players/397843/Show/Ramon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4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8</text:p>
          </table:table-cell>
          <table:table-cell table:formula="of:=RIGHT([.A285];LEN([.A285])-3)" office:value-type="string" office:string-value="RamonRed Bull Bragantino, 21, D(L)" calcext:value-type="string">
            <text:p>RamonRed Bull Bragantino, 21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16792/Show/Sorriso" xlink:type="simple">276Sorriso</text:a><text:a xlink:href="https://1xbet.whoscored.com/Teams/5438/Show/Brazil-Red-Bull-Bragantino" xlink:type="simple">Red Bull Bragantino, </text:a>21, AM(LR)</text:p>
          </table:table-cell>
          <table:table-cell office:value-type="string" calcext:value-type="string">
            <text:p><text:a xlink:href="https://1xbet.whoscored.com/Players/416792/Show/Sorris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5(5)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81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8</text:p>
          </table:table-cell>
          <table:table-cell table:formula="of:=RIGHT([.A286];LEN([.A286])-3)" office:value-type="string" office:string-value="SorrisoRed Bull Bragantino, 21, AM(LR)" calcext:value-type="string">
            <text:p>SorrisoRed Bull Bragantino, 21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7517/Show/Nicolás" xlink:type="simple">277Nicolás</text:a><text:a xlink:href="https://1xbet.whoscored.com/Teams/1218/Show/Brazil-Goias" xlink:type="simple">Goias, </text:a>32, Forward</text:p>
          </table:table-cell>
          <table:table-cell office:value-type="string" calcext:value-type="string">
            <text:p><text:a xlink:href="https://1xbet.whoscored.com/Players/437517/Show/Nicolá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1(7)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69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8</text:p>
          </table:table-cell>
          <table:table-cell table:formula="of:=RIGHT([.A287];LEN([.A287])-3)" office:value-type="string" office:string-value="NicolásGoias, 32, Forward" calcext:value-type="string">
            <text:p>NicolásGoias, 32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135223/Show/Diego-Gonçalves" xlink:type="simple">278Diego Gonçalves</text:a><text:a xlink:href="https://1xbet.whoscored.com/Teams/1227/Show/Brazil-Botafogo-RJ" xlink:type="simple">Botafogo RJ, </text:a>27, Forward</text:p>
          </table:table-cell>
          <table:table-cell office:value-type="string" calcext:value-type="string">
            <text:p><text:a xlink:href="https://1xbet.whoscored.com/Players/135223/Show/Diego-Gonçalves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65.9</text:p>
          </table:table-cell>
          <table:table-cell office:value-type="string" calcext:value-type="string">
            <text:p>0.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37</text:p>
          </table:table-cell>
          <table:table-cell table:formula="of:=RIGHT([.A288];LEN([.A288])-3)" office:value-type="string" office:string-value="Diego GonçalvesBotafogo RJ, 27, Forward" calcext:value-type="string">
            <text:p>Diego GonçalvesBotafogo RJ, 27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140977/Show/Wanderson" xlink:type="simple">279Wanderson</text:a><text:a xlink:href="https://1xbet.whoscored.com/Teams/6368/Show/Brazil-Atletico-GO" xlink:type="simple">Atletico GO, </text:a>31, D(C)</text:p>
          </table:table-cell>
          <table:table-cell office:value-type="string" calcext:value-type="string">
            <text:p><text:a xlink:href="https://1xbet.whoscored.com/Players/140977/Show/Wanderson" xlink:type="simple"> </text:a><text:a xlink:href="https://1xbet.whoscored.com/Teams/6368/Show/Brazil-Atletico-GO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30" calcext:value-type="float">
            <text:p>63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86.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7</text:p>
          </table:table-cell>
          <table:table-cell table:formula="of:=RIGHT([.A289];LEN([.A289])-3)" office:value-type="string" office:string-value="WandersonAtletico GO, 31, D(C)" calcext:value-type="string">
            <text:p>WandersonAtletico GO, 31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63173/Show/Caio-Vinícius" xlink:type="simple">281Caio Vinícius</text:a><text:a xlink:href="https://1xbet.whoscored.com/Teams/1218/Show/Brazil-Goias" xlink:type="simple">Goias, </text:a>23, M(C)</text:p>
          </table:table-cell>
          <table:table-cell office:value-type="string" calcext:value-type="string">
            <text:p><text:a xlink:href="https://1xbet.whoscored.com/Players/363173/Show/Caio-Viníciu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7(1)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85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6</text:p>
          </table:table-cell>
          <table:table-cell table:formula="of:=RIGHT([.A290];LEN([.A290])-3)" office:value-type="string" office:string-value="Caio ViníciusGoias, 23, M(C)" calcext:value-type="string">
            <text:p>Caio ViníciusGoias, 23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56785/Show/Ademir" xlink:type="simple">282Ademir</text:a><text:a xlink:href="https://1xbet.whoscored.com/Teams/1235/Show/Brazil-Atletico-MG" xlink:type="simple">Atletico MG, </text:a>27, AM(CR)</text:p>
          </table:table-cell>
          <table:table-cell office:value-type="string" calcext:value-type="string">
            <text:p><text:a xlink:href="https://1xbet.whoscored.com/Players/356785/Show/Ademir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7(4)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79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36</text:p>
          </table:table-cell>
          <table:table-cell table:formula="of:=RIGHT([.A291];LEN([.A291])-3)" office:value-type="string" office:string-value="AdemirAtletico MG, 27, AM(CR)" calcext:value-type="string">
            <text:p>AdemirAtletico MG, 27, A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317789/Show/Maycon" xlink:type="simple">283Maycon</text:a><text:a xlink:href="https://1xbet.whoscored.com/Teams/1237/Show/Brazil-Corinthians" xlink:type="simple">Corinthians, </text:a>25, M(C)</text:p>
          </table:table-cell>
          <table:table-cell office:value-type="string" calcext:value-type="string">
            <text:p><text:a xlink:href="https://1xbet.whoscored.com/Players/317789/Show/Maycon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.8</text:p>
          </table:table-cell>
          <table:table-cell office:value-type="string" calcext:value-type="string">
            <text:p>87.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6</text:p>
          </table:table-cell>
          <table:table-cell table:formula="of:=RIGHT([.A292];LEN([.A292])-3)" office:value-type="string" office:string-value="MayconCorinthians, 25, M(C)" calcext:value-type="string">
            <text:p>MayconCorinthians, 25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76914/Show/Maurício" xlink:type="simple">284Maurício</text:a><text:a xlink:href="https://1xbet.whoscored.com/Teams/1219/Show/Brazil-Internacional" xlink:type="simple">Internacional, </text:a>21, AM(CR)</text:p>
          </table:table-cell>
          <table:table-cell office:value-type="string" calcext:value-type="string">
            <text:p><text:a xlink:href="https://1xbet.whoscored.com/Players/376914/Show/Mauríci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4(6)</text:p>
          </table:table-cell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73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6</text:p>
          </table:table-cell>
          <table:table-cell table:formula="of:=RIGHT([.A293];LEN([.A293])-3)" office:value-type="string" office:string-value="MaurícioInternacional, 21, AM(CR)" calcext:value-type="string">
            <text:p>MaurícioInternacional, 21, A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420464/Show/Airton" xlink:type="simple">285Airton</text:a><text:a xlink:href="https://1xbet.whoscored.com/Teams/6368/Show/Brazil-Atletico-GO" xlink:type="simple">Atletico GO, </text:a>23, AM(R)</text:p>
          </table:table-cell>
          <table:table-cell office:value-type="string" calcext:value-type="string">
            <text:p><text:a xlink:href="https://1xbet.whoscored.com/Players/420464/Show/Airton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4(5)</text:p>
          </table:table-cell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74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35</text:p>
          </table:table-cell>
          <table:table-cell table:formula="of:=RIGHT([.A294];LEN([.A294])-3)" office:value-type="string" office:string-value="AirtonAtletico GO, 23, AM(R)" calcext:value-type="string">
            <text:p>AirtonAtletico GO, 23, A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55777/Show/Helinho" xlink:type="simple">286Helinho</text:a><text:a xlink:href="https://1xbet.whoscored.com/Teams/5438/Show/Brazil-Red-Bull-Bragantino" xlink:type="simple">Red Bull Bragantino, </text:a>22, AM(LR)</text:p>
          </table:table-cell>
          <table:table-cell office:value-type="string" calcext:value-type="string">
            <text:p><text:a xlink:href="https://1xbet.whoscored.com/Players/355777/Show/Helinh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6(5)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74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5</text:p>
          </table:table-cell>
          <table:table-cell table:formula="of:=RIGHT([.A295];LEN([.A295])-3)" office:value-type="string" office:string-value="HelinhoRed Bull Bragantino, 22, AM(LR)" calcext:value-type="string">
            <text:p>HelinhoRed Bull Bragantino, 22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349213/Show/Liziero" xlink:type="simple">287Liziero</text:a><text:a xlink:href="https://1xbet.whoscored.com/Teams/1219/Show/Brazil-Internacional" xlink:type="simple">Internacional, </text:a>24, DMC</text:p>
          </table:table-cell>
          <table:table-cell office:value-type="string" calcext:value-type="string">
            <text:p><text:a xlink:href="https://1xbet.whoscored.com/Players/349213/Show/Liziero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5</text:p>
          </table:table-cell>
          <table:table-cell table:formula="of:=RIGHT([.A296];LEN([.A296])-3)" office:value-type="string" office:string-value="LizieroInternacional, 24, DMC" calcext:value-type="string">
            <text:p>LizieroInternacional, 24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290844/Show/Rodrigo-Soares" xlink:type="simple">288Rodrigo Soares</text:a><text:a xlink:href="https://1xbet.whoscored.com/Teams/1220/Show/Brazil-Juventude" xlink:type="simple">Juventude, </text:a>29, D(R),M(R)</text:p>
          </table:table-cell>
          <table:table-cell office:value-type="string" calcext:value-type="string">
            <text:p><text:a xlink:href="https://1xbet.whoscored.com/Players/290844/Show/Rodrigo-Soares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3.7</text:p>
          </table:table-cell>
          <table:table-cell office:value-type="string" calcext:value-type="string">
            <text:p>86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5</text:p>
          </table:table-cell>
          <table:table-cell table:formula="of:=RIGHT([.A297];LEN([.A297])-3)" office:value-type="string" office:string-value="Rodrigo SoaresJuventude, 29, D(R),M(R)" calcext:value-type="string">
            <text:p>Rodrigo SoaresJuventude, 29, D(R),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417914/Show/Vinícius-Zanocelo" xlink:type="simple">289Vinícius Zanocelo</text:a><text:a xlink:href="https://1xbet.whoscored.com/Teams/1241/Show/Brazil-Santos-FC" xlink:type="simple">Santos FC, </text:a>21, DMC</text:p>
          </table:table-cell>
          <table:table-cell office:value-type="string" calcext:value-type="string">
            <text:p><text:a xlink:href="https://1xbet.whoscored.com/Players/417914/Show/Vinícius-Zanocelo" xlink:type="simple"> </text:a><text:a xlink:href="https://1xbet.whoscored.com/Teams/1241/Show/Brazil-Santos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37.8</text:p>
          </table:table-cell>
          <table:table-cell office:value-type="string" calcext:value-type="string">
            <text:p>87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4</text:p>
          </table:table-cell>
          <table:table-cell table:formula="of:=RIGHT([.A298];LEN([.A298])-3)" office:value-type="string" office:string-value="Vinícius ZanoceloSantos FC, 21, DMC" calcext:value-type="string">
            <text:p>Vinícius ZanoceloSantos FC, 21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76808/Show/Felipe-Azevedo" xlink:type="simple">290Felipe Azevedo</text:a><text:a xlink:href="https://1xbet.whoscored.com/Teams/1228/Show/Brazil-America-MG" xlink:type="simple">America MG, </text:a>35, AM(CLR),FW</text:p>
          </table:table-cell>
          <table:table-cell office:value-type="string" calcext:value-type="string">
            <text:p><text:a xlink:href="https://1xbet.whoscored.com/Players/76808/Show/Felipe-Azevedo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34</text:p>
          </table:table-cell>
          <table:table-cell table:formula="of:=RIGHT([.A299];LEN([.A299])-3)" office:value-type="string" office:string-value="Felipe AzevedoAmerica MG, 35, AM(CLR),FW" calcext:value-type="string">
            <text:p>Felipe AzevedoAmerica MG, 35, AM(CL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76804/Show/Henrique-Almeida" xlink:type="simple">291Henrique Almeida</text:a><text:a xlink:href="https://1xbet.whoscored.com/Teams/1228/Show/Brazil-America-MG" xlink:type="simple">America MG, </text:a>31, AM(LR),FW</text:p>
          </table:table-cell>
          <table:table-cell office:value-type="string" calcext:value-type="string">
            <text:p><text:a xlink:href="https://1xbet.whoscored.com/Players/76804/Show/Henrique-Almeida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1.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34</text:p>
          </table:table-cell>
          <table:table-cell table:formula="of:=RIGHT([.A300];LEN([.A300])-3)" office:value-type="string" office:string-value="Henrique AlmeidaAmerica MG, 31, AM(LR),FW" calcext:value-type="string">
            <text:p>Henrique AlmeidaAmerica MG, 31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01192/Show/Martinelli" xlink:type="simple">292Martinelli</text:a><text:a xlink:href="https://1xbet.whoscored.com/Teams/1232/Show/Brazil-Fluminense" xlink:type="simple">Fluminense, </text:a>20, DMC</text:p>
          </table:table-cell>
          <table:table-cell office:value-type="string" calcext:value-type="string">
            <text:p><text:a xlink:href="https://1xbet.whoscored.com/Players/401192/Show/Martinelli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92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3</text:p>
          </table:table-cell>
          <table:table-cell table:formula="of:=RIGHT([.A301];LEN([.A301])-3)" office:value-type="string" office:string-value="MartinelliFluminense, 20, DMC" calcext:value-type="string">
            <text:p>MartinelliFluminense, 20, DMC</text:p>
          </table:table-cell>
        </table:table-row>
        <table:table-row table:style-name="ro4">
          <table:table-cell office:value-type="string" calcext:value-type="string">
            <text:p><text:a xlink:href="https://1xbet.whoscored.com/Players/33183/Show/Giuliano" xlink:type="simple">293Giuliano</text:a><text:a xlink:href="https://1xbet.whoscored.com/Teams/1237/Show/Brazil-Corinthians" xlink:type="simple">Corinthians, </text:a>32, AM(CLR),FW</text:p>
          </table:table-cell>
          <table:table-cell office:value-type="string" calcext:value-type="string">
            <text:p><text:a xlink:href="https://1xbet.whoscored.com/Players/33183/Show/Giuliano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5(4)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31.9</text:p>
          </table:table-cell>
          <table:table-cell office:value-type="string" calcext:value-type="string">
            <text:p>89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3</text:p>
          </table:table-cell>
          <table:table-cell table:formula="of:=RIGHT([.A302];LEN([.A302])-3)" office:value-type="string" office:string-value="GiulianoCorinthians, 32, AM(CLR),FW" calcext:value-type="string">
            <text:p>GiulianoCorinthians, 32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18129/Show/Capixaba" xlink:type="simple">294Capixaba</text:a><text:a xlink:href="https://1xbet.whoscored.com/Teams/1220/Show/Brazil-Juventude" xlink:type="simple">Juventude, </text:a>25, AM(LR)</text:p>
          </table:table-cell>
          <table:table-cell office:value-type="string" calcext:value-type="string">
            <text:p><text:a xlink:href="https://1xbet.whoscored.com/Players/318129/Show/Capixaba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5(3)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0.1</text:p>
          </table:table-cell>
          <table:table-cell office:value-type="string" calcext:value-type="string">
            <text:p>71.6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3</text:p>
          </table:table-cell>
          <table:table-cell table:formula="of:=RIGHT([.A303];LEN([.A303])-3)" office:value-type="string" office:string-value="CapixabaJuventude, 25, AM(LR)" calcext:value-type="string">
            <text:p>CapixabaJuventude, 25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27763/Show/Titi" xlink:type="simple">295Titi</text:a><text:a xlink:href="https://1xbet.whoscored.com/Teams/2065/Show/Brazil-Fortaleza" xlink:type="simple">Fortaleza, </text:a>34, D(C)</text:p>
          </table:table-cell>
          <table:table-cell office:value-type="string" calcext:value-type="string">
            <text:p><text:a xlink:href="https://1xbet.whoscored.com/Players/27763/Show/Titi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9(1)</text:p>
          </table:table-cell>
          <table:table-cell office:value-type="float" office:value="843" calcext:value-type="float">
            <text:p>84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81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3</text:p>
          </table:table-cell>
          <table:table-cell table:formula="of:=RIGHT([.A304];LEN([.A304])-3)" office:value-type="string" office:string-value="TitiFortaleza, 34, D(C)" calcext:value-type="string">
            <text:p>TitiFortaleza, 34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73534/Show/Bruno-Melo" xlink:type="simple">296Bruno Melo</text:a><text:a xlink:href="https://1xbet.whoscored.com/Teams/1237/Show/Brazil-Corinthians" xlink:type="simple">Corinthians, </text:a>29, D(L),M(L)</text:p>
          </table:table-cell>
          <table:table-cell office:value-type="string" calcext:value-type="string">
            <text:p><text:a xlink:href="https://1xbet.whoscored.com/Players/373534/Show/Bruno-Melo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2</text:p>
          </table:table-cell>
          <table:table-cell table:formula="of:=RIGHT([.A305];LEN([.A305])-3)" office:value-type="string" office:string-value="Bruno MeloCorinthians, 29, D(L),M(L)" calcext:value-type="string">
            <text:p>Bruno MeloCorinthians, 29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317656/Show/Tchê-Tchê" xlink:type="simple">297Tchê Tchê</text:a><text:a xlink:href="https://1xbet.whoscored.com/Teams/1227/Show/Brazil-Botafogo-RJ" xlink:type="simple">Botafogo RJ, </text:a>29, M(CR)</text:p>
          </table:table-cell>
          <table:table-cell office:value-type="string" calcext:value-type="string">
            <text:p><text:a xlink:href="https://1xbet.whoscored.com/Players/317656/Show/Tchê-Tchê" xlink:type="simple"> </text:a><text:a xlink:href="https://1xbet.whoscored.com/Teams/1227/Show/Brazil-Botafogo-RJ" xlink:type="simple"> </text:a></text:p>
          </table:table-cell>
          <table:table-cell office:value-type="float" office:value="5" calcext:value-type="float">
            <text:p>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2.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2</text:p>
          </table:table-cell>
          <table:table-cell table:formula="of:=RIGHT([.A306];LEN([.A306])-3)" office:value-type="string" office:string-value="Tchê TchêBotafogo RJ, 29, M(CR)" calcext:value-type="string">
            <text:p>Tchê TchêBotafogo RJ, 29, 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378546/Show/Edson-Fernando" xlink:type="simple">298Edson Fernando</text:a><text:a xlink:href="https://1xbet.whoscored.com/Teams/6368/Show/Brazil-Atletico-GO" xlink:type="simple">Atletico GO, </text:a>24, DMC</text:p>
          </table:table-cell>
          <table:table-cell office:value-type="string" calcext:value-type="string">
            <text:p><text:a xlink:href="https://1xbet.whoscored.com/Players/378546/Show/Edson-Fernando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89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2</text:p>
          </table:table-cell>
          <table:table-cell table:formula="of:=RIGHT([.A307];LEN([.A307])-3)" office:value-type="string" office:string-value="Edson FernandoAtletico GO, 24, DMC" calcext:value-type="string">
            <text:p>Edson FernandoAtletico GO, 24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01460/Show/Luccas-Claro" xlink:type="simple">299Luccas Claro</text:a><text:a xlink:href="https://1xbet.whoscored.com/Teams/1232/Show/Brazil-Fluminense" xlink:type="simple">Fluminense, </text:a>30, D(C)</text:p>
          </table:table-cell>
          <table:table-cell office:value-type="string" calcext:value-type="string">
            <text:p><text:a xlink:href="https://1xbet.whoscored.com/Players/101460/Show/Luccas-Claro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4(1)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73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2</text:p>
          </table:table-cell>
          <table:table-cell table:formula="of:=RIGHT([.A308];LEN([.A308])-3)" office:value-type="string" office:string-value="Luccas ClaroFluminense, 30, D(C)" calcext:value-type="string">
            <text:p>Luccas ClaroFluminense, 30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58736/Show/Morato" xlink:type="simple">301Morato</text:a><text:a xlink:href="https://1xbet.whoscored.com/Teams/4619/Show/Brazil-Avai-FC" xlink:type="simple">Avai FC, </text:a>29, AM(LR)</text:p>
          </table:table-cell>
          <table:table-cell office:value-type="string" calcext:value-type="string">
            <text:p><text:a xlink:href="https://1xbet.whoscored.com/Players/358736/Show/Morato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80.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32</text:p>
          </table:table-cell>
          <table:table-cell table:formula="of:=RIGHT([.A309];LEN([.A309])-3)" office:value-type="string" office:string-value="MoratoAvai FC, 29, AM(LR)" calcext:value-type="string">
            <text:p>MoratoAvai FC, 29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07670/Show/Juan-Ramírez" xlink:type="simple">302Juan Ramírez</text:a><text:a xlink:href="https://1xbet.whoscored.com/Teams/1228/Show/Brazil-America-MG" xlink:type="simple">America MG, </text:a>24, AM(C)</text:p>
          </table:table-cell>
          <table:table-cell office:value-type="string" calcext:value-type="string">
            <text:p><text:a xlink:href="https://1xbet.whoscored.com/Players/407670/Show/Juan-Ramírez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2.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1</text:p>
          </table:table-cell>
          <table:table-cell table:formula="of:=RIGHT([.A310];LEN([.A310])-3)" office:value-type="string" office:string-value="Juan RamírezAmerica MG, 24, AM(C)" calcext:value-type="string">
            <text:p>Juan RamírezAmerica MG, 24, A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284377/Show/Marinho" xlink:type="simple">303Marinho</text:a><text:a xlink:href="https://1xbet.whoscored.com/Teams/1239/Show/Brazil-Flamengo" xlink:type="simple">Flamengo, </text:a>32, AM(CLR),FW</text:p>
          </table:table-cell>
          <table:table-cell office:value-type="string" calcext:value-type="string">
            <text:p><text:a xlink:href="https://1xbet.whoscored.com/Players/284377/Show/Marinh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83.3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1</text:p>
          </table:table-cell>
          <table:table-cell table:formula="of:=RIGHT([.A311];LEN([.A311])-3)" office:value-type="string" office:string-value="MarinhoFlamengo, 32, AM(CLR),FW" calcext:value-type="string">
            <text:p>MarinhoFlamengo, 32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56/Show/Bernardo-Lemes" xlink:type="simple">304Bernardo Lemes</text:a><text:a xlink:href="https://1xbet.whoscored.com/Teams/1236/Show/Brazil-Coritiba" xlink:type="simple">Coritiba, </text:a>20, DMC</text:p>
          </table:table-cell>
          <table:table-cell office:value-type="string" calcext:value-type="string">
            <text:p><text:a xlink:href="https://1xbet.whoscored.com/Players/436556/Show/Bernardo-Lemes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7.8</text:p>
          </table:table-cell>
          <table:table-cell office:value-type="string" calcext:value-type="string">
            <text:p>87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0</text:p>
          </table:table-cell>
          <table:table-cell table:formula="of:=RIGHT([.A312];LEN([.A312])-3)" office:value-type="string" office:string-value="Bernardo LemesCoritiba, 20, DMC" calcext:value-type="string">
            <text:p>Bernardo LemesCoritiba, 20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114096/Show/Jádson" xlink:type="simple">305Jádson</text:a><text:a xlink:href="https://1xbet.whoscored.com/Teams/1220/Show/Brazil-Juventude" xlink:type="simple">Juventude, </text:a>28, M(CR)</text:p>
          </table:table-cell>
          <table:table-cell office:value-type="string" calcext:value-type="string">
            <text:p><text:a xlink:href="https://1xbet.whoscored.com/Players/114096/Show/Jádson" xlink:type="simple"> </text:a><text:a xlink:href="https://1xbet.whoscored.com/Teams/1220/Show/Brazil-Juventude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82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30</text:p>
          </table:table-cell>
          <table:table-cell table:formula="of:=RIGHT([.A313];LEN([.A313])-3)" office:value-type="string" office:string-value="JádsonJuventude, 28, M(CR)" calcext:value-type="string">
            <text:p>JádsonJuventude, 28, 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146764/Show/Otávio" xlink:type="simple">306Otávio</text:a><text:a xlink:href="https://1xbet.whoscored.com/Teams/1235/Show/Brazil-Atletico-MG" xlink:type="simple">Atletico MG, </text:a>28, DMC</text:p>
          </table:table-cell>
          <table:table-cell office:value-type="string" calcext:value-type="string">
            <text:p><text:a xlink:href="https://1xbet.whoscored.com/Players/146764/Show/Otávio" xlink:type="simple"> </text:a><text:a xlink:href="https://1xbet.whoscored.com/Teams/1235/Show/Brazil-Atletico-MG" xlink:type="simple"> </text:a></text:p>
          </table:table-cell>
          <table:table-cell office:value-type="string" calcext:value-type="string">
            <text:p>2(7)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88.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0</text:p>
          </table:table-cell>
          <table:table-cell table:formula="of:=RIGHT([.A314];LEN([.A314])-3)" office:value-type="string" office:string-value="OtávioAtletico MG, 28, DMC" calcext:value-type="string">
            <text:p>OtávioAtletico MG, 28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06285/Show/Breno-Lopes" xlink:type="simple">307Breno Lopes</text:a><text:a xlink:href="https://1xbet.whoscored.com/Teams/1234/Show/Brazil-Palmeiras" xlink:type="simple">Palmeiras, </text:a>26, AM(R)</text:p>
          </table:table-cell>
          <table:table-cell office:value-type="string" calcext:value-type="string">
            <text:p><text:a xlink:href="https://1xbet.whoscored.com/Players/406285/Show/Breno-Lopes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1(7)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74.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0</text:p>
          </table:table-cell>
          <table:table-cell table:formula="of:=RIGHT([.A315];LEN([.A315])-3)" office:value-type="string" office:string-value="Breno LopesPalmeiras, 26, AM(R)" calcext:value-type="string">
            <text:p>Breno LopesPalmeiras, 26, AM(R)</text:p>
          </table:table-cell>
        </table:table-row>
        <table:table-row table:style-name="ro2">
          <table:table-cell office:value-type="string" calcext:value-type="string">
            <text:p><text:a xlink:href="https://1xbet.whoscored.com/Players/399736/Show/Guilherme-Biro" xlink:type="simple">308Guilherme Biro</text:a><text:a xlink:href="https://1xbet.whoscored.com/Teams/1236/Show/Brazil-Coritiba" xlink:type="simple">Coritiba, </text:a>22, D(L)</text:p>
          </table:table-cell>
          <table:table-cell office:value-type="string" calcext:value-type="string">
            <text:p><text:a xlink:href="https://1xbet.whoscored.com/Players/399736/Show/Guilherme-Biro" xlink:type="simple"> </text:a><text:a xlink:href="https://1xbet.whoscored.com/Teams/1236/Show/Brazil-Coritiba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3.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30</text:p>
          </table:table-cell>
          <table:table-cell table:formula="of:=RIGHT([.A316];LEN([.A316])-3)" office:value-type="string" office:string-value="Guilherme BiroCoritiba, 22, D(L)" calcext:value-type="string">
            <text:p>Guilherme BiroCoritiba, 22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131458/Show/Léo-Cittadini" xlink:type="simple">309Léo Cittadini</text:a><text:a xlink:href="https://1xbet.whoscored.com/Teams/1243/Show/Brazil-Athletico-Paranaense" xlink:type="simple">Athletico Paranaense, </text:a>28, M(CLR)</text:p>
          </table:table-cell>
          <table:table-cell office:value-type="string" calcext:value-type="string">
            <text:p><text:a xlink:href="https://1xbet.whoscored.com/Players/131458/Show/Léo-Cittadini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2(6)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3.6</text:p>
          </table:table-cell>
          <table:table-cell office:value-type="string" calcext:value-type="string">
            <text:p>78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9</text:p>
          </table:table-cell>
          <table:table-cell table:formula="of:=RIGHT([.A317];LEN([.A317])-3)" office:value-type="string" office:string-value="Léo CittadiniAthletico Paranaense, 28, M(CLR)" calcext:value-type="string">
            <text:p>Léo CittadiniAthletico Paranaense, 28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74573/Show/André" xlink:type="simple">310André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74573/Show/André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66.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29</text:p>
          </table:table-cell>
          <table:table-cell table:formula="of:=RIGHT([.A318];LEN([.A318])-3)" office:value-type="string" office:string-value="AndréCuiaba, 31, FW" calcext:value-type="string">
            <text:p>AndréCuiaba, 31, FW</text:p>
          </table:table-cell>
        </table:table-row>
        <table:table-row table:style-name="ro1">
          <table:table-cell table:style-name="Default" table:number-columns-repeated="12"/>
          <table:table-cell table:formula="of:=RIGHT([.A319];LEN([.A319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29/Show/Rafael-Navarro" xlink:type="simple">311Rafael Navarro</text:a><text:a xlink:href="https://1xbet.whoscored.com/Teams/1234/Show/Brazil-Palmeiras" xlink:type="simple">Palmeiras, </text:a>22, FW</text:p>
          </table:table-cell>
          <table:table-cell office:value-type="string" calcext:value-type="string">
            <text:p><text:a xlink:href="https://1xbet.whoscored.com/Players/397829/Show/Rafael-Navarro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3(6)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61.4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6.29</text:p>
          </table:table-cell>
          <table:table-cell table:formula="of:=RIGHT([.A320];LEN([.A320])-3)" office:value-type="string" office:string-value="Rafael NavarroPalmeiras, 22, FW" calcext:value-type="string">
            <text:p>Rafael NavarroPalmeiras, 22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40765/Show/Henrique" xlink:type="simple">312Henrique</text:a><text:a xlink:href="https://1xbet.whoscored.com/Teams/1236/Show/Brazil-Coritiba" xlink:type="simple">Coritiba, </text:a>35, D(CR)</text:p>
          </table:table-cell>
          <table:table-cell office:value-type="string" calcext:value-type="string">
            <text:p><text:a xlink:href="https://1xbet.whoscored.com/Players/40765/Show/Henrique" xlink:type="simple"> </text:a><text:a xlink:href="https://1xbet.whoscored.com/Teams/1236/Show/Brazil-Coritiba" xlink:type="simple"> </text:a></text:p>
          </table:table-cell>
          <table:table-cell office:value-type="float" office:value="7" calcext:value-type="float">
            <text:p>7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9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9</text:p>
          </table:table-cell>
          <table:table-cell table:formula="of:=RIGHT([.A321];LEN([.A321])-3)" office:value-type="string" office:string-value="HenriqueCoritiba, 35, D(CR)" calcext:value-type="string">
            <text:p>HenriqueCoritiba, 35, D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137072/Show/Rodriguinho" xlink:type="simple">313Rodriguinho</text:a><text:a xlink:href="https://1xbet.whoscored.com/Teams/8938/Show/Brazil-Cuiaba" xlink:type="simple">Cuiaba, </text:a>34, M(CL),FW</text:p>
          </table:table-cell>
          <table:table-cell office:value-type="string" calcext:value-type="string">
            <text:p><text:a xlink:href="https://1xbet.whoscored.com/Players/137072/Show/Rodriguinho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6(5)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81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8</text:p>
          </table:table-cell>
          <table:table-cell table:formula="of:=RIGHT([.A322];LEN([.A322])-3)" office:value-type="string" office:string-value="RodriguinhoCuiaba, 34, M(CL),FW" calcext:value-type="string">
            <text:p>RodriguinhoCuiaba, 34, M(CL),FW</text:p>
          </table:table-cell>
        </table:table-row>
        <table:table-row table:style-name="ro3">
          <table:table-cell office:value-type="string" calcext:value-type="string">
            <text:p><text:a xlink:href="https://1xbet.whoscored.com/Players/337897/Show/Matheus-Peixoto" xlink:type="simple">314Matheus Peixoto</text:a><text:a xlink:href="https://1xbet.whoscored.com/Teams/7334/Show/Brazil-Ceara" xlink:type="simple">Ceara, </text:a>26, FW</text:p>
          </table:table-cell>
          <table:table-cell office:value-type="string" calcext:value-type="string">
            <text:p><text:a xlink:href="https://1xbet.whoscored.com/Players/337897/Show/Matheus-Peixot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1(4)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66.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28</text:p>
          </table:table-cell>
          <table:table-cell table:formula="of:=RIGHT([.A323];LEN([.A323])-3)" office:value-type="string" office:string-value="Matheus PeixotoCeara, 26, FW" calcext:value-type="string">
            <text:p>Matheus PeixotoCeara, 26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7417/Show/Diego" xlink:type="simple">315Diego</text:a><text:a xlink:href="https://1xbet.whoscored.com/Teams/1239/Show/Brazil-Flamengo" xlink:type="simple">Flamengo, </text:a>37, M(CLR)</text:p>
          </table:table-cell>
          <table:table-cell office:value-type="string" calcext:value-type="string">
            <text:p><text:a xlink:href="https://1xbet.whoscored.com/Players/7417/Show/Dieg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2(5)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8</text:p>
          </table:table-cell>
          <table:table-cell table:formula="of:=RIGHT([.A324];LEN([.A324])-3)" office:value-type="string" office:string-value="DiegoFlamengo, 37, M(CLR)" calcext:value-type="string">
            <text:p>DiegoFlamengo, 37, M(CLR)</text:p>
          </table:table-cell>
        </table:table-row>
        <table:table-row table:style-name="ro2">
          <table:table-cell office:value-type="string" calcext:value-type="string">
            <text:p><text:a xlink:href="https://1xbet.whoscored.com/Players/115894/Show/Lucas-Lima" xlink:type="simple">316Lucas Lima</text:a><text:a xlink:href="https://1xbet.whoscored.com/Teams/2065/Show/Brazil-Fortaleza" xlink:type="simple">Fortaleza, </text:a>32, AM(CR)</text:p>
          </table:table-cell>
          <table:table-cell office:value-type="string" calcext:value-type="string">
            <text:p><text:a xlink:href="https://1xbet.whoscored.com/Players/115894/Show/Lucas-Lima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81.4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8</text:p>
          </table:table-cell>
          <table:table-cell table:formula="of:=RIGHT([.A325];LEN([.A325])-3)" office:value-type="string" office:string-value="Lucas LimaFortaleza, 32, AM(CR)" calcext:value-type="string">
            <text:p>Lucas LimaFortaleza, 32, A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116227/Show/Léo-Baptistão" xlink:type="simple">317Léo Baptistão</text:a><text:a xlink:href="https://1xbet.whoscored.com/Teams/1241/Show/Brazil-Santos-FC" xlink:type="simple">Santos FC, </text:a>29, AM(CLR),FW</text:p>
          </table:table-cell>
          <table:table-cell office:value-type="string" calcext:value-type="string">
            <text:p><text:a xlink:href="https://1xbet.whoscored.com/Players/116227/Show/Léo-Baptistão" xlink:type="simple"> </text:a><text:a xlink:href="https://1xbet.whoscored.com/Teams/1241/Show/Brazil-Santos-FC" xlink:type="simple"> </text:a></text:p>
          </table:table-cell>
          <table:table-cell office:value-type="float" office:value="6" calcext:value-type="float">
            <text:p>6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71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8</text:p>
          </table:table-cell>
          <table:table-cell table:formula="of:=RIGHT([.A326];LEN([.A326])-3)" office:value-type="string" office:string-value="Léo BaptistãoSantos FC, 29, AM(CLR),FW" calcext:value-type="string">
            <text:p>Léo BaptistãoSantos FC, 29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01/Show/Lucas-Pires" xlink:type="simple">318Lucas Pires</text:a><text:a xlink:href="https://1xbet.whoscored.com/Teams/1241/Show/Brazil-Santos-FC" xlink:type="simple">Santos FC, </text:a>21, D(L)</text:p>
          </table:table-cell>
          <table:table-cell office:value-type="string" calcext:value-type="string">
            <text:p><text:a xlink:href="https://1xbet.whoscored.com/Players/436501/Show/Lucas-Pires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30.3</text:p>
          </table:table-cell>
          <table:table-cell office:value-type="string" calcext:value-type="string">
            <text:p>71.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8</text:p>
          </table:table-cell>
          <table:table-cell table:formula="of:=RIGHT([.A327];LEN([.A327])-3)" office:value-type="string" office:string-value="Lucas PiresSantos FC, 21, D(L)" calcext:value-type="string">
            <text:p>Lucas PiresSantos FC, 21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21/Show/Chay" xlink:type="simple">319Chay</text:a><text:a xlink:href="https://1xbet.whoscored.com/Teams/1227/Show/Brazil-Botafogo-RJ" xlink:type="simple">Botafogo RJ, </text:a>31, Forward</text:p>
          </table:table-cell>
          <table:table-cell office:value-type="string" calcext:value-type="string">
            <text:p><text:a xlink:href="https://1xbet.whoscored.com/Players/436621/Show/Chay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6.8</text:p>
          </table:table-cell>
          <table:table-cell office:value-type="string" calcext:value-type="string">
            <text:p>84.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7</text:p>
          </table:table-cell>
          <table:table-cell table:formula="of:=RIGHT([.A328];LEN([.A328])-3)" office:value-type="string" office:string-value="ChayBotafogo RJ, 31, Forward" calcext:value-type="string">
            <text:p>ChayBotafogo RJ, 31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373666/Show/Vitinho" xlink:type="simple">320Vitinho</text:a><text:a xlink:href="https://1xbet.whoscored.com/Teams/1243/Show/Brazil-Athletico-Paranaense" xlink:type="simple">Athletico Paranaense, </text:a>23, AM(L)</text:p>
          </table:table-cell>
          <table:table-cell office:value-type="string" calcext:value-type="string">
            <text:p><text:a xlink:href="https://1xbet.whoscored.com/Players/373666/Show/Vitinh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79.2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7</text:p>
          </table:table-cell>
          <table:table-cell table:formula="of:=RIGHT([.A329];LEN([.A329])-3)" office:value-type="string" office:string-value="VitinhoAthletico Paranaense, 23, AM(L)" calcext:value-type="string">
            <text:p>VitinhoAthletico Paranaense, 23, AM(L)</text:p>
          </table:table-cell>
        </table:table-row>
        <table:table-row table:style-name="ro1">
          <table:table-cell table:style-name="Default" table:number-columns-repeated="12"/>
          <table:table-cell table:formula="of:=RIGHT([.A330];LEN([.A330])-3)" office:value-type="string" office:string-value="" calcext:value-type="error">
            <text:p>Erro:502</text:p>
          </table:table-cell>
        </table:table-row>
        <table:table-row table:style-name="ro1">
          <table:table-cell table:style-name="Default" table:number-columns-repeated="12"/>
          <table:table-cell table:formula="of:=RIGHT([.A331];LEN([.A331])-3)" office:value-type="string" office:string-value="" calcext:value-type="error">
            <text:p>Erro:502</text:p>
          </table:table-cell>
        </table:table-row>
        <table:table-row table:style-name="ro2">
          <table:table-cell office:value-type="string" calcext:value-type="string">
            <text:p><text:a xlink:href="https://1xbet.whoscored.com/Players/388653/Show/Léo-Pereira" xlink:type="simple">321Léo Pereira</text:a><text:a xlink:href="https://1xbet.whoscored.com/Teams/6368/Show/Brazil-Atletico-GO" xlink:type="simple">Atletico GO, </text:a>22, AM(LR)</text:p>
          </table:table-cell>
          <table:table-cell office:value-type="string" calcext:value-type="string">
            <text:p><text:a xlink:href="https://1xbet.whoscored.com/Players/388653/Show/Léo-Pereira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3(8)</text:p>
          </table:table-cell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67.4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7</text:p>
          </table:table-cell>
          <table:table-cell table:formula="of:=RIGHT([.A332];LEN([.A332])-3)" office:value-type="string" office:string-value="Léo PereiraAtletico GO, 22, AM(LR)" calcext:value-type="string">
            <text:p>Léo PereiraAtletico GO, 22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18100/Show/Jenison" xlink:type="simple">322Jenison</text:a><text:a xlink:href="https://1xbet.whoscored.com/Teams/8938/Show/Brazil-Cuiaba" xlink:type="simple">Cuiaba, </text:a>31, FW</text:p>
          </table:table-cell>
          <table:table-cell office:value-type="string" calcext:value-type="string">
            <text:p><text:a xlink:href="https://1xbet.whoscored.com/Players/418100/Show/Jenison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1(5)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66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6</text:p>
          </table:table-cell>
          <table:table-cell table:formula="of:=RIGHT([.A333];LEN([.A333])-3)" office:value-type="string" office:string-value="JenisonCuiaba, 31, FW" calcext:value-type="string">
            <text:p>JenisonCuiaba, 31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380650/Show/Arthur-Henrique" xlink:type="simple">323Arthur Henrique</text:a><text:a xlink:href="https://1xbet.whoscored.com/Teams/6368/Show/Brazil-Atletico-GO" xlink:type="simple">Atletico GO, </text:a>28, D(L),M(L)</text:p>
          </table:table-cell>
          <table:table-cell office:value-type="string" calcext:value-type="string">
            <text:p><text:a xlink:href="https://1xbet.whoscored.com/Players/380650/Show/Arthur-Henrique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0(5)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88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6</text:p>
          </table:table-cell>
          <table:table-cell table:formula="of:=RIGHT([.A334];LEN([.A334])-3)" office:value-type="string" office:string-value="Arthur HenriqueAtletico GO, 28, D(L),M(L)" calcext:value-type="string">
            <text:p>Arthur HenriqueAtletico GO, 28, D(L),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02214/Show/Lázaro" xlink:type="simple">324Lázaro</text:a><text:a xlink:href="https://1xbet.whoscored.com/Teams/1239/Show/Brazil-Flamengo" xlink:type="simple">Flamengo, </text:a>20, Forward</text:p>
          </table:table-cell>
          <table:table-cell office:value-type="string" calcext:value-type="string">
            <text:p><text:a xlink:href="https://1xbet.whoscored.com/Players/402214/Show/Lázaro" xlink:type="simple"> </text:a><text:a xlink:href="https://1xbet.whoscored.com/Teams/1239/Show/Brazil-Flamengo" xlink:type="simple"> </text:a></text:p>
          </table:table-cell>
          <table:table-cell office:value-type="string" calcext:value-type="string">
            <text:p>3(6)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73.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6</text:p>
          </table:table-cell>
          <table:table-cell table:formula="of:=RIGHT([.A335];LEN([.A335])-3)" office:value-type="string" office:string-value="LázaroFlamengo, 20, Forward" calcext:value-type="string">
            <text:p>LázaroFlamengo, 20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428259/Show/Pablo-Maia" xlink:type="simple">325Pablo Maia</text:a><text:a xlink:href="https://1xbet.whoscored.com/Teams/1224/Show/Brazil-Sao-Paulo" xlink:type="simple">Sao Paulo, </text:a>20, DMC</text:p>
          </table:table-cell>
          <table:table-cell office:value-type="string" calcext:value-type="string">
            <text:p><text:a xlink:href="https://1xbet.whoscored.com/Players/428259/Show/Pablo-Maia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3(5)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6</text:p>
          </table:table-cell>
          <table:table-cell table:formula="of:=RIGHT([.A336];LEN([.A336])-3)" office:value-type="string" office:string-value="Pablo MaiaSao Paulo, 20, DMC" calcext:value-type="string">
            <text:p>Pablo MaiaSao Paulo, 20, DMC</text:p>
          </table:table-cell>
        </table:table-row>
        <table:table-row table:style-name="ro3">
          <table:table-cell office:value-type="string" calcext:value-type="string">
            <text:p><text:a xlink:href="https://1xbet.whoscored.com/Players/139125/Show/Zé-Roberto" xlink:type="simple">326Zé Roberto</text:a><text:a xlink:href="https://1xbet.whoscored.com/Teams/7334/Show/Brazil-Ceara" xlink:type="simple">Ceara, </text:a>28, FW</text:p>
          </table:table-cell>
          <table:table-cell office:value-type="string" calcext:value-type="string">
            <text:p><text:a xlink:href="https://1xbet.whoscored.com/Players/139125/Show/Zé-Roberto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1(4)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83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6</text:p>
          </table:table-cell>
          <table:table-cell table:formula="of:=RIGHT([.A337];LEN([.A337])-3)" office:value-type="string" office:string-value="Zé RobertoCeara, 28, FW" calcext:value-type="string">
            <text:p>Zé RobertoCeara, 28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101704/Show/Bruno-Cortez" xlink:type="simple">327Bruno Cortez</text:a><text:a xlink:href="https://1xbet.whoscored.com/Teams/4619/Show/Brazil-Avai-FC" xlink:type="simple">Avai FC, </text:a>35, D(L)</text:p>
          </table:table-cell>
          <table:table-cell office:value-type="string" calcext:value-type="string">
            <text:p><text:a xlink:href="https://1xbet.whoscored.com/Players/101704/Show/Bruno-Cortez" xlink:type="simple"> </text:a><text:a xlink:href="https://1xbet.whoscored.com/Teams/4619/Show/Brazil-Avai-FC" xlink:type="simple"> </text:a></text:p>
          </table:table-cell>
          <table:table-cell office:value-type="float" office:value="9" calcext:value-type="float">
            <text:p>9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1.6</text:p>
          </table:table-cell>
          <table:table-cell office:value-type="string" calcext:value-type="string">
            <text:p>77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5</text:p>
          </table:table-cell>
          <table:table-cell table:formula="of:=RIGHT([.A338];LEN([.A338])-3)" office:value-type="string" office:string-value="Bruno CortezAvai FC, 35, D(L)" calcext:value-type="string">
            <text:p>Bruno CortezAvai FC, 35, D(L)</text:p>
          </table:table-cell>
        </table:table-row>
        <table:table-row table:style-name="ro2">
          <table:table-cell office:value-type="string" calcext:value-type="string">
            <text:p><text:a xlink:href="https://1xbet.whoscored.com/Players/284655/Show/André-Luis" xlink:type="simple">328André Luis</text:a><text:a xlink:href="https://1xbet.whoscored.com/Teams/8938/Show/Brazil-Cuiaba" xlink:type="simple">Cuiaba, </text:a>25, AM(CR),FW</text:p>
          </table:table-cell>
          <table:table-cell office:value-type="string" calcext:value-type="string">
            <text:p><text:a xlink:href="https://1xbet.whoscored.com/Players/284655/Show/André-Luis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4(4)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79.7</text:p>
          </table:table-cell>
          <table:table-cell office:value-type="string" calcext:value-type="string">
            <text:p>0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5</text:p>
          </table:table-cell>
          <table:table-cell table:formula="of:=RIGHT([.A339];LEN([.A339])-3)" office:value-type="string" office:string-value="André LuisCuiaba, 25, AM(CR),FW" calcext:value-type="string">
            <text:p>André LuisCuiaba, 25, AM(CR),FW</text:p>
          </table:table-cell>
        </table:table-row>
        <table:table-row table:style-name="ro4">
          <table:table-cell office:value-type="string" calcext:value-type="string">
            <text:p><text:a xlink:href="https://1xbet.whoscored.com/Players/36161/Show/Luo-Guofu" xlink:type="simple">329Luo Guofu</text:a><text:a xlink:href="https://1xbet.whoscored.com/Teams/1228/Show/Brazil-America-MG" xlink:type="simple">America MG, </text:a>34, AM(LR),FW</text:p>
          </table:table-cell>
          <table:table-cell office:value-type="string" calcext:value-type="string">
            <text:p><text:a xlink:href="https://1xbet.whoscored.com/Players/36161/Show/Luo-Guofu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1.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24</text:p>
          </table:table-cell>
          <table:table-cell table:formula="of:=RIGHT([.A340];LEN([.A340])-3)" office:value-type="string" office:string-value="Luo GuofuAmerica MG, 34, AM(LR),FW" calcext:value-type="string">
            <text:p>Luo GuofuAmerica MG, 34, AM(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133808/Show/Emiliano-Rigoni" xlink:type="simple">330Emiliano Rigoni</text:a><text:a xlink:href="https://1xbet.whoscored.com/Teams/1224/Show/Brazil-Sao-Paulo" xlink:type="simple">Sao Paulo, </text:a>29, M(CLR),FW</text:p>
          </table:table-cell>
          <table:table-cell office:value-type="string" calcext:value-type="string">
            <text:p><text:a xlink:href="https://1xbet.whoscored.com/Players/133808/Show/Emiliano-Rigoni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0(5)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67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4</text:p>
          </table:table-cell>
          <table:table-cell table:formula="of:=RIGHT([.A341];LEN([.A341])-3)" office:value-type="string" office:string-value="Emiliano RigoniSao Paulo, 29, M(CLR),FW" calcext:value-type="string">
            <text:p>Emiliano RigoniSao Paulo, 29, M(CLR),FW</text:p>
          </table:table-cell>
        </table:table-row>
        <table:table-row table:style-name="ro1">
          <table:table-cell table:style-name="Default" table:number-columns-repeated="12"/>
          <table:table-cell table:formula="of:=RIGHT([.A342];LEN([.A342])-3)" office:value-type="string" office:string-value="" calcext:value-type="error">
            <text:p>Erro:502</text:p>
          </table:table-cell>
        </table:table-row>
        <table:table-row table:style-name="ro4">
          <table:table-cell office:value-type="string" calcext:value-type="string">
            <text:p><text:a xlink:href="https://1xbet.whoscored.com/Players/101772/Show/Willian" xlink:type="simple">331Willian</text:a><text:a xlink:href="https://1xbet.whoscored.com/Teams/1232/Show/Brazil-Fluminense" xlink:type="simple">Fluminense, </text:a>35, AM(CLR),FW</text:p>
          </table:table-cell>
          <table:table-cell office:value-type="string" calcext:value-type="string">
            <text:p><text:a xlink:href="https://1xbet.whoscored.com/Players/101772/Show/Willian" xlink:type="simple"> </text:a><text:a xlink:href="https://1xbet.whoscored.com/Teams/1232/Show/Brazil-Fluminense" xlink:type="simple"> </text:a></text:p>
          </table:table-cell>
          <table:table-cell office:value-type="string" calcext:value-type="string">
            <text:p>1(7)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82.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4</text:p>
          </table:table-cell>
          <table:table-cell table:formula="of:=RIGHT([.A343];LEN([.A343])-3)" office:value-type="string" office:string-value="WillianFluminense, 35, AM(CLR),FW" calcext:value-type="string">
            <text:p>WillianFluminense, 35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18688/Show/Yuri" xlink:type="simple">332Yuri</text:a><text:a xlink:href="https://1xbet.whoscored.com/Teams/1220/Show/Brazil-Juventude" xlink:type="simple">Juventude, </text:a>28, D(C),DMC</text:p>
          </table:table-cell>
          <table:table-cell office:value-type="string" calcext:value-type="string">
            <text:p><text:a xlink:href="https://1xbet.whoscored.com/Players/318688/Show/Yuri" xlink:type="simple"> </text:a><text:a xlink:href="https://1xbet.whoscored.com/Teams/1220/Show/Brazil-Juventude" xlink:type="simple"> </text:a></text:p>
          </table:table-cell>
          <table:table-cell office:value-type="float" office:value="8" calcext:value-type="float">
            <text:p>8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40.9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4</text:p>
          </table:table-cell>
          <table:table-cell table:formula="of:=RIGHT([.A344];LEN([.A344])-3)" office:value-type="string" office:string-value="YuriJuventude, 28, D(C),DMC" calcext:value-type="string">
            <text:p>YuriJuventude, 28, D(C),DMC</text:p>
          </table:table-cell>
        </table:table-row>
        <table:table-row table:style-name="ro4">
          <table:table-cell office:value-type="string" calcext:value-type="string">
            <text:p><text:a xlink:href="https://1xbet.whoscored.com/Players/101964/Show/Lucas-Piazón" xlink:type="simple">333Lucas Piazón</text:a><text:a xlink:href="https://1xbet.whoscored.com/Teams/1227/Show/Brazil-Botafogo-RJ" xlink:type="simple">Botafogo RJ, </text:a>28, AM(CLR),FW</text:p>
          </table:table-cell>
          <table:table-cell office:value-type="string" calcext:value-type="string">
            <text:p><text:a xlink:href="https://1xbet.whoscored.com/Players/101964/Show/Lucas-Piazón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4(3)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8.4</text:p>
          </table:table-cell>
          <table:table-cell office:value-type="string" calcext:value-type="string">
            <text:p>86.8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4</text:p>
          </table:table-cell>
          <table:table-cell table:formula="of:=RIGHT([.A345];LEN([.A345])-3)" office:value-type="string" office:string-value="Lucas PiazónBotafogo RJ, 28, AM(CLR),FW" calcext:value-type="string">
            <text:p>Lucas PiazónBotafogo RJ, 28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31611/Show/Gustavo-Mosquito" xlink:type="simple">334Gustavo Mosquito</text:a><text:a xlink:href="https://1xbet.whoscored.com/Teams/1237/Show/Brazil-Corinthians" xlink:type="simple">Corinthians, </text:a>24, AM(LR)</text:p>
          </table:table-cell>
          <table:table-cell office:value-type="string" calcext:value-type="string">
            <text:p><text:a xlink:href="https://1xbet.whoscored.com/Players/331611/Show/Gustavo-Mosquito" xlink:type="simple"> </text:a><text:a xlink:href="https://1xbet.whoscored.com/Teams/1237/Show/Brazil-Corinthians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79.1</text:p>
          </table:table-cell>
          <table:table-cell office:value-type="string" calcext:value-type="string">
            <text:p>0.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24</text:p>
          </table:table-cell>
          <table:table-cell table:formula="of:=RIGHT([.A346];LEN([.A346])-3)" office:value-type="string" office:string-value="Gustavo MosquitoCorinthians, 24, AM(LR)" calcext:value-type="string">
            <text:p>Gustavo MosquitoCorinthians, 24, A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504/Show/Bryan-Angulo" xlink:type="simple">335Bryan Angulo</text:a><text:a xlink:href="https://1xbet.whoscored.com/Teams/1241/Show/Brazil-Santos-FC" xlink:type="simple">Santos FC, </text:a>26, Forward</text:p>
          </table:table-cell>
          <table:table-cell office:value-type="string" calcext:value-type="string">
            <text:p><text:a xlink:href="https://1xbet.whoscored.com/Players/436504/Show/Bryan-Angulo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2(6)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3</text:p>
          </table:table-cell>
          <table:table-cell table:formula="of:=RIGHT([.A347];LEN([.A347])-3)" office:value-type="string" office:string-value="Bryan AnguloSantos FC, 26, Forward" calcext:value-type="string">
            <text:p>Bryan AnguloSantos FC, 26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318247/Show/Matheusinho" xlink:type="simple">336Matheusinho</text:a><text:a xlink:href="https://1xbet.whoscored.com/Teams/1228/Show/Brazil-America-MG" xlink:type="simple">America MG, </text:a>24, AM(CR)</text:p>
          </table:table-cell>
          <table:table-cell office:value-type="string" calcext:value-type="string">
            <text:p><text:a xlink:href="https://1xbet.whoscored.com/Players/318247/Show/Matheusinho" xlink:type="simple"> </text:a><text:a xlink:href="https://1xbet.whoscored.com/Teams/1228/Show/Brazil-America-MG" xlink:type="simple"> </text:a></text:p>
          </table:table-cell>
          <table:table-cell office:value-type="string" calcext:value-type="string">
            <text:p>2(5)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85.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3</text:p>
          </table:table-cell>
          <table:table-cell table:formula="of:=RIGHT([.A348];LEN([.A348])-3)" office:value-type="string" office:string-value="MatheusinhoAmerica MG, 24, AM(CR)" calcext:value-type="string">
            <text:p>MatheusinhoAmerica MG, 24, A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318676/Show/Marlon-Freitas" xlink:type="simple">337Marlon Freitas</text:a><text:a xlink:href="https://1xbet.whoscored.com/Teams/6368/Show/Brazil-Atletico-GO" xlink:type="simple">Atletico GO, </text:a>27, DMC</text:p>
          </table:table-cell>
          <table:table-cell office:value-type="string" calcext:value-type="string">
            <text:p><text:a xlink:href="https://1xbet.whoscored.com/Players/318676/Show/Marlon-Freitas" xlink:type="simple"> </text:a><text:a xlink:href="https://1xbet.whoscored.com/Teams/6368/Show/Brazil-Atletico-GO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53.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.23</text:p>
          </table:table-cell>
          <table:table-cell table:formula="of:=RIGHT([.A349];LEN([.A349])-3)" office:value-type="string" office:string-value="Marlon FreitasAtletico GO, 27, DMC" calcext:value-type="string">
            <text:p>Marlon FreitasAtletico GO, 27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438910/Show/Bruno-Oliveira" xlink:type="simple">338Bruno Oliveira</text:a><text:a xlink:href="https://1xbet.whoscored.com/Teams/1241/Show/Brazil-Santos-FC" xlink:type="simple">Santos FC, </text:a>24, Midfielder</text:p>
          </table:table-cell>
          <table:table-cell office:value-type="string" calcext:value-type="string">
            <text:p><text:a xlink:href="https://1xbet.whoscored.com/Players/438910/Show/Bruno-Oliveira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1(5)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88.9</text:p>
          </table:table-cell>
          <table:table-cell table:number-columns-repeated="2"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3</text:p>
          </table:table-cell>
          <table:table-cell table:formula="of:=RIGHT([.A350];LEN([.A350])-3)" office:value-type="string" office:string-value="Bruno OliveiraSantos FC, 24, Midfielder" calcext:value-type="string">
            <text:p>Bruno OliveiraSantos FC, 24, Midfielder</text:p>
          </table:table-cell>
        </table:table-row>
        <table:table-row table:style-name="ro4">
          <table:table-cell office:value-type="string" calcext:value-type="string">
            <text:p><text:a xlink:href="https://1xbet.whoscored.com/Players/280246/Show/Carlos-Eduardo" xlink:type="simple">339Carlos Eduardo</text:a><text:a xlink:href="https://1xbet.whoscored.com/Teams/5438/Show/Brazil-Red-Bull-Bragantino" xlink:type="simple">Red Bull Bragantino, </text:a>25, AM(CLR),FW</text:p>
          </table:table-cell>
          <table:table-cell office:value-type="string" calcext:value-type="string">
            <text:p><text:a xlink:href="https://1xbet.whoscored.com/Players/280246/Show/Carlos-Eduard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1(6)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71.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3</text:p>
          </table:table-cell>
          <table:table-cell table:formula="of:=RIGHT([.A351];LEN([.A351])-3)" office:value-type="string" office:string-value="Carlos EduardoRed Bull Bragantino, 25, AM(CLR),FW" calcext:value-type="string">
            <text:p>Carlos EduardoRed Bull Bragantino, 25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63134/Show/Rodrigo-Freitas" xlink:type="simple">341Rodrigo Freitas</text:a><text:a xlink:href="https://1xbet.whoscored.com/Teams/4619/Show/Brazil-Avai-FC" xlink:type="simple">Avai FC, </text:a>24, D(C)</text:p>
          </table:table-cell>
          <table:table-cell office:value-type="string" calcext:value-type="string">
            <text:p><text:a xlink:href="https://1xbet.whoscored.com/Players/363134/Show/Rodrigo-Freitas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6.8</text:p>
          </table:table-cell>
          <table:table-cell office:value-type="string" calcext:value-type="string">
            <text:p>82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2</text:p>
          </table:table-cell>
          <table:table-cell table:formula="of:=RIGHT([.A352];LEN([.A352])-3)" office:value-type="string" office:string-value="Rodrigo FreitasAvai FC, 24, D(C)" calcext:value-type="string">
            <text:p>Rodrigo FreitasAvai FC, 24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436652/Show/Dentinho" xlink:type="simple">342Dentinho</text:a><text:a xlink:href="https://1xbet.whoscored.com/Teams/4619/Show/Brazil-Avai-FC" xlink:type="simple">Avai FC, </text:a>25, Forward</text:p>
          </table:table-cell>
          <table:table-cell office:value-type="string" calcext:value-type="string">
            <text:p><text:a xlink:href="https://1xbet.whoscored.com/Players/436652/Show/Dentinho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1(5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81.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21</text:p>
          </table:table-cell>
          <table:table-cell table:formula="of:=RIGHT([.A353];LEN([.A353])-3)" office:value-type="string" office:string-value="DentinhoAvai FC, 25, Forward" calcext:value-type="string">
            <text:p>DentinhoAvai FC, 25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283835/Show/Matheus-Vargas" xlink:type="simple">343Matheus Vargas</text:a><text:a xlink:href="https://1xbet.whoscored.com/Teams/2065/Show/Brazil-Fortaleza" xlink:type="simple">Fortaleza, </text:a>26, M(C)</text:p>
          </table:table-cell>
          <table:table-cell office:value-type="string" calcext:value-type="string">
            <text:p><text:a xlink:href="https://1xbet.whoscored.com/Players/283835/Show/Matheus-Vargas" xlink:type="simple"> </text:a><text:a xlink:href="https://1xbet.whoscored.com/Teams/2065/Show/Brazil-Fortaleza" xlink:type="simple"> </text:a></text:p>
          </table:table-cell>
          <table:table-cell office:value-type="string" calcext:value-type="string">
            <text:p>3(4)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7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1</text:p>
          </table:table-cell>
          <table:table-cell table:formula="of:=RIGHT([.A354];LEN([.A354])-3)" office:value-type="string" office:string-value="Matheus VargasFortaleza, 26, M(C)" calcext:value-type="string">
            <text:p>Matheus VargasFortaleza, 26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86677/Show/Luciano-Castán" xlink:type="simple">344Luciano Castán</text:a><text:a xlink:href="https://1xbet.whoscored.com/Teams/1236/Show/Brazil-Coritiba" xlink:type="simple">Coritiba, </text:a>32, D(C)</text:p>
          </table:table-cell>
          <table:table-cell office:value-type="string" calcext:value-type="string">
            <text:p><text:a xlink:href="https://1xbet.whoscored.com/Players/86677/Show/Luciano-Castán" xlink:type="simple"> </text:a><text:a xlink:href="https://1xbet.whoscored.com/Teams/1236/Show/Brazil-Coritiba" xlink:type="simple"> </text:a>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0.4</text:p>
          </table:table-cell>
          <table:table-cell office:value-type="string" calcext:value-type="string">
            <text:p>86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1</text:p>
          </table:table-cell>
          <table:table-cell table:formula="of:=RIGHT([.A355];LEN([.A355])-3)" office:value-type="string" office:string-value="Luciano CastánCoritiba, 32, D(C)" calcext:value-type="string">
            <text:p>Luciano CastánCoritiba, 32, D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97505/Show/Bruno-Praxedes" xlink:type="simple">345Bruno Praxedes</text:a><text:a xlink:href="https://1xbet.whoscored.com/Teams/5438/Show/Brazil-Red-Bull-Bragantino" xlink:type="simple">Red Bull Bragantino, </text:a>20, M(C)</text:p>
          </table:table-cell>
          <table:table-cell office:value-type="string" calcext:value-type="string">
            <text:p><text:a xlink:href="https://1xbet.whoscored.com/Players/397505/Show/Bruno-Praxedes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4(2)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81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21</text:p>
          </table:table-cell>
          <table:table-cell table:formula="of:=RIGHT([.A356];LEN([.A356])-3)" office:value-type="string" office:string-value="Bruno PraxedesRed Bull Bragantino, 20, M(C)" calcext:value-type="string">
            <text:p>Bruno PraxedesRed Bull Bragantino, 20, M(C)</text:p>
          </table:table-cell>
        </table:table-row>
        <table:table-row table:style-name="ro2">
          <table:table-cell office:value-type="string" calcext:value-type="string">
            <text:p><text:a xlink:href="https://1xbet.whoscored.com/Players/328362/Show/Wesley" xlink:type="simple">346Wesley</text:a><text:a xlink:href="https://1xbet.whoscored.com/Teams/1219/Show/Brazil-Internacional" xlink:type="simple">Internacional, </text:a>25, FW</text:p>
          </table:table-cell>
          <table:table-cell office:value-type="string" calcext:value-type="string">
            <text:p><text:a xlink:href="https://1xbet.whoscored.com/Players/328362/Show/Wesley" xlink:type="simple"> </text:a><text:a xlink:href="https://1xbet.whoscored.com/Teams/1219/Show/Brazil-Internacional" xlink:type="simple"> </text:a></text:p>
          </table:table-cell>
          <table:table-cell office:value-type="string" calcext:value-type="string">
            <text:p>3(2)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70.7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6.19</text:p>
          </table:table-cell>
          <table:table-cell table:formula="of:=RIGHT([.A357];LEN([.A357])-3)" office:value-type="string" office:string-value="WesleyInternacional, 25, FW" calcext:value-type="string">
            <text:p>WesleyInternacional, 25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439220/Show/Luan-Dias" xlink:type="simple">347Luan Dias</text:a><text:a xlink:href="https://1xbet.whoscored.com/Teams/1218/Show/Brazil-Goias" xlink:type="simple">Goias, </text:a>25, Forward</text:p>
          </table:table-cell>
          <table:table-cell office:value-type="string" calcext:value-type="string">
            <text:p><text:a xlink:href="https://1xbet.whoscored.com/Players/439220/Show/Luan-Dias" xlink:type="simple"> </text:a><text:a xlink:href="https://1xbet.whoscored.com/Teams/1218/Show/Brazil-Goias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83.8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8</text:p>
          </table:table-cell>
          <table:table-cell table:formula="of:=RIGHT([.A358];LEN([.A358])-3)" office:value-type="string" office:string-value="Luan DiasGoias, 25, Forward" calcext:value-type="string">
            <text:p>Luan DiasGoias, 25, Forward</text:p>
          </table:table-cell>
        </table:table-row>
        <table:table-row table:style-name="ro2">
          <table:table-cell office:value-type="string" calcext:value-type="string">
            <text:p><text:a xlink:href="https://1xbet.whoscored.com/Players/397828/Show/Matheus-Nascimento" xlink:type="simple">348Matheus Nascimento</text:a><text:a xlink:href="https://1xbet.whoscored.com/Teams/1227/Show/Brazil-Botafogo-RJ" xlink:type="simple">Botafogo RJ, </text:a>18, FW</text:p>
          </table:table-cell>
          <table:table-cell office:value-type="string" calcext:value-type="string">
            <text:p><text:a xlink:href="https://1xbet.whoscored.com/Players/397828/Show/Matheus-Nascimento" xlink:type="simple"> </text:a><text:a xlink:href="https://1xbet.whoscored.com/Teams/1227/Show/Brazil-Botafogo-RJ" xlink:type="simple"> </text:a></text:p>
          </table:table-cell>
          <table:table-cell office:value-type="string" calcext:value-type="string">
            <text:p>2(6)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66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8</text:p>
          </table:table-cell>
          <table:table-cell table:formula="of:=RIGHT([.A359];LEN([.A359])-3)" office:value-type="string" office:string-value="Matheus NascimentoBotafogo RJ, 18, FW" calcext:value-type="string">
            <text:p>Matheus NascimentoBotafogo RJ, 18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410598/Show/Geovane" xlink:type="simple">349Geovane</text:a><text:a xlink:href="https://1xbet.whoscored.com/Teams/7334/Show/Brazil-Ceara" xlink:type="simple">Ceara, </text:a>23, DMC</text:p>
          </table:table-cell>
          <table:table-cell office:value-type="string" calcext:value-type="string">
            <text:p><text:a xlink:href="https://1xbet.whoscored.com/Players/410598/Show/Geovane" xlink:type="simple"> </text:a><text:a xlink:href="https://1xbet.whoscored.com/Teams/7334/Show/Brazil-Ceara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8</text:p>
          </table:table-cell>
          <table:table-cell table:formula="of:=RIGHT([.A360];LEN([.A360])-3)" office:value-type="string" office:string-value="GeovaneCeara, 23, DMC" calcext:value-type="string">
            <text:p>GeovaneCeara, 23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37973/Show/Marcão-Silva" xlink:type="simple">350Marcão Silva</text:a><text:a xlink:href="https://1xbet.whoscored.com/Teams/8938/Show/Brazil-Cuiaba" xlink:type="simple">Cuiaba, </text:a>31, DMC</text:p>
          </table:table-cell>
          <table:table-cell office:value-type="string" calcext:value-type="string">
            <text:p><text:a xlink:href="https://1xbet.whoscored.com/Players/337973/Show/Marcão-Silva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2(6)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88.9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18</text:p>
          </table:table-cell>
          <table:table-cell table:formula="of:=RIGHT([.A361];LEN([.A361])-3)" office:value-type="string" office:string-value="Marcão SilvaCuiaba, 31, DMC" calcext:value-type="string">
            <text:p>Marcão SilvaCuiaba, 31, DMC</text:p>
          </table:table-cell>
        </table:table-row>
        <table:table-row table:style-name="ro1">
          <table:table-cell table:style-name="Default" table:number-columns-repeated="12"/>
          <table:table-cell table:formula="of:=RIGHT([.A362];LEN([.A362])-3)" office:value-type="string" office:string-value="" calcext:value-type="error">
            <text:p>Erro:502</text:p>
          </table:table-cell>
        </table:table-row>
        <table:table-row table:style-name="ro4">
          <table:table-cell office:value-type="string" calcext:value-type="string">
            <text:p><text:a xlink:href="https://1xbet.whoscored.com/Players/337301/Show/Shaylon" xlink:type="simple">351Shaylon</text:a><text:a xlink:href="https://1xbet.whoscored.com/Teams/6368/Show/Brazil-Atletico-GO" xlink:type="simple">Atletico GO, </text:a>25, D(R),M(CR)</text:p>
          </table:table-cell>
          <table:table-cell office:value-type="string" calcext:value-type="string">
            <text:p><text:a xlink:href="https://1xbet.whoscored.com/Players/337301/Show/Shaylon" xlink:type="simple"> </text:a><text:a xlink:href="https://1xbet.whoscored.com/Teams/6368/Show/Brazil-Atletico-GO" xlink:type="simple"> </text:a></text:p>
          </table:table-cell>
          <table:table-cell office:value-type="string" calcext:value-type="string">
            <text:p>3(5)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87.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8</text:p>
          </table:table-cell>
          <table:table-cell table:formula="of:=RIGHT([.A363];LEN([.A363])-3)" office:value-type="string" office:string-value="ShaylonAtletico GO, 25, D(R),M(CR)" calcext:value-type="string">
            <text:p>ShaylonAtletico GO, 25, D(R),M(CR)</text:p>
          </table:table-cell>
        </table:table-row>
        <table:table-row table:style-name="ro2">
          <table:table-cell office:value-type="string" calcext:value-type="string">
            <text:p><text:a xlink:href="https://1xbet.whoscored.com/Players/355113/Show/Eduard-Atuesta" xlink:type="simple">352Eduard Atuesta</text:a><text:a xlink:href="https://1xbet.whoscored.com/Teams/1234/Show/Brazil-Palmeiras" xlink:type="simple">Palmeiras, </text:a>25, DMC</text:p>
          </table:table-cell>
          <table:table-cell office:value-type="string" calcext:value-type="string">
            <text:p><text:a xlink:href="https://1xbet.whoscored.com/Players/355113/Show/Eduard-Atuesta" xlink:type="simple"> </text:a><text:a xlink:href="https://1xbet.whoscored.com/Teams/1234/Show/Brazil-Palmeiras" xlink:type="simple"> </text:a></text:p>
          </table:table-cell>
          <table:table-cell office:value-type="string" calcext:value-type="string">
            <text:p>0(6)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82.1</text:p>
          </table:table-cell>
          <table:table-cell table:number-columns-repeated="2"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7</text:p>
          </table:table-cell>
          <table:table-cell table:formula="of:=RIGHT([.A364];LEN([.A364])-3)" office:value-type="string" office:string-value="Eduard AtuestaPalmeiras, 25, DMC" calcext:value-type="string">
            <text:p>Eduard AtuestaPalmeiras, 25, DMC</text:p>
          </table:table-cell>
        </table:table-row>
        <table:table-row table:style-name="ro2">
          <table:table-cell office:value-type="string" calcext:value-type="string">
            <text:p><text:a xlink:href="https://1xbet.whoscored.com/Players/337880/Show/Marcinho" xlink:type="simple">353Marcinho</text:a><text:a xlink:href="https://1xbet.whoscored.com/Teams/4619/Show/Brazil-Avai-FC" xlink:type="simple">Avai FC, </text:a>27, M(LR)</text:p>
          </table:table-cell>
          <table:table-cell office:value-type="string" calcext:value-type="string">
            <text:p><text:a xlink:href="https://1xbet.whoscored.com/Players/337880/Show/Marcinho" xlink:type="simple"> </text:a><text:a xlink:href="https://1xbet.whoscored.com/Teams/4619/Show/Brazil-Avai-FC" xlink:type="simple"> </text:a></text:p>
          </table:table-cell>
          <table:table-cell office:value-type="string" calcext:value-type="string">
            <text:p>1(4)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86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6</text:p>
          </table:table-cell>
          <table:table-cell table:formula="of:=RIGHT([.A365];LEN([.A365])-3)" office:value-type="string" office:string-value="MarcinhoAvai FC, 27, M(LR)" calcext:value-type="string">
            <text:p>MarcinhoAvai FC, 27, M(LR)</text:p>
          </table:table-cell>
        </table:table-row>
        <table:table-row table:style-name="ro2">
          <table:table-cell office:value-type="string" calcext:value-type="string">
            <text:p><text:a xlink:href="https://1xbet.whoscored.com/Players/74692/Show/Ricardo-Goulart" xlink:type="simple">354Ricardo Goulart</text:a><text:a xlink:href="https://1xbet.whoscored.com/Teams/1241/Show/Brazil-Santos-FC" xlink:type="simple">Santos FC, </text:a>31, AM(CR),FW</text:p>
          </table:table-cell>
          <table:table-cell office:value-type="string" calcext:value-type="string">
            <text:p><text:a xlink:href="https://1xbet.whoscored.com/Players/74692/Show/Ricardo-Goulart" xlink:type="simple"> </text:a><text:a xlink:href="https://1xbet.whoscored.com/Teams/1241/Show/Brazil-Santos-FC" xlink:type="simple"> </text:a></text:p>
          </table:table-cell>
          <table:table-cell office:value-type="string" calcext:value-type="string">
            <text:p>3(3)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4.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6</text:p>
          </table:table-cell>
          <table:table-cell table:formula="of:=RIGHT([.A366];LEN([.A366])-3)" office:value-type="string" office:string-value="Ricardo GoulartSantos FC, 31, AM(CR),FW" calcext:value-type="string">
            <text:p>Ricardo GoulartSantos FC, 31, AM(C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363561/Show/Jan-Hurtado" xlink:type="simple">355Jan Hurtado</text:a><text:a xlink:href="https://1xbet.whoscored.com/Teams/5438/Show/Brazil-Red-Bull-Bragantino" xlink:type="simple">Red Bull Bragantino, </text:a>22, FW</text:p>
          </table:table-cell>
          <table:table-cell office:value-type="string" calcext:value-type="string">
            <text:p><text:a xlink:href="https://1xbet.whoscored.com/Players/363561/Show/Jan-Hurtado" xlink:type="simple"> </text:a><text:a xlink:href="https://1xbet.whoscored.com/Teams/5438/Show/Brazil-Red-Bull-Bragantino" xlink:type="simple"> </text:a></text:p>
          </table:table-cell>
          <table:table-cell office:value-type="string" calcext:value-type="string">
            <text:p>6(1)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9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6.16</text:p>
          </table:table-cell>
          <table:table-cell table:formula="of:=RIGHT([.A367];LEN([.A367])-3)" office:value-type="string" office:string-value="Jan HurtadoRed Bull Bragantino, 22, FW" calcext:value-type="string">
            <text:p>Jan HurtadoRed Bull Bragantino, 22, FW</text:p>
          </table:table-cell>
        </table:table-row>
        <table:table-row table:style-name="ro2">
          <table:table-cell office:value-type="string" calcext:value-type="string">
            <text:p><text:a xlink:href="https://1xbet.whoscored.com/Players/416788/Show/Felipe-Marques" xlink:type="simple">356Felipe Marques</text:a><text:a xlink:href="https://1xbet.whoscored.com/Teams/8938/Show/Brazil-Cuiaba" xlink:type="simple">Cuiaba, </text:a>32, AM(L)</text:p>
          </table:table-cell>
          <table:table-cell office:value-type="string" calcext:value-type="string">
            <text:p><text:a xlink:href="https://1xbet.whoscored.com/Players/416788/Show/Felipe-Marques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4(5)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79.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5</text:p>
          </table:table-cell>
          <table:table-cell table:formula="of:=RIGHT([.A368];LEN([.A368])-3)" office:value-type="string" office:string-value="Felipe MarquesCuiaba, 32, AM(L)" calcext:value-type="string">
            <text:p>Felipe MarquesCuiaba, 32, AM(L)</text:p>
          </table:table-cell>
        </table:table-row>
        <table:table-row table:style-name="ro2">
          <table:table-cell office:value-type="string" calcext:value-type="string">
            <text:p><text:a xlink:href="https://1xbet.whoscored.com/Players/41230/Show/William-Matheus" xlink:type="simple">357William Matheus</text:a><text:a xlink:href="https://1xbet.whoscored.com/Teams/1220/Show/Brazil-Juventude" xlink:type="simple">Juventude, </text:a>32, D(L),M(L)</text:p>
          </table:table-cell>
          <table:table-cell office:value-type="string" calcext:value-type="string">
            <text:p><text:a xlink:href="https://1xbet.whoscored.com/Players/41230/Show/William-Matheus" xlink:type="simple"> </text:a><text:a xlink:href="https://1xbet.whoscored.com/Teams/1220/Show/Brazil-Juventude" xlink:type="simple"> </text:a></text:p>
          </table:table-cell>
          <table:table-cell office:value-type="string" calcext:value-type="string">
            <text:p>5(1)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75.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5</text:p>
          </table:table-cell>
          <table:table-cell table:formula="of:=RIGHT([.A369];LEN([.A369])-3)" office:value-type="string" office:string-value="William MatheusJuventude, 32, D(L),M(L)" calcext:value-type="string">
            <text:p>William MatheusJuventude, 32, D(L),M(L)</text:p>
          </table:table-cell>
        </table:table-row>
        <table:table-row table:style-name="ro4">
          <table:table-cell office:value-type="string" calcext:value-type="string">
            <text:p><text:a xlink:href="https://1xbet.whoscored.com/Players/77883/Show/Marcelo" xlink:type="simple">358Marcelo</text:a><text:a xlink:href="https://1xbet.whoscored.com/Teams/1243/Show/Brazil-Athletico-Paranaense" xlink:type="simple">Athletico Paranaense, </text:a>30, AM(CR),FW</text:p>
          </table:table-cell>
          <table:table-cell office:value-type="string" calcext:value-type="string">
            <text:p><text:a xlink:href="https://1xbet.whoscored.com/Players/77883/Show/Marcelo" xlink:type="simple"> </text:a><text:a xlink:href="https://1xbet.whoscored.com/Teams/1243/Show/Brazil-Athletico-Paranaense" xlink:type="simple"> </text:a></text:p>
          </table:table-cell>
          <table:table-cell office:value-type="string" calcext:value-type="string">
            <text:p>2(4)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14</text:p>
          </table:table-cell>
          <table:table-cell table:formula="of:=RIGHT([.A370];LEN([.A370])-3)" office:value-type="string" office:string-value="MarceloAthletico Paranaense, 30, AM(CR),FW" calcext:value-type="string">
            <text:p>MarceloAthletico Paranaense, 30, AM(C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22377/Show/Éder" xlink:type="simple">359Éder</text:a><text:a xlink:href="https://1xbet.whoscored.com/Teams/1224/Show/Brazil-Sao-Paulo" xlink:type="simple">Sao Paulo, </text:a>35, AM(CLR),FW</text:p>
          </table:table-cell>
          <table:table-cell office:value-type="string" calcext:value-type="string">
            <text:p><text:a xlink:href="https://1xbet.whoscored.com/Players/22377/Show/Éder" xlink:type="simple"> </text:a><text:a xlink:href="https://1xbet.whoscored.com/Teams/1224/Show/Brazil-Sao-Paulo" xlink:type="simple"> </text:a></text:p>
          </table:table-cell>
          <table:table-cell office:value-type="string" calcext:value-type="string">
            <text:p>1(9)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4</text:p>
          </table:table-cell>
          <table:table-cell table:formula="of:=RIGHT([.A371];LEN([.A371])-3)" office:value-type="string" office:string-value="ÉderSao Paulo, 35, AM(CLR),FW" calcext:value-type="string">
            <text:p>ÉderSao Paulo, 35, AM(CLR),FW</text:p>
          </table:table-cell>
        </table:table-row>
        <table:table-row table:style-name="ro2">
          <table:table-cell office:value-type="string" calcext:value-type="string">
            <text:p><text:a xlink:href="https://1xbet.whoscored.com/Players/82123/Show/Paulão" xlink:type="simple">360Paulão</text:a><text:a xlink:href="https://1xbet.whoscored.com/Teams/8938/Show/Brazil-Cuiaba" xlink:type="simple">Cuiaba, </text:a>36, D(C)</text:p>
          </table:table-cell>
          <table:table-cell office:value-type="string" calcext:value-type="string">
            <text:p><text:a xlink:href="https://1xbet.whoscored.com/Players/82123/Show/Paulão" xlink:type="simple"> </text:a><text:a xlink:href="https://1xbet.whoscored.com/Teams/8938/Show/Brazil-Cuiaba" xlink:type="simple"> </text:a></text:p>
          </table:table-cell>
          <table:table-cell office:value-type="string" calcext:value-type="string">
            <text:p>2(3)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85.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.14</text:p>
          </table:table-cell>
          <table:table-cell table:formula="of:=RIGHT([.A372];LEN([.A372])-3)" office:value-type="string" office:string-value="PaulãoCuiaba, 36, D(C)" calcext:value-type="string">
            <text:p>PaulãoCuiaba, 36, D(C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22:47:08.696495078</meta:creation-date>
    <dc:date>2022-08-16T10:59:41.813858123</dc:date>
    <meta:editing-duration>PT16M46S</meta:editing-duration>
    <meta:editing-cycles>4</meta:editing-cycles>
    <meta:generator>LibreOffice/7.3.4.2$Linux_X86_64 LibreOffice_project/30$Build-2</meta:generator>
    <meta:document-statistic meta:table-count="1" meta:cell-count="4571" meta:object-count="0"/>
  </office:meta>
</office:document-meta>
</file>